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200000216000002D1527F270A.eps"/>
  <manifest:file-entry manifest:media-type="" manifest:full-path="Pictures/2000000200000216000002D1ABAC42D3.eps"/>
  <manifest:file-entry manifest:media-type="" manifest:full-path="Pictures/2000000200000216000002D13C0F72F2.eps"/>
  <manifest:file-entry manifest:media-type="" manifest:full-path="Pictures/2000000200000216000002D10D6CE532.eps"/>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 New" svg:font-family="'Courier New'"/>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yle-1">
      <style:paragraph-properties fo:margin-left="0cm" fo:margin-right="0cm" fo:margin-top="0cm" fo:margin-bottom="0cm" fo:line-height="100%" fo:text-align="center" style:justify-single-word="false" fo:text-indent="0cm" style:auto-text-indent="false"/>
    </style:style>
    <style:style style:name="P2" style:family="paragraph" style:parent-style-name="Style-2">
      <style:paragraph-properties fo:margin-left="0cm" fo:margin-right="0cm" fo:margin-top="0cm" fo:margin-bottom="0cm" fo:line-height="100%" fo:text-align="start" style:justify-single-word="false" fo:text-indent="0cm" style:auto-text-indent="fals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Footer">
      <style:paragraph-properties fo:text-align="center" style:justify-single-word="false"/>
    </style:style>
    <style:style style:name="P6" style:family="paragraph" style:parent-style-name="Text_20_body">
      <style:paragraph-properties fo:margin-left="1.27cm" fo:margin-right="0cm" fo:line-height="100%" fo:text-indent="0cm" style:auto-text-indent="false"/>
    </style:style>
    <style:style style:name="P7" style:family="paragraph">
      <style:paragraph-properties fo:break-before="page"/>
    </style:style>
    <style:style style:name="P8" style:family="paragraph" style:parent-style-name="Text_20_body">
      <style:paragraph-properties fo:break-before="page"/>
    </style:style>
    <style:style style:name="P9" style:family="paragraph" style:parent-style-name="Text_20_body" style:master-page-name="Standard">
      <style:paragraph-properties style:page-number="27"/>
    </style:style>
    <style:style style:name="P10" style:family="paragraph" style:parent-style-name="Style-1" style:master-page-name="Index">
      <style:paragraph-properties fo:margin-left="0cm" fo:margin-right="0cm" fo:margin-top="0cm" fo:margin-bottom="0cm" fo:line-height="100%" fo:text-align="center" style:justify-single-word="false" fo:text-indent="0cm" style:auto-text-indent="false" style:page-number="auto"/>
    </style:style>
    <style:style style:name="P11" style:family="paragraph" style:parent-style-name="Style-2">
      <style:paragraph-properties fo:margin-left="0cm" fo:margin-right="0cm" fo:margin-top="0cm" fo:margin-bottom="0cm" fo:line-height="100%" fo:text-align="start" style:justify-single-word="false" fo:text-indent="0cm" style:auto-text-indent="false"/>
    </style:style>
    <style:style style:name="P12" style:family="paragraph" style:parent-style-name="Standard" style:master-page-name="Standard">
      <style:paragraph-properties style:page-number="1"/>
    </style:style>
    <style:style style:name="P13" style:family="paragraph" style:parent-style-name="Heading_20_2">
      <style:paragraph-properties fo:margin-left="0.76cm" fo:margin-right="0cm" fo:text-indent="0cm" style:auto-text-indent="false"/>
    </style:style>
    <style:style style:name="T1" style:family="text">
      <style:text-properties fo:color="#000000" style:text-line-through-styl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T2" style:family="text">
      <style:text-properties fo:color="#000000" style:text-line-through-style="none" style:font-name="Times New Roman" fo:font-size="13pt" fo:font-style="normal" style:text-underline-style="none" fo:font-weight="normal" style:font-name-asian="Times New Roman" style:font-size-asian="13pt" style:font-style-asian="normal" style:font-weight-asian="normal" style:font-name-complex="Times New Roman" style:font-size-complex="13pt" style:font-style-complex="normal" style:font-weight-complex="normal"/>
    </style:style>
    <style:style style:name="T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4" style:family="text">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5" style:family="text">
      <style:text-properties fo:color="#000000" style:text-line-through-style="none" style:font-name="Times New Roman" fo:font-size="12pt" fo:font-style="italic"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style>
    <style:style style:name="T6" style:family="text">
      <style:text-properties fo:color="#000000" style:text-line-through-style="none" style:font-name="Arial" fo:font-size="16pt"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7"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8" style:family="text">
      <style:text-properties fo:color="#000000" style:text-line-through-style="none" style:font-name="Courier New" fo:font-size="12pt"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9" style:family="text">
      <style:text-properties fo:color="#000000" style:text-line-through-style="none"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
      <text:p text:style-name="P1"/>
      <text:p text:style-name="P1"/>
      <text:p text:style-name="P1"/>
      <text:p text:style-name="P1"/>
      <text:p text:style-name="P1"/>
      <text:p text:style-name="P1"/>
      <text:p text:style-name="P1"/>
      <text:p text:style-name="P1"><text:span text:style-name="Default_20_Paragraph_20_Font"><text:span text:style-name="T1">TRABALHO DE SIMULAÇÃO</text:spa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Default_20_Paragraph_20_Font"><text:span text:style-name="T2">Alunos:</text:span></text:span></text:p>
      <text:p text:style-name="P2"/>
      <text:p text:style-name="P2"><text:span text:style-name="Default_20_Paragraph_20_Font"><text:span text:style-name="T2">Bruno Bottino Ferreira</text:span></text:span></text:p>
      <text:p text:style-name="P2"><text:span text:style-name="Default_20_Paragraph_20_Font"><text:span text:style-name="T2">Denilson Figueiredo de Sá</text:span></text:span></text:p>
      <text:p text:style-name="P2"><text:span text:style-name="Default_20_Paragraph_20_Font"><text:span text:style-name="T2">Pedro Mendonça Pinto Rocha</text:span></text:span></text:p>
      <text:p text:style-name="P2"/>
      <text:p text:style-name="P2"/>
      <text:p text:style-name="P2"/>
      <text:p text:style-name="P2"><text:span text:style-name="Default_20_Paragraph_20_Font"><text:span text:style-name="T2">Todos os componentes do grupo participaram ativamente da definição do funcionamento do simulador, da implementação do código e da realização do relatório, através de reuniões periódicas, tanto presenciais quanto virtuais.</text:span></text:span></text:p>
      <text:p text:style-name="P8"/>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umário</text:p>
          </text:index-title>
          <text:p text:style-name="P3">Introdução<text:tab/>1</text:p>
          <text:p text:style-name="P4">Funcionamento geral do simulador<text:tab/>1</text:p>
          <text:p text:style-name="P4">Especificações de desenvolvimento e execução<text:tab/>1</text:p>
          <text:p text:style-name="P4">Métodos de geração de estatísticas e variáveis aleatórias<text:tab/>2</text:p>
          <text:p text:style-name="P4">Tipos de Eventos e Fila de Eventos<text:tab/>2</text:p>
          <text:p text:style-name="P4">Estruturas internas utilizadas<text:tab/>4</text:p>
          <text:p text:style-name="P4">Escolha dos parâmetros<text:tab/>4</text:p>
          <text:p text:style-name="P4">Especificação da máquina<text:tab/>5</text:p>
          <text:p text:style-name="P3">Teste de correção <text:tab/>6</text:p>
          <text:p text:style-name="P4">Uma máquina a 8Mbps<text:tab/>6</text:p>
          <text:p text:style-name="P4">Uma máquina a 4Mbps<text:tab/>6</text:p>
          <text:p text:style-name="P4">Duas máquinas, backoff desligado<text:tab/>7</text:p>
          <text:p text:style-name="P4">Duas máquinas, sem colisão<text:tab/>7</text:p>
          <text:p text:style-name="P3">Estimativa da fase transiente<text:tab/>8</text:p>
          <text:p text:style-name="P3">Código fonte documentado<text:tab/>9</text:p>
          <text:p text:style-name="P3">Tabelas com os resultados e comentários pertinentes <text:tab/>27</text:p>
          <text:p text:style-name="P4">Cenário 1<text:tab/>27</text:p>
          <text:p text:style-name="P4">Cenário 2<text:tab/>29</text:p>
          <text:p text:style-name="P4">Cenário 3<text:tab/>34</text:p>
          <text:p text:style-name="P4">Cenário 4<text:tab/>38</text:p>
          <text:p text:style-name="P4">Comentários<text:tab/>41</text:p>
          <text:p text:style-name="P3">Conclusões<text:tab/>42</text:p>
        </text:index-body>
      </text:table-of-content>
      <text:p text:style-name="Text_20_body"/>
      <text:p text:style-name="P12"/>
      <text:h text:style-name="Heading_20_1" text:outline-level="1">Introdução</text:h>
      <text:p text:style-name="Standard"/>
      <text:h text:style-name="Heading_20_2" text:outline-level="2">Funcionamento geral do simulador</text:h>
      <text:p text:style-name="Text_20_body"/>
      <text:p text:style-name="Text_20_body"><text:span text:style-name="Default_20_Paragraph_20_Font"><text:span text:style-name="T3">O fluxo de execução do simulador é, em linhas gerais, descrito a seguir. A execução de cada evento é descrita com detalhes na seção que trata dos tipos de eventos.</text:span></text:span></text:p>
      <text:p text:style-name="Text_20_body"><text:span text:style-name="Default_20_Paragraph_20_Font"><text:span text:style-name="T3">- As estruturas internas são inicializadas e os eventos iniciais gerados</text:span></text:span></text:p>
      <text:p text:style-name="Text_20_body"><text:span text:style-name="Default_20_Paragraph_20_Font"><text:span text:style-name="T3">- O loop principal de rodadas é iniciado. Para cada rodada:</text:span></text:span></text:p>
      <text:p text:style-name="Text_20_body"><text:span text:style-name="Default_20_Paragraph_20_Font"><text:span text:style-name="T3"><text:tab/>- Se o critério de parada é satistfeito (todos os ICs pequenos o suficiente), pare</text:span></text:span></text:p>
      <text:p text:style-name="Text_20_body"><text:span text:style-name="Default_20_Paragraph_20_Font"><text:span text:style-name="T3"><text:tab/>- Reinicie a coleta de amostras da rodada em cada máquina</text:span></text:span></text:p>
      <text:p text:style-name="Text_20_body"><text:span text:style-name="Default_20_Paragraph_20_Font"><text:span text:style-name="T3"><text:tab/>- Retire da fila de eventos e processe “n = eventos por rodada” eventos</text:span></text:span></text:p>
      <text:p text:style-name="Text_20_body"><text:span text:style-name="Default_20_Paragraph_20_Font"><text:span text:style-name="T3"><text:tab/>- Se não é a fase transiente, calcule as médias da rodada para cada máquina e <text:tab/>adicione às listas de médias globais. Além disso, exiba as médias da rodada na <text:tab/> tela</text:span></text:span></text:p>
      <text:p text:style-name="Text_20_body"><text:span text:style-name="Default_20_Paragraph_20_Font"><text:span text:style-name="T3">- Os gráficos da evolução das médias são mostrados na tela.</text:span></text:span></text:p>
      <text:p text:style-name="Text_20_body"/>
      <text:h text:style-name="P13" text:outline-level="2">Especificações de desenvolvimento e execução</text:h>
      <text:p text:style-name="Text_20_body"/>
      <text:p text:style-name="Text_20_body"><text:span text:style-name="Default_20_Paragraph_20_Font"><text:span text:style-name="T3">Foi utilizada a linguagem Python (versão 2.6) para desenvolvimento do simulador, devido à sua alta portabilidade e facilidade de utilização para projetos rápidos, e à disponibilidade de pacotes estatísticos e de plotagem gráfica. Parte do desenvolvimento foi feita em Windows e parte em Linux, e o simulador funciona sem problemas nestes dois ambientes, desde que estejam instaladas as bibliotecas externas necessárias. São elas:</text:span></text:span></text:p>
      <text:p text:style-name="Text_20_body"><text:span text:style-name="Default_20_Paragraph_20_Font"><text:span text:style-name="T3">- matplotlib, para </text:span></text:span><text:span text:style-name="Default_20_Paragraph_20_Font"><text:span text:style-name="T5">plotagem </text:span></text:span><text:span text:style-name="Default_20_Paragraph_20_Font"><text:span text:style-name="T3">dos gráficos;</text:span></text:span></text:p>
      <text:p text:style-name="Text_20_body"><text:span text:style-name="Default_20_Paragraph_20_Font"><text:span text:style-name="T3">- numpy, para geração de amostras geométricas;</text:span></text:span></text:p>
      <text:p text:style-name="Text_20_body"><text:span text:style-name="Default_20_Paragraph_20_Font"><text:span text:style-name="T3">- scipy, para obtenção dos percentis da distribuição t-student.</text:span></text:span></text:p>
      <text:p text:style-name="Text_20_body"><text:span text:style-name="Default_20_Paragraph_20_Font"><text:span text:style-name="T3">Além disso, foram utilizadas os módulos heapq (fila de prioridades), math, random, time e pickle, todos presentes na bibliotecas padrão do Python.</text:span></text:span></text:p>
      <text:p text:style-name="Text_20_body"/>
      <text:p text:style-name="Text_20_body"><text:span text:style-name="Default_20_Paragraph_20_Font"><text:span text:style-name="T3">O arquivo simulador.py contém o código da classe Simulador (que é a entidade principal do programa) e estruturas e classes auxiliares. Os arquivos rodar_cenario.py e rodar_cenario_teste.py instanciam o simulador com os parâmetros correspondentes aos cenários pedidos na especificação e alguns cenários utilizados no teste de corretude, respectivamente.</text:span></text:span></text:p>
      <text:p text:style-name="Text_20_body"><text:span text:style-name="Default_20_Paragraph_20_Font"><text:span text:style-name="T3">Pode-se editar estes arquivos para incluir mais cenários, definindo o novo cenário de forma análoga aos existentes e adicionando à lista “cenarios”. As funções globais </text:span></text:span><text:soft-page-break/><text:span text:style-name="Default_20_Paragraph_20_Font"><text:span text:style-name="T3">Exponencial(intervalo_medio) e Deterministica(intervalo) estão disponíveis para definição dos intervalos entre chegadas do cenário. O valor de num_quadros é interpretado como na especificação, ou seja, se &gt;= 1, define uma quantidade determinística de quadros por pensagem; se &lt; 1, define uma quantidade determinada por uma variável aleatória geométrica cujo parâmetro é igual ao valor passado. Além disso, também pode-se utilizar as funções Deterministica(num_quadros) e Geometrica(p) diretamente para a definição deste parâmetro.</text:span></text:span></text:p>
      <text:p text:style-name="Text_20_body"><text:span text:style-name="Default_20_Paragraph_20_Font"><text:span text:style-name="T3">Para executar o simulador em um dado cenário basta chamar este arquivo passando como parâmetro o número do cenário. Por exemplo, o comando</text:span></text:span></text:p>
      <text:p text:style-name="Text_20_body"><text:span text:style-name="Default_20_Paragraph_20_Font"><text:span text:style-name="T8"><text:tab/>python rodar_cenario.py 2</text:span></text:span></text:p>
      <text:p text:style-name="Text_20_body"><text:span text:style-name="Default_20_Paragraph_20_Font"><text:span text:style-name="T3">irá executar o simulador com os parâmetros relativos ao cenário 2 da especificação.</text:span></text:span></text:p>
      <text:p text:style-name="Text_20_body"/>
      <text:h text:style-name="Heading_20_2" text:outline-level="2">Métodos de geração de estatísticas e variáveis aleatórias</text:h>
      <text:p text:style-name="Text_20_body"/>
      <text:p text:style-name="Text_20_body"><text:span text:style-name="Default_20_Paragraph_20_Font"><text:span text:style-name="T3">Foi utilizado o método Batch para geração das rodadas, principalmente pela necessidade de se realizar apenas uma fase transiente, diminuindo o tempo necessário para a execução do programa.</text:span></text:span></text:p>
      <text:p text:style-name="Text_20_body"/>
      <text:p text:style-name="Text_20_body"><text:span text:style-name="Default_20_Paragraph_20_Font"><text:span text:style-name="T3">A linguagem Python juntamente com as bibliotecas utilizadas forneceram as funções necessárias para gerar valores de variáveis aleatórias e distribuições:</text:span></text:span></text:p>
      <text:p text:style-name="Text_20_body"><text:span text:style-name="Default_20_Paragraph_20_Font"><text:span text:style-name="T3">- Exponencial: na função random.expovariate(lambda)</text:span></text:span></text:p>
      <text:p text:style-name="Text_20_body"><text:span text:style-name="Default_20_Paragraph_20_Font"><text:span text:style-name="T3">- Geométrica: na função numpy.random.geometric(p)</text:span></text:span></text:p>
      <text:p text:style-name="Text_20_body"><text:span text:style-name="Default_20_Paragraph_20_Font"><text:span text:style-name="T3">- t-Student: na função scipy.stats.t.ppf(percent, graus_de_liberdade)</text:span></text:span></text:p>
      <text:p text:style-name="Text_20_body"/>
      <text:p text:style-name="Text_20_body"><text:span text:style-name="Default_20_Paragraph_20_Font"><text:span text:style-name="T3">Para calcular as estatísticas, foi criada uma classe Estatistica que coleta amostras e retorna, a qualquer momento, a média, a variância e o intervalo de confiança das amostras coletadas até então. Além disso, ela permite que a cada amostra adicionada seja associado um “intervalo” para ser desenhado no gráfico junto com a amostra. Sendo assim, esta classe também possui um método responsável por gerar um gráfico com as amostras e respectivos intervalos coletados. Esta classe foi utilizada da seguinte maneira: para cada rodada, são coletadas amostras relativas às variáveis requeridas. Ao fim da rodada, é calculada a média destas amostras. Esta média é adicionada a uma lista global de médias. A média das médias globais (que é o valor final procurado) é adicionada numa outra lista de valores, juntamente com o Intervalo de Confiança atual da média global, de forma a mostrar nos gráficos a evolução de cada média global e seu respectivo IC.</text:span></text:span></text:p>
      <text:p text:style-name="Text_20_body"/>
      <text:h text:style-name="Heading_20_2" text:outline-level="2">Tipos de Eventos e Fila de Eventos</text:h>
      <text:p text:style-name="Text_20_body"/>
      <text:p text:style-name="Text_20_body"><text:span text:style-name="Default_20_Paragraph_20_Font"><text:span text:style-name="T3">Foi criada uma classe abstrata Evento da qual todos os outros tipos de eventos herdam. Esta classe apenas possui o protótipo do método “processar” que é chamado para que </text:span></text:span><text:soft-page-break/><text:span text:style-name="Default_20_Paragraph_20_Font"><text:span text:style-name="T3">seja feito o processamento de um determinado evento, funcionando assim como uma interface (em Python não existe o conceito direto de interface). Os métodos relativos a operações com cada máquina (classe Host) são descritos com detalhes na seção que trata das estrturas internas do simulador. Os seguintes tipos de evento foram utilizados no simulador:</text:span></text:span></text:p>
      <text:p text:style-name="Text_20_body"><text:span text:style-name="Default_20_Paragraph_20_Font"><text:span text:style-name="T3">- ChegouMensagem: representa a chegada de uma mensagem da camada superior, formada por uma quantidade arbitrária de quadros. A mensagem é inserida em uma fila de mensagens a serem enviadas por aquela máquina, juntamente com sua respectiva quantidade de quadros. Se a fila estava vazia quando a mensagem chegou, é feita uma tentativa de agendamento de envio (método Host.tentar_enviar). A chamada a Host.tentar_enviar para o caso de fila não vazia será feita no tratamento dos eventos FimDeRecebimento e FimDeEnvio. Além disso, este evento insere na fila de eventos a próxima chegada de mensagem, de acordo com o intervalo entre chegadas definido no cenário.</text:span></text:span></text:p>
      <text:p text:style-name="Text_20_body"><text:span text:style-name="Default_20_Paragraph_20_Font"><text:span text:style-name="T3">- InicioDeEnvio: representa o momento em que uma estação começa a transmitir um quadro. A quantidade de quadros da mensagem à frente da fila é decrementada, mas ela ainda não é reomovida da fila pois o quadro atual pode necessitar ser reenviado. O estado da máquina relativa ao evento é atualizado com a quantidade de tentativas de transmissão do quadro atual e são gerados os eventos FimDeEnvio para este quadro relativo à máquina de origem, e InicioDeRecebimento no hub. Além disso chama Host.checar_jam para verificar ocorrência de colisão.</text:span></text:span></text:p>
      <text:p text:style-name="Text_20_body"><text:span text:style-name="Default_20_Paragraph_20_Font"><text:span text:style-name="T3">- FimDeEnvio: representa o momento em que um quadro ou reforço de jam terminou de ser enviado. Este evento pode ter uma flag “cancelado” ligada caso ele seja relativo ao fim de envio de um quadro abortado. Neste caso, o processamento do evento é ignorado. Senão, o método Host.tentar_enviar é chamado para realizar uma tentativa de agendamento de envio, já que este é um momento em que o meio possivelmente se torna livre. Caso este seja um término de envio de quadro e não reforço de jam, são coletadas as estatísticas de TAp e TAm (esta última apenas se for o último quadro da mensagem). Além disso, a quantidade de tentativas de transmissão da máquina é reiniciada para zero e a fila de mensagens a serem enviadas é atualizada (Host.andar_fila).</text:span></text:span></text:p>
      <text:p text:style-name="Text_20_body"><text:span text:style-name="Default_20_Paragraph_20_Font"><text:span text:style-name="T3">- InicioDeRecebimento: se a máquina relativa ao evento for o hub, apenas é gerado o InicioDeRecebimento para todas as máquinas. Caso contrário, um contador de uso do meio de recebimento para a máquina é incrementado (se a transmissão não for originária na própria máquina) e é verificado se aconteceu uma colisão (Host.checar_jam).</text:span></text:span></text:p>
      <text:p text:style-name="Text_20_body"><text:span text:style-name="Default_20_Paragraph_20_Font"><text:span text:style-name="T3">- FimDeRecebimento: se a máquina relativa ao evento for o hub, apenas é gerado o FimDeRecebimento para todas as máquinas. Caso contrário, um contador de uso do meio de recebimento para a máquina é decrementado (se a transmissão não for originária na própria máquina) e o instante de começo de tempo ocioso é marcado caso o meio tenha começado a ficar vazio. Além disso, o método Host.tentar_enviar é chamado para realizar uma tentativa de agendamento de envio, já que este é um momento em que o meio possivelmente se torna livre.</text:span></text:span></text:p>
      <text:p text:style-name="Text_20_body"/>
      <text:p text:style-name="Text_20_body"><text:span text:style-name="Default_20_Paragraph_20_Font"><text:span text:style-name="T3">A fila de eventos no simulador foi implementada como uma fila de prioridades ordenada pelo tempo do evento utilizando a estrutura heapq da linguagem.</text:span></text:span></text:p>
      <text:p text:style-name="Text_20_body"/>
      <text:p text:style-name="P8"/>
      <text:h text:style-name="Heading_20_2" text:outline-level="2">Estruturas internas utilizadas</text:h>
      <text:p text:style-name="Text_20_body"/>
      <text:p text:style-name="Text_20_body"><text:span text:style-name="Default_20_Paragraph_20_Font"><text:span text:style-name="T3">A estrutura básica é a classe Simulador. Ela contém os parâmetros da simulação, assim como algumas variáveis de estado globais da simulação (como o tempo atual) e a coleta das estatísticas globais. Contém também os objetos que representam as máquinas.</text:span></text:span></text:p>
      <text:p text:style-name="Text_20_body"/>
      <text:p text:style-name="Text_20_body"><text:span text:style-name="Default_20_Paragraph_20_Font"><text:span text:style-name="T3">A classe Host representa uma estação (máquina) na simulação. Ela contém campos que representam o estado atual da máquina, tais como:</text:span></text:span></text:p>
      <text:p text:style-name="Text_20_body"><text:span text:style-name="Default_20_Paragraph_20_Font"><text:span text:style-name="T3">- Tentativas de transmissão do quadro atual</text:span></text:span></text:p>
      <text:p text:style-name="Text_20_body"><text:span text:style-name="Default_20_Paragraph_20_Font"><text:span text:style-name="T3">- Contador de uso do meio de recepção</text:span></text:span></text:p>
      <text:p text:style-name="Text_20_body"><text:span text:style-name="Default_20_Paragraph_20_Font"><text:span text:style-name="T3">- Flags indicando se a máquina está enviando e se há uma transmissão agendada</text:span></text:span></text:p>
      <text:p text:style-name="Text_20_body"><text:span text:style-name="Default_20_Paragraph_20_Font"><text:span text:style-name="T3">- Valores utilizados para contabilizar estatísticas</text:span></text:span></text:p>
      <text:p text:style-name="Text_20_body"><text:span text:style-name="Default_20_Paragraph_20_Font"><text:span text:style-name="T3">Relativo ao processamento de eventos (e chamados por estes) esta classe possui também os seguintes métodos:</text:span></text:span></text:p>
      <text:p text:style-name="Text_20_body"><text:span text:style-name="Default_20_Paragraph_20_Font"><text:span text:style-name="T3">- tentar_enviar: tenta agendar uma transmissão. Caso o meio esteja livre, é calculado o tempo de backoff exponencial (se aplicável). Um evento de InicioDeEnvio é então agendado para o máximo entre (tempo atual + tempo do backoff) e (tempo de inicio de ociosidade + 9.6us). Além disso são calculados alguns valores para posterios utilização para obtenção de estatísticas.</text:span></text:span></text:p>
      <text:p text:style-name="Text_20_body"><text:span text:style-name="Default_20_Paragraph_20_Font"><text:span text:style-name="T3">- andar_fila: incrementa o próximo quadro a ser enviado na mensagem na frente da fila atualmente. Caso seja o último quadro da mensagem, retira a mensagem da fila, coleta estatísticas para o NCm e reinicia um contador interno de colisões da mensagem atual.</text:span></text:span></text:p>
      <text:p text:style-name="Text_20_body"><text:span text:style-name="Default_20_Paragraph_20_Font"><text:span text:style-name="T3">- checam_jam: verifica se está havendo colisão no momento. Caso esteja, incrementa um contador interno de colisões, cancela o evento de FimDeEnvio do quadro atual, agenda o evento de FimDeEnvio do reforço de colisão, e descarta o quadro atual caso já tenha havido 16 tentativas de transmissão.</text:span></text:span></text:p>
      <text:p text:style-name="Text_20_body"/>
      <text:h text:style-name="Heading_20_2" text:outline-level="2">Escolha dos parâmetros</text:h>
      <text:p text:style-name="Text_20_body"/>
      <text:p text:style-name="Text_20_body"><text:span text:style-name="Default_20_Paragraph_20_Font"><text:span text:style-name="T3">O tamanho de cada rodada foi definido empiricamente, de forma a obter uma boa qualidade das amostras das rodadas para que a variância se mantivesse baixa e os Intervalos de Confiança diminuíssem com o tempo. O tamanho final definido para as rodadas de todos os cenários foi de 500 000 eventos.</text:span></text:span></text:p>
      <text:p text:style-name="Text_20_body"/>
      <text:p text:style-name="Text_20_body"><text:span text:style-name="Default_20_Paragraph_20_Font"><text:span text:style-name="T3">O número de rodadas é determinado ao longo da simulação, de acordo com o critério de parada pedido na especificação, ou seja, o tamanho do Intervalo de Confiança de todas as estatísticas deve ser inferior a 10% do respectivo valor. </text:span></text:span></text:p>
      <text:p text:style-name="Text_20_body"/>
      <text:p text:style-name="Text_20_body"><text:soft-page-break/><text:span text:style-name="Default_20_Paragraph_20_Font"><text:span text:style-name="T3">Para cálculo do Intervalo de Confiança, utilizamos que:</text:span></text:span></text:p>
      <text:p text:style-name="Text_20_body"/>
      <text:p text:style-name="Text_20_body"><text:span text:style-name="Default_20_Paragraph_20_Font"><text:span text:style-name="T3"><text:s text:c="8"/>P(μ - t-student(1 - α/2)*σ/raiz(n) ≤ μ ≤ μ + t-student(1 - α/2)*σ/raiz(n)) = 1-α</text:span></text:span></text:p>
      <text:p text:style-name="Text_20_body"><text:span text:style-name="Default_20_Paragraph_20_Font"><text:span text:style-name="T3">e</text:span></text:span></text:p>
      <text:p text:style-name="Text_20_body"><text:span text:style-name="Default_20_Paragraph_20_Font"><text:span text:style-name="T3"><text:s text:c="8"/>1-α = 0,95 (dado do problema)</text:span></text:span></text:p>
      <text:p text:style-name="Text_20_body"/>
      <text:p text:style-name="Text_20_body"><text:span text:style-name="Default_20_Paragraph_20_Font"><text:span text:style-name="T3">Desenvolvendo:</text:span></text:span></text:p>
      <text:p text:style-name="Text_20_body"><text:span text:style-name="Default_20_Paragraph_20_Font"><text:span text:style-name="T3"><text:s text:c="8"/>α = 0,5</text:span></text:span></text:p>
      <text:p text:style-name="Text_20_body"><text:span text:style-name="Default_20_Paragraph_20_Font"><text:span text:style-name="T3"><text:s text:c="8"/>t-student(1 - α/2) = t-student(1 - 0,025) = t-student(0,975)</text:span></text:span></text:p>
      <text:p text:style-name="Text_20_body"/>
      <text:p text:style-name="Text_20_body"><text:span text:style-name="Default_20_Paragraph_20_Font"><text:span text:style-name="T3">Temos que n é o número de rodadas, e σ o desvio padrão entre os valore</text:span></text:span>s.</text:p>
      <text:p text:style-name="Text_20_body">Como utilizamos um método do <text:span text:style-name="Default_20_Paragraph_20_Font"><text:span text:style-name="T3">pacote scipy para obtenção dos percentis da t-Student com n graus de liberdade, não foi necessário definir um número mínimo de rodadas para utilização do valor assintótico da distribuição.</text:span></text:span></text:p>
      <text:p text:style-name="Text_20_body"/>
      <text:h text:style-name="Heading_20_2" text:outline-level="2">Especificação da máquina</text:h>
      <text:p text:style-name="Text_20_body"/>
      <text:p text:style-name="Text_20_body"><text:span text:style-name="Default_20_Paragraph_20_Font"><text:span text:style-name="T3">A máquina utilizada para rodar o simulador possui a seguinte configuração:</text:span></text:span></text:p>
      <text:p text:style-name="Text_20_body"/>
      <text:p text:style-name="P6"><text:span text:style-name="Default_20_Paragraph_20_Font"><text:span text:style-name="T3">Core 2 Duo T5550 (1833 MHz) com 3GB de RAM</text:span></text:span></text:p>
      <text:p text:style-name="P6"/>
      <text:p text:style-name="P6"><text:span text:style-name="Default_20_Paragraph_20_Font"><text:span text:style-name="T3">Gentoo Linux 64-bit</text:span></text:span></text:p>
      <text:p text:style-name="P6"/>
      <text:p text:style-name="P6"><text:span text:style-name="Default_20_Paragraph_20_Font"><text:span text:style-name="T3">Python 2.6.5</text:span></text:span></text:p>
      <text:p text:style-name="P6"><text:span text:style-name="Default_20_Paragraph_20_Font"><text:span text:style-name="T3">NumPy 1.4.1</text:span></text:span></text:p>
      <text:p text:style-name="P6"><text:span text:style-name="Default_20_Paragraph_20_Font"><text:span text:style-name="T3">SciPy 0.7.2</text:span></text:span></text:p>
      <text:p text:style-name="P6"><text:span text:style-name="Default_20_Paragraph_20_Font"><text:span text:style-name="T3">matplotlib 0.99.1.1</text:span></text:span></text:p>
      <text:p text:style-name="Text_20_body"><text:span text:style-name="Default_20_Paragraph_20_Font"><text:span text:style-name="T3"><text:s/></text:span></text:span></text:p>
      <text:p text:style-name="Text_20_body"><text:span text:style-name="Default_20_Paragraph_20_Font"><text:span text:style-name="T3">Os tempos totais de simulação foram:</text:span></text:span></text:p>
      <text:p text:style-name="Text_20_body"><text:span text:style-name="Default_20_Paragraph_20_Font"><text:span text:style-name="T3">- Cenário 1: 4 rodadas, 313 segundos simulados em 135,63 segundos reais</text:span></text:span></text:p>
      <text:p text:style-name="Text_20_body"><text:span text:style-name="Default_20_Paragraph_20_Font"><text:span text:style-name="T3">- Cenário 2: 24 rodadas, 1652 segundos simulados em 616,15 segundos reais</text:span></text:span></text:p>
      <text:p text:style-name="Text_20_body"><text:span text:style-name="Default_20_Paragraph_20_Font"><text:span text:style-name="T3">- Cenário 3: 9 rodadas, 262 segundos simulados em 134,52 segundos reais</text:span></text:span></text:p>
      <text:p text:style-name="Text_20_body"><text:span text:style-name="Default_20_Paragraph_20_Font"><text:span text:style-name="T3">- Cenário 4: 6 rodadas, 321 segundos simulados em 153,22 segundos reais</text:span></text:span></text:p>
      <text:p text:style-name="P8"/>
      <text:h text:style-name="Heading_20_1" text:outline-level="1">Teste de correção<text:span text:style-name="Default_20_Paragraph_20_Font"><text:span text:style-name="T6"> </text:span></text:span></text:h>
      <text:p text:style-name="Text_20_body"/>
      <text:p text:style-name="Text_20_body"><text:span text:style-name="Default_20_Paragraph_20_Font"><text:span text:style-name="T3">Para verificar se o programa foi implementado corretamente, foram realizados testes controlados, de forma que os resultados pudessem ser verificados.</text:span></text:span></text:p>
      <text:p text:style-name="Text_20_body"/>
      <text:p text:style-name="Text_20_body"><text:span text:style-name="Default_20_Paragraph_20_Font"><text:span text:style-name="T3">Os seguintes cenários foram elaborados:</text:span></text:span></text:p>
      <text:p text:style-name="Text_20_body"/>
      <text:h text:style-name="Heading_20_2" text:outline-level="2">Uma máquina a 8Mbps</text:h>
      <text:p text:style-name="Text_20_body"/>
      <text:p text:style-name="Text_20_body"><text:span text:style-name="Default_20_Paragraph_20_Font"><text:span text:style-name="T3">Uma máquina enviando sozinha para a rede.</text:span></text:span></text:p>
      <text:p text:style-name="Text_20_body"><text:span text:style-name="Default_20_Paragraph_20_Font"><text:span text:style-name="T3">Parâmetros:</text:span></text:span></text:p>
      <text:p text:style-name="Text_20_body"><text:span text:style-name="Default_20_Paragraph_20_Font"><text:span text:style-name="T3">Tempo de chegada de mensagens determinístico de 40 ms entre cada mensagem.</text:span></text:span></text:p>
      <text:p text:style-name="Text_20_body"><text:span text:style-name="Default_20_Paragraph_20_Font"><text:span text:style-name="T3">Número de quadros de cada mensagem: 40<text:line-break/>Tamanho de 1 quadro: 1000 bytes</text:span></text:span></text:p>
      <text:p text:style-name="Text_20_body"/>
      <text:p text:style-name="Text_20_body"><text:span text:style-name="Default_20_Paragraph_20_Font"><text:span text:style-name="T3">Esperado:</text:span></text:span></text:p>
      <text:p text:style-name="Text_20_body"><text:span text:style-name="Default_20_Paragraph_20_Font"><text:span text:style-name="T3">Obter uma utilização média da rede de 8Mbps (40 * 8000/40000).</text:span></text:span></text:p>
      <text:p text:style-name="Text_20_body"><text:span text:style-name="Default_20_Paragraph_20_Font"><text:span text:style-name="T3">Obter um tempo de acesso de uma mensagem de (800 + 9,6) * 39 = 31574,4.</text:span></text:span></text:p>
      <text:p text:style-name="Text_20_body"/>
      <text:p text:style-name="Text_20_body"><text:span text:style-name="Default_20_Paragraph_20_Font"><text:span text:style-name="T4">Resultado:</text:span></text:span></text:p>
      <text:p text:style-name="Text_20_body"><text:span text:style-name="Default_20_Paragraph_20_Font"><text:span text:style-name="T3">A média de utilização obtida foi de 0,800090 * 10Mbps = 8,00090Mbps e o tempo de acesso de uma mensagem foi exatamente 31574,4. </text:span></text:span></text:p>
      <text:p text:style-name="Text_20_body"/>
      <text:h text:style-name="Heading_20_2" text:outline-level="2">Uma máquina a 4Mbps</text:h>
      <text:p text:style-name="Text_20_body"/>
      <text:p text:style-name="Text_20_body"><text:span text:style-name="Default_20_Paragraph_20_Font"><text:span text:style-name="T3">Uma máquina enviando sozinha para rede com tempo de chegada de mensagens sendo o dobro do teste 1, e os outros parâmetros iguais.</text:span></text:span></text:p>
      <text:p text:style-name="Text_20_body"/>
      <text:p text:style-name="Text_20_body"><text:span text:style-name="Default_20_Paragraph_20_Font"><text:span text:style-name="T3">Esperado:</text:span></text:span></text:p>
      <text:p text:style-name="Text_20_body"><text:span text:style-name="Default_20_Paragraph_20_Font"><text:span text:style-name="T3">Obter uma utilização da rede de metade do obtido no teste anterior, 4Mbps, e esperava-se que o tempo de acesso de cada mensagem fosse o mesmo.</text:span></text:span></text:p>
      <text:p text:style-name="Text_20_body"/>
      <text:p text:style-name="Text_20_body"><text:span text:style-name="Default_20_Paragraph_20_Font"><text:span text:style-name="T4">Resultado:</text:span></text:span></text:p>
      <text:p text:style-name="Text_20_body"><text:soft-page-break/><text:span text:style-name="Default_20_Paragraph_20_Font"><text:span text:style-name="T3">A média de utilização obtida foi de 0,400146 * 10Mbps = 4,00146Mbps e o tempo de acesso de uma mensagem foi de exatamente 31574,4.</text:span></text:span></text:p>
      <text:p text:style-name="Text_20_body"/>
      <text:h text:style-name="Heading_20_2" text:outline-level="2">Duas máquinas, backoff desligado</text:h>
      <text:p text:style-name="Text_20_body"/>
      <text:p text:style-name="Text_20_body"><text:span text:style-name="Default_20_Paragraph_20_Font"><text:span text:style-name="T3">Duas máquinas enviando para a rede, mas com algorítmo de backoff desligado, ou seja, quando uma colisão é detectada, uma nova tentativa de envio é feita imediatamente.</text:span></text:span></text:p>
      <text:p text:style-name="Text_20_body"/>
      <text:p text:style-name="Text_20_body"><text:span text:style-name="Default_20_Paragraph_20_Font"><text:span text:style-name="T3">Parâmetros:</text:span></text:span></text:p>
      <text:p text:style-name="Text_20_body"><text:span text:style-name="Default_20_Paragraph_20_Font"><text:span text:style-name="T3">Tempo de chegada de mensagens determinístico de 200ms por mensagem.</text:span></text:span></text:p>
      <text:p text:style-name="Text_20_body"><text:span text:style-name="Default_20_Paragraph_20_Font"><text:span text:style-name="T3">Número de quadros por mensagem: 1</text:span></text:span></text:p>
      <text:p text:style-name="Text_20_body"><text:span text:style-name="Default_20_Paragraph_20_Font"><text:span text:style-name="T3">Tamanho do quadro: 1000 bytes</text:span></text:span></text:p>
      <text:p text:style-name="Text_20_body"/>
      <text:p text:style-name="Text_20_body"><text:span text:style-name="Default_20_Paragraph_20_Font"><text:span text:style-name="T3">Como queríamos garantir que houvesse colisões, os mesmos parâmetros foram utilizados para as duas máquinas.</text:span></text:span></text:p>
      <text:p text:style-name="Text_20_body"/>
      <text:p text:style-name="Text_20_body"><text:span text:style-name="Default_20_Paragraph_20_Font"><text:span text:style-name="T3">Esperado:</text:span></text:span></text:p>
      <text:p text:style-name="Text_20_body"><text:span text:style-name="Default_20_Paragraph_20_Font"><text:span text:style-name="T3">Com o algorítmo de backoff desligado, o esperado é que nenhuma máquina conseguisse enviar nenhuma mensagem, e suas estatísticas indivudais ficassem zeradas, e a média de utilização da rede é de, aproximadamente </text:span></text:span></text:p>
      <text:p text:style-name="Text_20_body"/>
      <text:p text:style-name="Text_20_body"><text:span text:style-name="Default_20_Paragraph_20_Font"><text:span text:style-name="T4">Resultado:</text:span></text:span></text:p>
      <text:p text:style-name="Text_20_body"><text:span text:style-name="Default_20_Paragraph_20_Font"><text:span text:style-name="T3">Todas as estatísticas individuais de cada máquina estavam zeradas, indicando que nenhuma delas conseguiu enviar nenhuma mensagem.</text:span></text:span></text:p>
      <text:p text:style-name="Text_20_body"/>
      <text:h text:style-name="Heading_20_2" text:outline-level="2">Duas máquinas, sem colisão</text:h>
      <text:p text:style-name="Text_20_body"/>
      <text:p text:style-name="Text_20_body"><text:span text:style-name="Default_20_Paragraph_20_Font"><text:span text:style-name="T3">Duas máquinas enviando para a rede, sem que haja controle de colisão. Neste cenário não estamos interessados em saber se as informações trafegaram corretamente, apenas estamos fazendo uma análise do simulador.</text:span></text:span></text:p>
      <text:p text:style-name="Text_20_body"/>
      <text:p text:style-name="Text_20_body"><text:span text:style-name="Default_20_Paragraph_20_Font"><text:span text:style-name="T3">Parâmetros:</text:span></text:span></text:p>
      <text:p text:style-name="Text_20_body"><text:span text:style-name="Default_20_Paragraph_20_Font"><text:span text:style-name="T3">Tempo de chegada de mensagens determinístico de 80ms por mensagem.</text:span></text:span></text:p>
      <text:p text:style-name="Text_20_body"><text:span text:style-name="Default_20_Paragraph_20_Font"><text:span text:style-name="T3">Número de quadros por mensagem: 40</text:span></text:span></text:p>
      <text:p text:style-name="Text_20_body"><text:span text:style-name="Default_20_Paragraph_20_Font"><text:span text:style-name="T3">Tamanho do quadro: 1000 bytes</text:span></text:span></text:p>
      <text:p text:style-name="Text_20_body"/>
      <text:p text:style-name="Text_20_body"><text:soft-page-break/><text:span text:style-name="Default_20_Paragraph_20_Font"><text:span text:style-name="T3">As mesmas configurações foram utilizadas nas duas máquinas.</text:span></text:span></text:p>
      <text:p text:style-name="Text_20_body"/>
      <text:p text:style-name="Text_20_body"><text:span text:style-name="Default_20_Paragraph_20_Font"><text:span text:style-name="T3">Esperado:</text:span></text:span></text:p>
      <text:p text:style-name="Text_20_body"><text:span text:style-name="Default_20_Paragraph_20_Font"><text:span text:style-name="T3">Sem controle de colisão, o esperado é que a rede se comporte como se houvesse somente 1 máquina.</text:span></text:span></text:p>
      <text:p text:style-name="Text_20_body"/>
      <text:p text:style-name="Text_20_body"><text:span text:style-name="Default_20_Paragraph_20_Font"><text:span text:style-name="T4">Resultado:</text:span></text:span></text:p>
      <text:p text:style-name="Text_20_body"><text:span text:style-name="Default_20_Paragraph_20_Font"><text:span text:style-name="T3">Os resultados obtidos foram todos similares aos resultados obtidos no teste 2.</text:span></text:span></text:p>
      <text:p text:style-name="Text_20_body"/>
      <text:p text:style-name="Text_20_body"><text:span text:style-name="Default_20_Paragraph_20_Font"><text:span text:style-name="T4">Conclusão dos testes de correção:</text:span></text:span></text:p>
      <text:p text:style-name="Text_20_body"><text:span text:style-name="Default_20_Paragraph_20_Font"><text:span text:style-name="T3">Após analisar os resultados de todos os testes efetuados, pode-se observar que foram todos condizentes com os resultados esperados, o que garante que o simulador está funcionando corretamente.</text:span></text:span></text:p>
      <text:p text:style-name="Text_20_body"/>
      <text:h text:style-name="Heading_20_1" text:outline-level="1">Estimativa da fase transiente</text:h>
      <text:p text:style-name="Text_20_body"/>
      <text:p text:style-name="Text_20_body"><text:span text:style-name="Default_20_Paragraph_20_Font"><text:span text:style-name="T3">Para estimar a fase transiente, analisamos o comportamento da estatística </text:span></text:span><text:span text:style-name="Default_20_Paragraph_20_Font"><text:span text:style-name="T5">Utilização do Ethernet</text:span></text:span><text:span text:style-name="Default_20_Paragraph_20_Font"><text:span text:style-name="T3"> ao longo da simulação. Com o auxílio de gráficos, pudemos descobrir quantos eventos são necessários para a estabilização dessa estatística. Chegamos aos seguintes tamanhos para a fase transiente de cada cenário:</text:span></text:span></text:p>
      <text:p text:style-name="Text_20_body"/>
      <text:p text:style-name="Text_20_body"><text:span text:style-name="Default_20_Paragraph_20_Font"><text:span text:style-name="T3">Cenário 1: 2 500 000 eventos</text:span></text:span></text:p>
      <text:p text:style-name="Text_20_body"><text:span text:style-name="Default_20_Paragraph_20_Font"><text:span text:style-name="T3">Cenário 2: 10 000 000 eventos</text:span></text:span></text:p>
      <text:p text:style-name="Text_20_body"><text:span text:style-name="Default_20_Paragraph_20_Font"><text:span text:style-name="T3">Cenário 3: 250 000 eventos</text:span></text:span></text:p>
      <text:p text:style-name="Text_20_body"><text:span text:style-name="Default_20_Paragraph_20_Font"><text:span text:style-name="T3">Cenário 4: 2 500 000 eventos</text:span></text:span></text:p>
      <text:p text:style-name="Text_20_body"/>
      <text:p text:style-name="Text_20_body"><text:span text:style-name="Default_20_Paragraph_20_Font"><text:span text:style-name="T3">Os gráficos usados para estimar a fase transiente, assim como a indicação do tamanho da fase transiente, podem ser visto mais à frente, nas páginas que contêm os resultados de cada cenário.</text:span></text:span></text:p>
      <text:p text:style-name="P8"/>
      <text:h text:style-name="Heading_20_1" text:outline-level="1"><text:span text:style-name="Default_20_Paragraph_20_Font"><text:span text:style-name="T7">Código fonte </text:span></text:span>documentado</text:h>
      <text:p text:style-name="Text_20_body">&lt;codigo gigante aqui&gt;</text:p>
      <text:p text:style-name="P9"/>
      <text:h text:style-name="Heading_20_1" text:outline-level="1">Tabelas com os resultados e comentários pertinentes<text:span text:style-name="Default_20_Paragraph_20_Font"><text:span text:style-name="T6"> </text:span></text:span></text:h>
      <text:p text:style-name="Text_20_body"/>
      <text:h text:style-name="Heading_20_2" text:outline-level="2">Cenário 1</text:h>
      <text:p text:style-name="P2"><text:span text:style-name="Default_20_Paragraph_20_Font"><text:span text:style-name="T9">Rodada 1</text:span></text:span></text:p>
      <text:p text:style-name="P2"><text:span text:style-name="Default_20_Paragraph_20_Font"><text:span text:style-name="T9">-Tempo real: 14.49 segundos nesta rodada, 92.26 no total</text:span></text:span></text:p>
      <text:p text:style-name="P2"><text:span text:style-name="Default_20_Paragraph_20_Font"><text:span text:style-name="T9">-Tempo simulado: 34630988.30 microseg nesta rodada, 208720810.80 total</text:span></text:span></text:p>
      <text:p text:style-name="P2"><text:span text:style-name="Default_20_Paragraph_20_Font"><text:span text:style-name="T9">-Media uso Ether <text:s/>= <text:s text:c="4"/>0.823431 | IC +- <text:s text:c="4"/>0.000000 | <text:s text:c="4"/>0.823431 na rodada</text:span></text:span></text:p>
      <text:p text:style-name="P2"><text:span text:style-name="Default_20_Paragraph_20_Font"><text:span text:style-name="T9">-Media do TAp(1) <text:s/>= <text:s text:c="2"/>870.222487 | IC +- <text:s text:c="4"/>0.000000 | <text:s text:c="2"/>870.222487 na rodada</text:span></text:span></text:p>
      <text:p text:style-name="P2"><text:span text:style-name="Default_20_Paragraph_20_Font"><text:span text:style-name="T9">-Media do TAm(1) <text:s/>= 66336.529461 | IC +- <text:s text:c="4"/>0.000000 | 66336.529461 na rodada</text:span></text:span></text:p>
      <text:p text:style-name="P2"><text:span text:style-name="Default_20_Paragraph_20_Font"><text:span text:style-name="T9">-Media do Ncm(1) <text:s/>= <text:s text:c="4"/>0.184861 | IC +- <text:s text:c="4"/>0.000000 | <text:s text:c="4"/>0.184861 na rodada</text:span></text:span></text:p>
      <text:p text:style-name="P2"><text:span text:style-name="Default_20_Paragraph_20_Font"><text:span text:style-name="T9">-Media da Vazao(1)= <text:s text:c="2"/>497.473530 | IC +- <text:s text:c="4"/>0.000000 | <text:s text:c="2"/>497.473530 na rodada</text:span></text:span></text:p>
      <text:p text:style-name="P2"><text:span text:style-name="Default_20_Paragraph_20_Font"><text:span text:style-name="T9">-Media do TAp(2) <text:s/>= <text:s text:c="2"/>844.753161 | IC +- <text:s text:c="4"/>0.000000 | <text:s text:c="2"/>844.753161 na rodada</text:span></text:span></text:p>
      <text:p text:style-name="P2"><text:span text:style-name="Default_20_Paragraph_20_Font"><text:span text:style-name="T9">-Media do TAm(2) <text:s/>= 65212.163461 | IC +- <text:s text:c="4"/>0.000000 | 65212.163461 na rodada</text:span></text:span></text:p>
      <text:p text:style-name="P2"><text:span text:style-name="Default_20_Paragraph_20_Font"><text:span text:style-name="T9">-Media do Ncm(2) <text:s/>= <text:s text:c="4"/>0.188232 | IC +- <text:s text:c="4"/>0.000000 | <text:s text:c="4"/>0.188232 na rodada</text:span></text:span></text:p>
      <text:p text:style-name="P2"><text:span text:style-name="Default_20_Paragraph_20_Font"><text:span text:style-name="T9">-Media da Vazao(2)= <text:s text:c="2"/>493.806294 | IC +- <text:s text:c="4"/>0.000000 | <text:s text:c="2"/>493.806294 na rodada</text:span></text:span></text:p>
      <text:p text:style-name="P2"><text:span text:style-name="Default_20_Paragraph_20_Font"><text:span text:style-name="T9">Rodada 2</text:span></text:span></text:p>
      <text:p text:style-name="P2"><text:span text:style-name="Default_20_Paragraph_20_Font"><text:span text:style-name="T9">-Tempo real: 14.32 segundos nesta rodada, 106.59 no total</text:span></text:span></text:p>
      <text:p text:style-name="P2"><text:span text:style-name="Default_20_Paragraph_20_Font"><text:span text:style-name="T9">-Tempo simulado: 34802134.00 microseg nesta rodada, 243522944.80 total</text:span></text:span></text:p>
      <text:p text:style-name="P2"><text:span text:style-name="Default_20_Paragraph_20_Font"><text:span text:style-name="T9">-Media uso Ether <text:s/>= <text:s text:c="4"/>0.823917 | IC +- <text:s text:c="4"/>0.006175 | <text:s text:c="4"/>0.824403 na rodada</text:span></text:span></text:p>
      <text:p text:style-name="P2"><text:span text:style-name="Default_20_Paragraph_20_Font"><text:span text:style-name="T9">-Media do TAp(1) <text:s/>= <text:s text:c="2"/>869.598373 | IC +- <text:s text:c="4"/>7.930119 | <text:s text:c="2"/>868.974259 na rodada</text:span></text:span></text:p>
      <text:p text:style-name="P2"><text:span text:style-name="Default_20_Paragraph_20_Font"><text:span text:style-name="T9">-Media do TAm(1) <text:s/>= 66301.998677 | IC +- <text:s text:c="2"/>438.755217 | 66267.467893 na rodada</text:span></text:span></text:p>
      <text:p text:style-name="P2"><text:span text:style-name="Default_20_Paragraph_20_Font"><text:span text:style-name="T9">-Media do Ncm(1) <text:s/>= <text:s text:c="4"/>0.180883 | IC +- <text:s text:c="4"/>0.050542 | <text:s text:c="4"/>0.176905 na rodada</text:span></text:span></text:p>
      <text:p text:style-name="P2"><text:span text:style-name="Default_20_Paragraph_20_Font"><text:span text:style-name="T9">-Media da Vazao(1)= <text:s text:c="2"/>497.327843 | IC +- <text:s text:c="4"/>1.851132 | <text:s text:c="2"/>497.182156 na rodada</text:span></text:span></text:p>
      <text:p text:style-name="P2"><text:span text:style-name="Default_20_Paragraph_20_Font"><text:span text:style-name="T9">-Media do TAp(2) <text:s/>= <text:s text:c="2"/>856.234372 | IC +- <text:s text:c="2"/>145.882620 | <text:s text:c="2"/>867.715583 na rodada</text:span></text:span></text:p>
      <text:p text:style-name="P2"><text:span text:style-name="Default_20_Paragraph_20_Font"><text:span text:style-name="T9">-Media do TAm(2) <text:s/>= 65567.538571 | IC +- <text:s/>4515.468913 | 65922.913682 na rodada</text:span></text:span></text:p>
      <text:p text:style-name="P2"><text:span text:style-name="Default_20_Paragraph_20_Font"><text:span text:style-name="T9">-Media do Ncm(2) <text:s/>= <text:s text:c="4"/>0.183820 | IC +- <text:s text:c="4"/>0.056057 | <text:s text:c="4"/>0.179408 na rodada</text:span></text:span></text:p>
      <text:p text:style-name="P2"><text:span text:style-name="Default_20_Paragraph_20_Font"><text:span text:style-name="T9">-Media da Vazao(2)= <text:s text:c="2"/>494.632209 | IC +- <text:s text:c="3"/>10.494239 | <text:s text:c="2"/>495.458123 na rodada</text:span></text:span></text:p>
      <text:p text:style-name="P2"><text:span text:style-name="Default_20_Paragraph_20_Font"><text:span text:style-name="T9">Rodada 3</text:span></text:span></text:p>
      <text:p text:style-name="P2"><text:span text:style-name="Default_20_Paragraph_20_Font"><text:span text:style-name="T9">-Tempo real: 14.81 segundos nesta rodada, 121.41 no total</text:span></text:span></text:p>
      <text:p text:style-name="P2"><text:span text:style-name="Default_20_Paragraph_20_Font"><text:span text:style-name="T9">-Tempo simulado: 34613277.00 microseg nesta rodada, 278136221.80 total</text:span></text:span></text:p>
      <text:p text:style-name="P2"><text:span text:style-name="Default_20_Paragraph_20_Font"><text:span text:style-name="T9">-Media uso Ether <text:s/>= <text:s text:c="4"/>0.824264 | IC +- <text:s text:c="4"/>0.001922 | <text:s text:c="4"/>0.824960 na rodada</text:span></text:span></text:p>
      <text:p text:style-name="P2"><text:span text:style-name="Default_20_Paragraph_20_Font"><text:span text:style-name="T9">-Media do TAp(1) <text:s/>= <text:s text:c="2"/>880.526263 | IC +- <text:s text:c="3"/>47.044472 | <text:s text:c="2"/>902.382044 na rodada</text:span></text:span></text:p>
      <text:p text:style-name="P2"><text:span text:style-name="Default_20_Paragraph_20_Font"><text:span text:style-name="T9">-Media do TAm(1) <text:s/>= 66763.103149 | IC +- <text:s/>1985.825928 | 67685.312092 na rodada</text:span></text:span></text:p>
      <text:p text:style-name="P2"><text:span text:style-name="Default_20_Paragraph_20_Font"><text:span text:style-name="T9">-Media do Ncm(1) <text:s/>= <text:s text:c="4"/>0.182565 | IC +- <text:s text:c="4"/>0.012249 | <text:s text:c="4"/>0.185930 na rodada</text:span></text:span></text:p>
      <text:p text:style-name="P2"><text:span text:style-name="Default_20_Paragraph_20_Font"><text:span text:style-name="T9">-Media da Vazao(1)= <text:s text:c="2"/>497.384214 | IC +- <text:s text:c="4"/>0.435667 | <text:s text:c="2"/>497.496958 na rodada</text:span></text:span></text:p>
      <text:p text:style-name="P2"><text:span text:style-name="Default_20_Paragraph_20_Font"><text:span text:style-name="T9">-Media do TAp(2) <text:s/>= <text:s text:c="2"/>843.561866 | IC +- <text:s text:c="3"/>61.534223 | <text:s text:c="2"/>818.216855 na rodada</text:span></text:span></text:p>
      <text:p text:style-name="P2"><text:span text:style-name="Default_20_Paragraph_20_Font"><text:span text:style-name="T9">-Media do TAm(2) <text:s/>= 65123.336722 | IC +- <text:s/>2105.278966 | 64234.933022 na rodada</text:span></text:span></text:p>
      <text:p text:style-name="P2"><text:span text:style-name="Default_20_Paragraph_20_Font"><text:span text:style-name="T9">-Media do Ncm(2) <text:s/>= <text:s text:c="4"/>0.184562 | IC +- <text:s text:c="4"/>0.011415 | <text:s text:c="4"/>0.186047 na rodada</text:span></text:span></text:p>
      <text:p text:style-name="P2"><text:span text:style-name="Default_20_Paragraph_20_Font"><text:span text:style-name="T9">-Media da Vazao(2)= <text:s text:c="2"/>495.221177 | IC +- <text:s text:c="4"/>3.260552 | <text:s text:c="2"/>496.399113 na rodada</text:span></text:span></text:p>
      <text:p text:style-name="P2"><text:span text:style-name="Default_20_Paragraph_20_Font"><text:span text:style-name="T9">Rodada 4</text:span></text:span></text:p>
      <text:p text:style-name="P2"><text:span text:style-name="Default_20_Paragraph_20_Font"><text:span text:style-name="T9">-Tempo real: 14.22 segundos nesta rodada, 135.63 no total</text:span></text:span></text:p>
      <text:p text:style-name="P2"><text:span text:style-name="Default_20_Paragraph_20_Font"><text:span text:style-name="T9">-Tempo simulado: 34870453.60 microseg nesta rodada, 313006675.40 total</text:span></text:span></text:p>
      <text:p text:style-name="P2"><text:span text:style-name="Default_20_Paragraph_20_Font"><text:span text:style-name="T9">-Media uso Ether <text:s/>= <text:s text:c="4"/>0.823897 | IC +- <text:s text:c="4"/>0.001541 | <text:s text:c="4"/>0.822796 na rodada</text:span></text:span></text:p>
      <text:p text:style-name="P2"><text:span text:style-name="Default_20_Paragraph_20_Font"><text:span text:style-name="T9">-Media do TAp(1) <text:s/>= <text:s text:c="2"/>880.610026 | IC +- <text:s text:c="3"/>24.606162 | <text:s text:c="2"/>880.861317 na rodada</text:span></text:span></text:p>
      <text:p text:style-name="P2"><text:span text:style-name="Default_20_Paragraph_20_Font"><text:span text:style-name="T9">-Media do TAm(1) <text:s/>= 66760.907776 | IC +- <text:s/>1038.629837 | 66754.321658 na rodada</text:span></text:span></text:p>
      <text:p text:style-name="P2"><text:span text:style-name="Default_20_Paragraph_20_Font"><text:span text:style-name="T9">-Media do Ncm(1) <text:s/>= <text:s text:c="4"/>0.181797 | IC +- <text:s text:c="4"/>0.006857 | <text:s text:c="4"/>0.179493 na rodada</text:span></text:span></text:p>
      <text:p text:style-name="P2"><text:span text:style-name="Default_20_Paragraph_20_Font"><text:span text:style-name="T9">-Media da Vazao(1)= <text:s text:c="2"/>497.398459 | IC +- <text:s text:c="4"/>0.232324 | <text:s text:c="2"/>497.441192 na rodada</text:span></text:span></text:p>
      <text:p text:style-name="P2"><text:span text:style-name="Default_20_Paragraph_20_Font"><text:span text:style-name="T9">-Media do TAp(2) <text:s/>= <text:s text:c="2"/>847.543727 | IC +- <text:s text:c="3"/>34.587953 | <text:s text:c="2"/>859.489310 na rodada</text:span></text:span></text:p>
      <text:p text:style-name="P2"><text:span text:style-name="Default_20_Paragraph_20_Font"><text:span text:style-name="T9">-Media do TAm(2) <text:s/>= 65335.330890 | IC +- <text:s/>1291.335176 | 65971.313394 na rodada</text:span></text:span></text:p>
      <text:p text:style-name="P2"><text:span text:style-name="Default_20_Paragraph_20_Font"><text:span text:style-name="T9">-Media do Ncm(2) <text:s/>= <text:s text:c="4"/>0.183384 | IC +- <text:s text:c="4"/>0.007050 | <text:s text:c="4"/>0.179850 na rodada</text:span></text:span></text:p>
      <text:p text:style-name="P2"><text:span text:style-name="Default_20_Paragraph_20_Font"><text:span text:style-name="T9">-Media da Vazao(2)= <text:s text:c="2"/>495.754672 | IC +- <text:s text:c="4"/>2.406376 | <text:s text:c="2"/>497.355159 na rodada</text:span></text:span></text:p>
      <text:p text:style-name="Text_20_body"/>
      <text:p text:style-name="P8"><draw:frame draw:style-name="fr1" draw:name="graphics1" text:anchor-type="paragraph" svg:width="15.005cm" svg:height="20.26cm" draw:z-index="0"><draw:image xlink:href="Pictures/2000000200000216000002D1ABAC42D3.eps" xlink:type="simple" xlink:show="embed" xlink:actuate="onLoad"/></draw:frame></text:p>
      <text:p text:style-name="P8"/>
      <text:h text:style-name="Heading_20_2" text:outline-level="2"><text:span text:style-name="Default_20_Paragraph_20_Font"><text:span text:style-name="T7">Cenário 2</text:span></text:span></text:h>
      <text:p text:style-name="P2"><text:span text:style-name="Default_20_Paragraph_20_Font"><text:span text:style-name="T9">Rodada 1</text:span></text:span></text:p>
      <text:p text:style-name="P2"><text:span text:style-name="Default_20_Paragraph_20_Font"><text:span text:style-name="T9">-Tempo real: 14.20 segundos nesta rodada, 292.86 no total</text:span></text:span></text:p>
      <text:p text:style-name="P2"><text:span text:style-name="Default_20_Paragraph_20_Font"><text:span text:style-name="T9">-Tempo simulado: 39606325.07 microseg nesta rodada, 792220030.21 total</text:span></text:span></text:p>
      <text:p text:style-name="P2"><text:span text:style-name="Default_20_Paragraph_20_Font"><text:span text:style-name="T9">-Media uso Ether <text:s/>= <text:s text:c="4"/>0.763700 | IC +- <text:s text:c="4"/>0.000000 | <text:s text:c="4"/>0.763700 na rodada</text:span></text:span></text:p>
      <text:p text:style-name="P2"><text:span text:style-name="Default_20_Paragraph_20_Font"><text:span text:style-name="T9">-Media do TAp(1) <text:s/>= <text:s text:c="2"/>540.313308 | IC +- <text:s text:c="4"/>0.000000 | <text:s text:c="2"/>540.313308 na rodada</text:span></text:span></text:p>
      <text:p text:style-name="P2"><text:span text:style-name="Default_20_Paragraph_20_Font"><text:span text:style-name="T9">-Media do TAm(1) <text:s/>= 53165.254173 | IC +- <text:s text:c="4"/>0.000000 | 53165.254173 na rodada</text:span></text:span></text:p>
      <text:p text:style-name="P2"><text:span text:style-name="Default_20_Paragraph_20_Font"><text:span text:style-name="T9">-Media do Ncm(1) <text:s/>= <text:s text:c="4"/>0.109197 | IC +- <text:s text:c="4"/>0.000000 | <text:s text:c="4"/>0.109197 na rodada</text:span></text:span></text:p>
      <text:p text:style-name="P2"><text:span text:style-name="Default_20_Paragraph_20_Font"><text:span text:style-name="T9">-Media da Vazao(1)= <text:s text:c="2"/>477.751974 | IC +- <text:s text:c="4"/>0.000000 | <text:s text:c="2"/>477.751974 na rodada</text:span></text:span></text:p>
      <text:p text:style-name="P2"><text:span text:style-name="Default_20_Paragraph_20_Font"><text:span text:style-name="T9">-Media do TAp(2) <text:s/>= <text:s text:c="2"/>606.454807 | IC +- <text:s text:c="4"/>0.000000 | <text:s text:c="2"/>606.454807 na rodada</text:span></text:span></text:p>
      <text:p text:style-name="P2"><text:span text:style-name="Default_20_Paragraph_20_Font"><text:span text:style-name="T9">-Media do TAm(2) <text:s/>= 55806.044912 | IC +- <text:s text:c="4"/>0.000000 | 55806.044912 na rodada</text:span></text:span></text:p>
      <text:p text:style-name="P2"><text:span text:style-name="Default_20_Paragraph_20_Font"><text:span text:style-name="T9">-Media do Ncm(2) <text:s/>= <text:s text:c="4"/>0.114833 | IC +- <text:s text:c="4"/>0.000000 | <text:s text:c="4"/>0.114833 na rodada</text:span></text:span></text:p>
      <text:p text:style-name="P2"><text:span text:style-name="Default_20_Paragraph_20_Font"><text:span text:style-name="T9">-Media da Vazao(2)= <text:s text:c="2"/>454.876840 | IC +- <text:s text:c="4"/>0.000000 | <text:s text:c="2"/>454.876840 na rodada</text:span></text:span></text:p>
      <text:p text:style-name="P2"><text:span text:style-name="Default_20_Paragraph_20_Font"><text:span text:style-name="T9">Rodada 2</text:span></text:span></text:p>
      <text:p text:style-name="P2"><text:span text:style-name="Default_20_Paragraph_20_Font"><text:span text:style-name="T9">-Tempo real: 13.10 segundos nesta rodada, 305.96 no total</text:span></text:span></text:p>
      <text:p text:style-name="P2"><text:span text:style-name="Default_20_Paragraph_20_Font"><text:span text:style-name="T9">-Tempo simulado: 38570081.28 microseg nesta rodada, 830790111.49 total</text:span></text:span></text:p>
      <text:p text:style-name="P2"><text:span text:style-name="Default_20_Paragraph_20_Font"><text:span text:style-name="T9">-Media uso Ether <text:s/>= <text:s text:c="4"/>0.777356 | IC +- <text:s text:c="4"/>0.173507 | <text:s text:c="4"/>0.791011 na rodada</text:span></text:span></text:p>
      <text:p text:style-name="P2"><text:span text:style-name="Default_20_Paragraph_20_Font"><text:span text:style-name="T9">-Media do TAp(1) <text:s/>= <text:s text:c="2"/>628.302712 | IC +- <text:s/>1118.011381 | <text:s text:c="2"/>716.292116 na rodada</text:span></text:span></text:p>
      <text:p text:style-name="P2"><text:span text:style-name="Default_20_Paragraph_20_Font"><text:span text:style-name="T9">-Media do TAm(1) <text:s/>= 56667.935968 | IC +- 44505.792010 | 60170.617762 na rodada</text:span></text:span></text:p>
      <text:p text:style-name="P2"><text:span text:style-name="Default_20_Paragraph_20_Font"><text:span text:style-name="T9">-Media do Ncm(1) <text:s/>= <text:s text:c="4"/>0.110334 | IC +- <text:s text:c="4"/>0.014447 | <text:s text:c="4"/>0.111471 na rodada</text:span></text:span></text:p>
      <text:p text:style-name="P2"><text:span text:style-name="Default_20_Paragraph_20_Font"><text:span text:style-name="T9">-Media da Vazao(1)= <text:s text:c="2"/>459.137385 | IC +- <text:s text:c="2"/>236.520789 | <text:s text:c="2"/>440.522795 na rodada</text:span></text:span></text:p>
      <text:p text:style-name="P2"><text:span text:style-name="Default_20_Paragraph_20_Font"><text:span text:style-name="T9">-Media do TAp(2) <text:s/>= <text:s text:c="2"/>541.155780 | IC +- <text:s text:c="2"/>829.702807 | <text:s text:c="2"/>475.856753 na rodada</text:span></text:span></text:p>
      <text:p text:style-name="P2"><text:span text:style-name="Default_20_Paragraph_20_Font"><text:span text:style-name="T9">-Media do TAm(2) <text:s/>= 53190.909748 | IC +- 33228.442817 | 50575.774583 na rodada</text:span></text:span></text:p>
      <text:p text:style-name="P2"><text:span text:style-name="Default_20_Paragraph_20_Font"><text:span text:style-name="T9">-Media do Ncm(2) <text:s/>= <text:s text:c="4"/>0.103923 | IC +- <text:s text:c="4"/>0.138634 | <text:s text:c="4"/>0.093012 na rodada</text:span></text:span></text:p>
      <text:p text:style-name="P2"><text:span text:style-name="Default_20_Paragraph_20_Font"><text:span text:style-name="T9">-Media da Vazao(2)= <text:s text:c="2"/>490.686504 | IC +- <text:s text:c="2"/>455.004922 | <text:s text:c="2"/>526.496168 na rodada</text:span></text:span></text:p>
      <text:p text:style-name="P2"><text:span text:style-name="Default_20_Paragraph_20_Font"><text:span text:style-name="T9">Rodada 3</text:span></text:span></text:p>
      <text:p text:style-name="P2"><text:span text:style-name="Default_20_Paragraph_20_Font"><text:span text:style-name="T9">-Tempo real: 13.69 segundos nesta rodada, 319.65 no total</text:span></text:span></text:p>
      <text:p text:style-name="P2"><text:span text:style-name="Default_20_Paragraph_20_Font"><text:span text:style-name="T9">-Tempo simulado: 37061332.31 microseg nesta rodada, 867851443.81 total</text:span></text:span></text:p>
      <text:p text:style-name="P2"><text:span text:style-name="Default_20_Paragraph_20_Font"><text:span text:style-name="T9">-Media uso Ether <text:s/>= <text:s text:c="4"/>0.790863 | IC +- <text:s text:c="4"/>0.067293 | <text:s text:c="4"/>0.817878 na rodada</text:span></text:span></text:p>
      <text:p text:style-name="P2"><text:span text:style-name="Default_20_Paragraph_20_Font"><text:span text:style-name="T9">-Media do TAp(1) <text:s/>= <text:s text:c="2"/>621.510286 | IC +- <text:s text:c="2"/>220.522970 | <text:s text:c="2"/>607.925433 na rodada</text:span></text:span></text:p>
      <text:p text:style-name="P2"><text:span text:style-name="Default_20_Paragraph_20_Font"><text:span text:style-name="T9">-Media do TAm(1) <text:s/>= 56392.589571 | IC +- <text:s/>8781.427398 | 55841.896778 na rodada</text:span></text:span></text:p>
      <text:p text:style-name="P2"><text:span text:style-name="Default_20_Paragraph_20_Font"><text:span text:style-name="T9">-Media do Ncm(1) <text:s/>= <text:s text:c="4"/>0.110128 | IC +- <text:s text:c="4"/>0.002960 | <text:s text:c="4"/>0.109716 na rodada</text:span></text:span></text:p>
      <text:p text:style-name="P2"><text:span text:style-name="Default_20_Paragraph_20_Font"><text:span text:style-name="T9">-Media da Vazao(1)= <text:s text:c="2"/>470.719598 | IC +- <text:s text:c="3"/>67.983092 | <text:s text:c="2"/>493.884026 na rodada</text:span></text:span></text:p>
      <text:p text:style-name="P2"><text:span text:style-name="Default_20_Paragraph_20_Font"><text:span text:style-name="T9">-Media do TAp(2) <text:s/>= <text:s text:c="2"/>583.322555 | IC +- <text:s text:c="2"/>243.370371 | <text:s text:c="2"/>667.656103 na rodada</text:span></text:span></text:p>
      <text:p text:style-name="P2"><text:span text:style-name="Default_20_Paragraph_20_Font"><text:span text:style-name="T9">-Media do TAm(2) <text:s/>= 54874.738723 | IC +- <text:s/>9730.964487 | 58242.396673 na rodada</text:span></text:span></text:p>
      <text:p text:style-name="P2"><text:span text:style-name="Default_20_Paragraph_20_Font"><text:span text:style-name="T9">-Media do Ncm(2) <text:s/>= <text:s text:c="4"/>0.105285 | IC +- <text:s text:c="4"/>0.027731 | <text:s text:c="4"/>0.108011 na rodada</text:span></text:span></text:p>
      <text:p text:style-name="P2"><text:span text:style-name="Default_20_Paragraph_20_Font"><text:span text:style-name="T9">-Media da Vazao(2)= <text:s text:c="2"/>494.396610 | IC +- <text:s text:c="3"/>90.377105 | <text:s text:c="2"/>501.816822 na rodada</text:span></text:span></text:p>
      <text:p text:style-name="P2"><text:span text:style-name="Default_20_Paragraph_20_Font"><text:span text:style-name="T9">Rodada 4</text:span></text:span></text:p>
      <text:p text:style-name="P2"><text:span text:style-name="Default_20_Paragraph_20_Font"><text:span text:style-name="T9">-Tempo real: 15.11 segundos nesta rodada, 334.77 no total</text:span></text:span></text:p>
      <text:p text:style-name="P2"><text:span text:style-name="Default_20_Paragraph_20_Font"><text:span text:style-name="T9">-Tempo simulado: 36862499.89 microseg nesta rodada, 904713943.70 total</text:span></text:span></text:p>
      <text:p text:style-name="P2"><text:span text:style-name="Default_20_Paragraph_20_Font"><text:span text:style-name="T9">-Media uso Ether <text:s/>= <text:s text:c="4"/>0.799524 | IC +- <text:s text:c="4"/>0.044703 | <text:s text:c="4"/>0.825506 na rodada</text:span></text:span></text:p>
      <text:p text:style-name="P2"><text:span text:style-name="Default_20_Paragraph_20_Font"><text:span text:style-name="T9">-Media do TAp(1) <text:s/>= <text:s text:c="2"/>656.737836 | IC +- <text:s text:c="2"/>160.844396 | <text:s text:c="2"/>762.420486 na rodada</text:span></text:span></text:p>
      <text:p text:style-name="P2"><text:span text:style-name="Default_20_Paragraph_20_Font"><text:span text:style-name="T9">-Media do TAm(1) <text:s/>= 57796.132932 | IC +- <text:s/>6406.635459 | 62006.763016 na rodada</text:span></text:span></text:p>
      <text:p text:style-name="P2"><text:span text:style-name="Default_20_Paragraph_20_Font"><text:span text:style-name="T9">-Media do Ncm(1) <text:s/>= <text:s text:c="4"/>0.110173 | IC +- <text:s text:c="4"/>0.001555 | <text:s text:c="4"/>0.110308 na rodada</text:span></text:span></text:p>
      <text:p text:style-name="P2"><text:span text:style-name="Default_20_Paragraph_20_Font"><text:span text:style-name="T9">-Media da Vazao(1)= <text:s text:c="2"/>472.008841 | IC +- <text:s text:c="3"/>35.791766 | <text:s text:c="2"/>475.876570 na rodada</text:span></text:span></text:p>
      <text:p text:style-name="P2"><text:span text:style-name="Default_20_Paragraph_20_Font"><text:span text:style-name="T9">-Media do TAp(2) <text:s/>= <text:s text:c="2"/>561.088174 | IC +- <text:s text:c="2"/>145.631142 | <text:s text:c="2"/>494.385033 na rodada</text:span></text:span></text:p>
      <text:p text:style-name="P2"><text:span text:style-name="Default_20_Paragraph_20_Font"><text:span text:style-name="T9">-Media do TAm(2) <text:s/>= 53993.107484 | IC +- <text:s/>5811.547481 | 51348.213767 na rodada</text:span></text:span></text:p>
      <text:p text:style-name="P2"><text:span text:style-name="Default_20_Paragraph_20_Font"><text:span text:style-name="T9">-Media do Ncm(2) <text:s/>= <text:s text:c="4"/>0.104028 | IC +- <text:s text:c="4"/>0.015045 | <text:s text:c="4"/>0.100257 na rodada</text:span></text:span></text:p>
      <text:p text:style-name="P2"><text:span text:style-name="Default_20_Paragraph_20_Font"><text:span text:style-name="T9">-Media da Vazao(2)= <text:s text:c="2"/>503.066024 | IC +- <text:s text:c="3"/>54.730969 | <text:s text:c="2"/>529.074264 na rodada</text:span></text:span></text:p>
      <text:p text:style-name="P2"><text:span text:style-name="Default_20_Paragraph_20_Font"><text:span text:style-name="T9">Rodada 5</text:span></text:span></text:p>
      <text:p text:style-name="P2"><text:span text:style-name="Default_20_Paragraph_20_Font"><text:span text:style-name="T9">-Tempo real: 14.11 segundos nesta rodada, 348.88 no total</text:span></text:span></text:p>
      <text:p text:style-name="P2"><text:span text:style-name="Default_20_Paragraph_20_Font"><text:span text:style-name="T9">-Tempo simulado: 37888684.33 microseg nesta rodada, 942602628.03 total</text:span></text:span></text:p>
      <text:p text:style-name="P2"><text:span text:style-name="Default_20_Paragraph_20_Font"><text:span text:style-name="T9">-Media uso Ether <text:s/>= <text:s text:c="4"/>0.799196 | IC +- <text:s text:c="4"/>0.030223 | <text:s text:c="4"/>0.797883 na rodada</text:span></text:span></text:p>
      <text:p text:style-name="P2"><text:span text:style-name="Default_20_Paragraph_20_Font"><text:span text:style-name="T9">-Media do TAp(1) <text:s/>= <text:s text:c="2"/>646.481527 | IC +- <text:s text:c="2"/>112.363206 | <text:s text:c="2"/>605.456289 na rodada</text:span></text:span></text:p>
      <text:p text:style-name="P2"><text:span text:style-name="Default_20_Paragraph_20_Font"><text:span text:style-name="T9">-Media do TAm(1) <text:s/>= 57393.441018 | IC +- <text:s/>4471.493783 | 55782.673360 na rodada</text:span></text:span></text:p>
      <text:p text:style-name="P2"><text:span text:style-name="Default_20_Paragraph_20_Font"><text:span text:style-name="T9">-Media do Ncm(1) <text:s/>= <text:s text:c="4"/>0.111297 | IC +- <text:s text:c="4"/>0.003293 | <text:s text:c="4"/>0.115792 na rodada</text:span></text:span></text:p>
      <text:p text:style-name="P2"><text:span text:style-name="Default_20_Paragraph_20_Font"><text:span text:style-name="T9">-Media da Vazao(1)= <text:s text:c="2"/>472.252745 | IC +- <text:s text:c="3"/>24.196743 | <text:s text:c="2"/>473.228361 na rodada</text:span></text:span></text:p>
      <text:p text:style-name="P2"><text:span text:style-name="Default_20_Paragraph_20_Font"><text:span text:style-name="T9">-Media do TAp(2) <text:s/>= <text:s text:c="2"/>565.056573 | IC +- <text:s text:c="3"/>99.029073 | <text:s text:c="2"/>580.930166 na rodada</text:span></text:span></text:p>
      <text:p text:style-name="P2"><text:span text:style-name="Default_20_Paragraph_20_Font"><text:span text:style-name="T9">-Media do TAm(2) <text:s/>= 54146.268557 | IC +- <text:s/>3950.267415 | 54758.912851 na rodada</text:span></text:span></text:p>
      <text:p text:style-name="P2"><text:span text:style-name="Default_20_Paragraph_20_Font"><text:span text:style-name="T9">-Media do Ncm(2) <text:s/>= <text:s text:c="4"/>0.105065 | IC +- <text:s text:c="4"/>0.010567 | <text:s text:c="4"/>0.109211 na rodada</text:span></text:span></text:p>
      <text:p text:style-name="P2"><text:span text:style-name="Default_20_Paragraph_20_Font"><text:span text:style-name="T9">-Media da Vazao(2)= <text:s text:c="2"/>502.651600 | IC +- <text:s text:c="3"/>37.003843 | <text:s text:c="2"/>500.993907 na rodada</text:span></text:span></text:p>
      <text:p text:style-name="P2"><text:span text:style-name="Default_20_Paragraph_20_Font"><text:span text:style-name="T9">Rodada 6</text:span></text:span></text:p>
      <text:p text:style-name="P2"><text:span text:style-name="Default_20_Paragraph_20_Font"><text:span text:style-name="T9">-Tempo real: 15.03 segundos nesta rodada, 363.92 no total</text:span></text:span></text:p>
      <text:p text:style-name="P2"><text:span text:style-name="Default_20_Paragraph_20_Font"><text:span text:style-name="T9">-Tempo simulado: 37571293.78 microseg nesta rodada, 980173921.81 total</text:span></text:span></text:p>
      <text:p text:style-name="P2"><text:span text:style-name="Default_20_Paragraph_20_Font"><text:span text:style-name="T9">-Media uso Ether <text:s/>= <text:s text:c="4"/>0.800843 | IC +- <text:s text:c="4"/>0.023236 | <text:s text:c="4"/>0.809080 na rodada</text:span></text:span></text:p>
      <text:p text:style-name="P2"><text:span text:style-name="Default_20_Paragraph_20_Font"><text:span text:style-name="T9">-Media do TAp(1) <text:s/>= <text:s text:c="2"/>630.952568 | IC +- <text:s text:c="3"/>93.853993 | <text:s text:c="2"/>553.307776 na rodada</text:span></text:span></text:p>
      <text:p text:style-name="P2"><text:span text:style-name="Default_20_Paragraph_20_Font"><text:span text:style-name="T9">-Media do TAm(1) <text:s/>= 56774.404559 | IC +- <text:s/>3736.081101 | 53679.222263 na rodada</text:span></text:span></text:p>
      <text:p text:style-name="P2"><text:span text:style-name="Default_20_Paragraph_20_Font"><text:span text:style-name="T9">-Media do Ncm(1) <text:s/>= <text:s text:c="4"/>0.109569 | IC +- <text:s text:c="4"/>0.005092 | <text:s text:c="4"/>0.100928 na rodada</text:span></text:span></text:p>
      <text:p text:style-name="P2"><text:span text:style-name="Default_20_Paragraph_20_Font"><text:span text:style-name="T9">-Media da Vazao(1)= <text:s text:c="2"/>479.567077 | IC +- <text:s text:c="3"/>26.231738 | <text:s text:c="2"/>516.138734 na rodada</text:span></text:span></text:p>
      <text:p text:style-name="P2"><text:span text:style-name="Default_20_Paragraph_20_Font"><text:span text:style-name="T9">-Media do TAp(2) <text:s/>= <text:s text:c="2"/>557.626975 | IC +- <text:s text:c="3"/>77.259407 | <text:s text:c="2"/>520.478986 na rodada</text:span></text:span></text:p>
      <text:p text:style-name="P2"><text:soft-page-break/><text:span text:style-name="Default_20_Paragraph_20_Font"><text:span text:style-name="T9">-Media do TAm(2) <text:s/>= 53846.644281 | IC +- <text:s/>3083.956758 | 52348.522897 na rodada</text:span></text:span></text:p>
      <text:p text:style-name="P2"><text:span text:style-name="Default_20_Paragraph_20_Font"><text:span text:style-name="T9">-Media do Ncm(2) <text:s/>= <text:s text:c="4"/>0.105697 | IC +- <text:s text:c="4"/>0.008152 | <text:s text:c="4"/>0.108860 na rodada</text:span></text:span></text:p>
      <text:p text:style-name="P2"><text:span text:style-name="Default_20_Paragraph_20_Font"><text:span text:style-name="T9">-Media da Vazao(2)= <text:s text:c="2"/>497.415906 | IC +- <text:s text:c="3"/>31.042612 | <text:s text:c="2"/>471.237432 na rodada</text:span></text:span></text:p>
      <text:p text:style-name="P2"><text:span text:style-name="Default_20_Paragraph_20_Font"><text:span text:style-name="T9">Rodada 7</text:span></text:span></text:p>
      <text:p text:style-name="P2"><text:span text:style-name="Default_20_Paragraph_20_Font"><text:span text:style-name="T9">-Tempo real: 13.78 segundos nesta rodada, 377.70 no total</text:span></text:span></text:p>
      <text:p text:style-name="P2"><text:span text:style-name="Default_20_Paragraph_20_Font"><text:span text:style-name="T9">-Tempo simulado: 36973434.86 microseg nesta rodada, 1017147356.67 total</text:span></text:span></text:p>
      <text:p text:style-name="P2"><text:span text:style-name="Default_20_Paragraph_20_Font"><text:span text:style-name="T9">-Media uso Ether <text:s/>= <text:s text:c="4"/>0.804051 | IC +- <text:s text:c="4"/>0.020275 | <text:s text:c="4"/>0.823302 na rodada</text:span></text:span></text:p>
      <text:p text:style-name="P2"><text:span text:style-name="Default_20_Paragraph_20_Font"><text:span text:style-name="T9">-Media do TAp(1) <text:s/>= <text:s text:c="2"/>627.365408 | IC +- <text:s text:c="3"/>76.013464 | <text:s text:c="2"/>605.842449 na rodada</text:span></text:span></text:p>
      <text:p text:style-name="P2"><text:span text:style-name="Default_20_Paragraph_20_Font"><text:span text:style-name="T9">-Media do TAm(1) <text:s/>= 56646.686174 | IC +- <text:s/>3021.858626 | 55880.375869 na rodada</text:span></text:span></text:p>
      <text:p text:style-name="P2"><text:span text:style-name="Default_20_Paragraph_20_Font"><text:span text:style-name="T9">-Media do Ncm(1) <text:s/>= <text:s text:c="4"/>0.108763 | IC +- <text:s text:c="4"/>0.004546 | <text:s text:c="4"/>0.103928 na rodada</text:span></text:span></text:p>
      <text:p text:style-name="P2"><text:span text:style-name="Default_20_Paragraph_20_Font"><text:span text:style-name="T9">-Media da Vazao(1)= <text:s text:c="2"/>483.789251 | IC +- <text:s text:c="3"/>23.496466 | <text:s text:c="2"/>509.122295 na rodada</text:span></text:span></text:p>
      <text:p text:style-name="P2"><text:span text:style-name="Default_20_Paragraph_20_Font"><text:span text:style-name="T9">-Media do TAp(2) <text:s/>= <text:s text:c="2"/>575.459809 | IC +- <text:s text:c="3"/>75.942460 | <text:s text:c="2"/>682.456812 na rodada</text:span></text:span></text:p>
      <text:p text:style-name="P2"><text:span text:style-name="Default_20_Paragraph_20_Font"><text:span text:style-name="T9">-Media do TAm(2) <text:s/>= 54558.655109 | IC +- <text:s/>3031.640287 | 58830.720077 na rodada</text:span></text:span></text:p>
      <text:p text:style-name="P2"><text:span text:style-name="Default_20_Paragraph_20_Font"><text:span text:style-name="T9">-Media do Ncm(2) <text:s/>= <text:s text:c="4"/>0.106079 | IC +- <text:s text:c="4"/>0.006624 | <text:s text:c="4"/>0.108371 na rodada</text:span></text:span></text:p>
      <text:p text:style-name="P2"><text:span text:style-name="Default_20_Paragraph_20_Font"><text:span text:style-name="T9">-Media da Vazao(2)= <text:s text:c="2"/>495.576073 | IC +- <text:s text:c="3"/>25.376126 | <text:s text:c="2"/>484.537075 na rodada</text:span></text:span></text:p>
      <text:p text:style-name="P2"><text:span text:style-name="Default_20_Paragraph_20_Font"><text:span text:style-name="T9">Rodada 8</text:span></text:span></text:p>
      <text:p text:style-name="P2"><text:span text:style-name="Default_20_Paragraph_20_Font"><text:span text:style-name="T9">-Tempo real: 13.98 segundos nesta rodada, 391.69 no total</text:span></text:span></text:p>
      <text:p text:style-name="P2"><text:span text:style-name="Default_20_Paragraph_20_Font"><text:span text:style-name="T9">-Tempo simulado: 37018531.95 microseg nesta rodada, 1054165888.62 total</text:span></text:span></text:p>
      <text:p text:style-name="P2"><text:span text:style-name="Default_20_Paragraph_20_Font"><text:span text:style-name="T9">-Media uso Ether <text:s/>= <text:s text:c="4"/>0.805843 | IC +- <text:s text:c="4"/>0.017489 | <text:s text:c="4"/>0.818382 na rodada</text:span></text:span></text:p>
      <text:p text:style-name="P2"><text:span text:style-name="Default_20_Paragraph_20_Font"><text:span text:style-name="T9">-Media do TAp(1) <text:s/>= <text:s text:c="2"/>612.978721 | IC +- <text:s text:c="3"/>72.140623 | <text:s text:c="2"/>512.271908 na rodada</text:span></text:span></text:p>
      <text:p text:style-name="P2"><text:span text:style-name="Default_20_Paragraph_20_Font"><text:span text:style-name="T9">-Media do TAm(1) <text:s/>= 56069.954439 | IC +- <text:s/>2873.266172 | 52032.832294 na rodada</text:span></text:span></text:p>
      <text:p text:style-name="P2"><text:span text:style-name="Default_20_Paragraph_20_Font"><text:span text:style-name="T9">-Media do Ncm(1) <text:s/>= <text:s text:c="4"/>0.108003 | IC +- <text:s text:c="4"/>0.004208 | <text:s text:c="4"/>0.102682 na rodada</text:span></text:span></text:p>
      <text:p text:style-name="P2"><text:span text:style-name="Default_20_Paragraph_20_Font"><text:span text:style-name="T9">-Media da Vazao(1)= <text:s text:c="2"/>490.032178 | IC +- <text:s text:c="3"/>24.588695 | <text:s text:c="2"/>533.732673 na rodada</text:span></text:span></text:p>
      <text:p text:style-name="P2"><text:span text:style-name="Default_20_Paragraph_20_Font"><text:span text:style-name="T9">-Media do TAp(2) <text:s/>= <text:s text:c="2"/>592.193120 | IC +- <text:s text:c="3"/>74.866807 | <text:s text:c="2"/>709.326299 na rodada</text:span></text:span></text:p>
      <text:p text:style-name="P2"><text:span text:style-name="Default_20_Paragraph_20_Font"><text:span text:style-name="T9">-Media do TAm(2) <text:s/>= 55163.705461 | IC +- <text:s/>2912.774890 | 59399.057927 na rodada</text:span></text:span></text:p>
      <text:p text:style-name="P2"><text:span text:style-name="Default_20_Paragraph_20_Font"><text:span text:style-name="T9">-Media do Ncm(2) <text:s/>= <text:s text:c="4"/>0.107456 | IC +- <text:s text:c="4"/>0.006429 | <text:s text:c="4"/>0.117093 na rodada</text:span></text:span></text:p>
      <text:p text:style-name="P2"><text:span text:style-name="Default_20_Paragraph_20_Font"><text:span text:style-name="T9">-Media da Vazao(2)= <text:s text:c="2"/>491.728342 | IC +- <text:s text:c="3"/>23.104230 | <text:s text:c="2"/>464.794229 na rodada</text:span></text:span></text:p>
      <text:p text:style-name="P2"><text:span text:style-name="Default_20_Paragraph_20_Font"><text:span text:style-name="T9">Rodada 9</text:span></text:span></text:p>
      <text:p text:style-name="P2"><text:span text:style-name="Default_20_Paragraph_20_Font"><text:span text:style-name="T9">-Tempo real: 13.64 segundos nesta rodada, 405.33 no total</text:span></text:span></text:p>
      <text:p text:style-name="P2"><text:span text:style-name="Default_20_Paragraph_20_Font"><text:span text:style-name="T9">-Tempo simulado: 37894503.93 microseg nesta rodada, 1092060392.55 total</text:span></text:span></text:p>
      <text:p text:style-name="P2"><text:span text:style-name="Default_20_Paragraph_20_Font"><text:span text:style-name="T9">-Media uso Ether <text:s/>= <text:s text:c="4"/>0.804326 | IC +- <text:s text:c="4"/>0.015443 | <text:s text:c="4"/>0.792196 na rodada</text:span></text:span></text:p>
      <text:p text:style-name="P2"><text:span text:style-name="Default_20_Paragraph_20_Font"><text:span text:style-name="T9">-Media do TAp(1) <text:s/>= <text:s text:c="2"/>611.153383 | IC +- <text:s text:c="3"/>62.187447 | <text:s text:c="2"/>596.550679 na rodada</text:span></text:span></text:p>
      <text:p text:style-name="P2"><text:span text:style-name="Default_20_Paragraph_20_Font"><text:span text:style-name="T9">-Media do TAm(1) <text:s/>= 55995.107643 | IC +- <text:s/>2477.184131 | 55396.333268 na rodada</text:span></text:span></text:p>
      <text:p text:style-name="P2"><text:span text:style-name="Default_20_Paragraph_20_Font"><text:span text:style-name="T9">-Media do Ncm(1) <text:s/>= <text:s text:c="4"/>0.108545 | IC +- <text:s text:c="4"/>0.003829 | <text:s text:c="4"/>0.112882 na rodada</text:span></text:span></text:p>
      <text:p text:style-name="P2"><text:span text:style-name="Default_20_Paragraph_20_Font"><text:span text:style-name="T9">-Media da Vazao(1)= <text:s text:c="2"/>493.129883 | IC +- <text:s text:c="3"/>22.321474 | <text:s text:c="2"/>517.911517 na rodada</text:span></text:span></text:p>
      <text:p text:style-name="P2"><text:span text:style-name="Default_20_Paragraph_20_Font"><text:span text:style-name="T9">-Media do TAp(2) <text:s/>= <text:s text:c="2"/>607.964324 | IC +- <text:s text:c="3"/>73.950470 | <text:s text:c="2"/>734.133956 na rodada</text:span></text:span></text:p>
      <text:p text:style-name="P2"><text:span text:style-name="Default_20_Paragraph_20_Font"><text:span text:style-name="T9">-Media do TAm(2) <text:s/>= 55801.834221 | IC +- <text:s/>2905.363649 | 60906.864298 na rodada</text:span></text:span></text:p>
      <text:p text:style-name="P2"><text:span text:style-name="Default_20_Paragraph_20_Font"><text:span text:style-name="T9">-Media do Ncm(2) <text:s/>= <text:s text:c="4"/>0.110022 | IC +- <text:s text:c="4"/>0.008100 | <text:s text:c="4"/>0.130556 na rodada</text:span></text:span></text:p>
      <text:p text:style-name="P2"><text:span text:style-name="Default_20_Paragraph_20_Font"><text:span text:style-name="T9">-Media da Vazao(2)= <text:s text:c="2"/>486.709140 | IC +- <text:s text:c="3"/>22.996011 | <text:s text:c="2"/>446.555522 na rodada</text:span></text:span></text:p>
      <text:p text:style-name="P2"><text:span text:style-name="Default_20_Paragraph_20_Font"><text:span text:style-name="T9">Rodada 10</text:span></text:span></text:p>
      <text:p text:style-name="P2"><text:span text:style-name="Default_20_Paragraph_20_Font"><text:span text:style-name="T9">-Tempo real: 14.04 segundos nesta rodada, 419.38 no total</text:span></text:span></text:p>
      <text:p text:style-name="P2"><text:span text:style-name="Default_20_Paragraph_20_Font"><text:span text:style-name="T9">-Tempo simulado: 36607854.11 microseg nesta rodada, 1128668246.66 total</text:span></text:span></text:p>
      <text:p text:style-name="P2"><text:span text:style-name="Default_20_Paragraph_20_Font"><text:span text:style-name="T9">-Media uso Ether <text:s/>= <text:s text:c="4"/>0.806902 | IC +- <text:s text:c="4"/>0.014749 | <text:s text:c="4"/>0.830084 na rodada</text:span></text:span></text:p>
      <text:p text:style-name="P2"><text:span text:style-name="Default_20_Paragraph_20_Font"><text:span text:style-name="T9">-Media do TAp(1) <text:s/>= <text:s text:c="2"/>607.607165 | IC +- <text:s text:c="3"/>55.151083 | <text:s text:c="2"/>575.691201 na rodada</text:span></text:span></text:p>
      <text:p text:style-name="P2"><text:span text:style-name="Default_20_Paragraph_20_Font"><text:span text:style-name="T9">-Media do TAm(1) <text:s/>= 55854.971083 | IC +- <text:s/>2196.528147 | 54593.742050 na rodada</text:span></text:span></text:p>
      <text:p text:style-name="P2"><text:span text:style-name="Default_20_Paragraph_20_Font"><text:span text:style-name="T9">-Media do Ncm(1) <text:s/>= <text:s text:c="4"/>0.108084 | IC +- <text:s text:c="4"/>0.003518 | <text:s text:c="4"/>0.103936 na rodada</text:span></text:span></text:p>
      <text:p text:style-name="P2"><text:span text:style-name="Default_20_Paragraph_20_Font"><text:span text:style-name="T9">-Media da Vazao(1)= <text:s text:c="2"/>495.237554 | IC +- <text:s text:c="3"/>20.157313 | <text:s text:c="2"/>514.206595 na rodada</text:span></text:span></text:p>
      <text:p text:style-name="P2"><text:span text:style-name="Default_20_Paragraph_20_Font"><text:span text:style-name="T9">-Media do TAp(2) <text:s/>= <text:s text:c="2"/>612.375574 | IC +- <text:s text:c="3"/>65.648505 | <text:s text:c="2"/>652.076824 na rodada</text:span></text:span></text:p>
      <text:p text:style-name="P2"><text:span text:style-name="Default_20_Paragraph_20_Font"><text:span text:style-name="T9">-Media do TAm(2) <text:s/>= 55980.666688 | IC +- <text:s/>2581.125134 | 57590.158897 na rodada</text:span></text:span></text:p>
      <text:p text:style-name="P2"><text:span text:style-name="Default_20_Paragraph_20_Font"><text:span text:style-name="T9">-Media do Ncm(2) <text:s/>= <text:s text:c="4"/>0.109826 | IC +- <text:s text:c="4"/>0.007121 | <text:s text:c="4"/>0.108059 na rodada</text:span></text:span></text:p>
      <text:p text:style-name="P2"><text:span text:style-name="Default_20_Paragraph_20_Font"><text:span text:style-name="T9">-Media da Vazao(2)= <text:s text:c="2"/>487.806235 | IC +- <text:s text:c="3"/>20.329225 | <text:s text:c="2"/>497.680087 na rodada</text:span></text:span></text:p>
      <text:p text:style-name="P2"><text:span text:style-name="Default_20_Paragraph_20_Font"><text:span text:style-name="T9">Rodada 11</text:span></text:span></text:p>
      <text:p text:style-name="P2"><text:span text:style-name="Default_20_Paragraph_20_Font"><text:span text:style-name="T9">-Tempo real: 13.25 segundos nesta rodada, 432.64 no total</text:span></text:span></text:p>
      <text:p text:style-name="P2"><text:span text:style-name="Default_20_Paragraph_20_Font"><text:span text:style-name="T9">-Tempo simulado: 37768061.28 microseg nesta rodada, 1166436307.94 total</text:span></text:span></text:p>
      <text:p text:style-name="P2"><text:span text:style-name="Default_20_Paragraph_20_Font"><text:span text:style-name="T9">-Media uso Ether <text:s/>= <text:s text:c="4"/>0.806218 | IC +- <text:s text:c="4"/>0.013229 | <text:s text:c="4"/>0.799380 na rodada</text:span></text:span></text:p>
      <text:p text:style-name="P2"><text:span text:style-name="Default_20_Paragraph_20_Font"><text:span text:style-name="T9">-Media do TAp(1) <text:s/>= <text:s text:c="2"/>609.279900 | IC +- <text:s text:c="3"/>49.276998 | <text:s text:c="2"/>626.007251 na rodada</text:span></text:span></text:p>
      <text:p text:style-name="P2"><text:span text:style-name="Default_20_Paragraph_20_Font"><text:span text:style-name="T9">-Media do TAm(1) <text:s/>= 55919.480660 | IC +- <text:s/>1962.227992 | 56564.576430 na rodada</text:span></text:span></text:p>
      <text:p text:style-name="P2"><text:span text:style-name="Default_20_Paragraph_20_Font"><text:span text:style-name="T9">-Media do Ncm(1) <text:s/>= <text:s text:c="4"/>0.108105 | IC +- <text:s text:c="4"/>0.003134 | <text:s text:c="4"/>0.108316 na rodada</text:span></text:span></text:p>
      <text:p text:style-name="P2"><text:span text:style-name="Default_20_Paragraph_20_Font"><text:span text:style-name="T9">-Media da Vazao(1)= <text:s text:c="2"/>497.064104 | IC +- <text:s text:c="3"/>18.414163 | <text:s text:c="2"/>515.329602 na rodada</text:span></text:span></text:p>
      <text:p text:style-name="P2"><text:span text:style-name="Default_20_Paragraph_20_Font"><text:span text:style-name="T9">-Media do TAp(2) <text:s/>= <text:s text:c="2"/>609.935659 | IC +- <text:s text:c="3"/>58.740446 | <text:s text:c="2"/>585.536513 na rodada</text:span></text:span></text:p>
      <text:p text:style-name="P2"><text:span text:style-name="Default_20_Paragraph_20_Font"><text:span text:style-name="T9">-Media do TAm(2) <text:s/>= 55888.082732 | IC +- <text:s/>2308.840332 | 54962.243166 na rodada</text:span></text:span></text:p>
      <text:p text:style-name="P2"><text:span text:style-name="Default_20_Paragraph_20_Font"><text:span text:style-name="T9">-Media do Ncm(2) <text:s/>= <text:s text:c="4"/>0.110866 | IC +- <text:s text:c="4"/>0.006754 | <text:s text:c="4"/>0.121264 na rodada</text:span></text:span></text:p>
      <text:p text:style-name="P2"><text:span text:style-name="Default_20_Paragraph_20_Font"><text:span text:style-name="T9">-Media da Vazao(2)= <text:s text:c="2"/>485.325794 | IC +- <text:s text:c="3"/>18.936417 | <text:s text:c="2"/>460.521388 na rodada</text:span></text:span></text:p>
      <text:p text:style-name="P2"><text:span text:style-name="Default_20_Paragraph_20_Font"><text:span text:style-name="T9">Rodada 12</text:span></text:span></text:p>
      <text:p text:style-name="P2"><text:span text:style-name="Default_20_Paragraph_20_Font"><text:span text:style-name="T9">-Tempo real: 13.43 segundos nesta rodada, 446.08 no total</text:span></text:span></text:p>
      <text:p text:style-name="P2"><text:span text:style-name="Default_20_Paragraph_20_Font"><text:span text:style-name="T9">-Tempo simulado: 38054367.86 microseg nesta rodada, 1204490675.80 total</text:span></text:span></text:p>
      <text:p text:style-name="P2"><text:span text:style-name="Default_20_Paragraph_20_Font"><text:span text:style-name="T9">-Media uso Ether <text:s/>= <text:s text:c="4"/>0.805327 | IC +- <text:s text:c="4"/>0.012089 | <text:s text:c="4"/>0.795523 na rodada</text:span></text:span></text:p>
      <text:p text:style-name="P2"><text:span text:style-name="Default_20_Paragraph_20_Font"><text:span text:style-name="T9">-Media do TAp(1) <text:s/>= <text:s text:c="2"/>609.824400 | IC +- <text:s text:c="3"/>44.451495 | <text:s text:c="2"/>615.813907 na rodada</text:span></text:span></text:p>
      <text:p text:style-name="P2"><text:span text:style-name="Default_20_Paragraph_20_Font"><text:span text:style-name="T9">-Media do TAm(1) <text:s/>= 55939.990090 | IC +- <text:s/>1770.007020 | 56165.593813 na rodada</text:span></text:span></text:p>
      <text:p text:style-name="P2"><text:span text:style-name="Default_20_Paragraph_20_Font"><text:span text:style-name="T9">-Media do Ncm(1) <text:s/>= <text:s text:c="4"/>0.108550 | IC +- <text:s text:c="4"/>0.002991 | <text:s text:c="4"/>0.113449 na rodada</text:span></text:span></text:p>
      <text:p text:style-name="P2"><text:span text:style-name="Default_20_Paragraph_20_Font"><text:span text:style-name="T9">-Media da Vazao(1)= <text:s text:c="2"/>494.855728 | IC +- <text:s text:c="3"/>17.301679 | <text:s text:c="2"/>470.563591 na rodada</text:span></text:span></text:p>
      <text:p text:style-name="P2"><text:span text:style-name="Default_20_Paragraph_20_Font"><text:span text:style-name="T9">-Media do TAp(2) <text:s/>= <text:s text:c="2"/>608.488205 | IC +- <text:s text:c="3"/>53.064684 | <text:s text:c="2"/>592.566211 na rodada</text:span></text:span></text:p>
      <text:p text:style-name="P2"><text:span text:style-name="Default_20_Paragraph_20_Font"><text:span text:style-name="T9">-Media do TAm(2) <text:s/>= 55822.013018 | IC +- <text:s/>2087.059876 | 55095.246170 na rodada</text:span></text:span></text:p>
      <text:p text:style-name="P2"><text:span text:style-name="Default_20_Paragraph_20_Font"><text:span text:style-name="T9">-Media do Ncm(2) <text:s/>= <text:s text:c="4"/>0.110588 | IC +- <text:s text:c="4"/>0.006121 | <text:s text:c="4"/>0.107526 na rodada</text:span></text:span></text:p>
      <text:p text:style-name="P2"><text:soft-page-break/><text:span text:style-name="Default_20_Paragraph_20_Font"><text:span text:style-name="T9">-Media da Vazao(2)= <text:s text:c="2"/>486.493496 | IC +- <text:s text:c="3"/>17.268169 | <text:s text:c="2"/>499.338212 na rodada</text:span></text:span></text:p>
      <text:p text:style-name="P2"><text:span text:style-name="Default_20_Paragraph_20_Font"><text:span text:style-name="T9">Rodada 13</text:span></text:span></text:p>
      <text:p text:style-name="P2"><text:span text:style-name="Default_20_Paragraph_20_Font"><text:span text:style-name="T9">-Tempo real: 13.53 segundos nesta rodada, 459.61 no total</text:span></text:span></text:p>
      <text:p text:style-name="P2"><text:span text:style-name="Default_20_Paragraph_20_Font"><text:span text:style-name="T9">-Tempo simulado: 35083954.34 microseg nesta rodada, 1239574630.15 total</text:span></text:span></text:p>
      <text:p text:style-name="P2"><text:span text:style-name="Default_20_Paragraph_20_Font"><text:span text:style-name="T9">-Media uso Ether <text:s/>= <text:s text:c="4"/>0.809969 | IC +- <text:s text:c="4"/>0.014949 | <text:s text:c="4"/>0.865674 na rodada</text:span></text:span></text:p>
      <text:p text:style-name="P2"><text:span text:style-name="Default_20_Paragraph_20_Font"><text:span text:style-name="T9">-Media do TAp(1) <text:s/>= <text:s text:c="2"/>610.154396 | IC +- <text:s text:c="3"/>40.483901 | <text:s text:c="2"/>614.114340 na rodada</text:span></text:span></text:p>
      <text:p text:style-name="P2"><text:span text:style-name="Default_20_Paragraph_20_Font"><text:span text:style-name="T9">-Media do TAm(1) <text:s/>= 55951.584091 | IC +- <text:s/>1611.965707 | 56090.712105 na rodada</text:span></text:span></text:p>
      <text:p text:style-name="P2"><text:span text:style-name="Default_20_Paragraph_20_Font"><text:span text:style-name="T9">-Media do Ncm(1) <text:s/>= <text:s text:c="4"/>0.108231 | IC +- <text:s text:c="4"/>0.002812 | <text:s text:c="4"/>0.104396 na rodada</text:span></text:span></text:p>
      <text:p text:style-name="P2"><text:span text:style-name="Default_20_Paragraph_20_Font"><text:span text:style-name="T9">-Media da Vazao(1)= <text:s text:c="2"/>498.150033 | IC +- <text:s text:c="3"/>17.312885 | <text:s text:c="2"/>537.681694 na rodada</text:span></text:span></text:p>
      <text:p text:style-name="P2"><text:span text:style-name="Default_20_Paragraph_20_Font"><text:span text:style-name="T9">-Media do TAp(2) <text:s/>= <text:s text:c="2"/>613.329466 | IC +- <text:s text:c="3"/>49.458597 | <text:s text:c="2"/>671.424591 na rodada</text:span></text:span></text:p>
      <text:p text:style-name="P2"><text:span text:style-name="Default_20_Paragraph_20_Font"><text:span text:style-name="T9">-Media do TAm(2) <text:s/>= 56020.200051 | IC +- <text:s/>1948.915323 | 58398.444444 na rodada</text:span></text:span></text:p>
      <text:p text:style-name="P2"><text:span text:style-name="Default_20_Paragraph_20_Font"><text:span text:style-name="T9">-Media do Ncm(2) <text:s/>= <text:s text:c="4"/>0.110551 | IC +- <text:s text:c="4"/>0.005574 | <text:s text:c="4"/>0.110110 na rodada</text:span></text:span></text:p>
      <text:p text:style-name="P2"><text:span text:style-name="Default_20_Paragraph_20_Font"><text:span text:style-name="T9">-Media da Vazao(2)= <text:s text:c="2"/>488.981778 | IC +- <text:s text:c="3"/>16.632771 | <text:s text:c="2"/>518.841172 na rodada</text:span></text:span></text:p>
      <text:p text:style-name="P2"><text:span text:style-name="Default_20_Paragraph_20_Font"><text:span text:style-name="T9">Rodada 14</text:span></text:span></text:p>
      <text:p text:style-name="P2"><text:span text:style-name="Default_20_Paragraph_20_Font"><text:span text:style-name="T9">-Tempo real: 14.27 segundos nesta rodada, 473.89 no total</text:span></text:span></text:p>
      <text:p text:style-name="P2"><text:span text:style-name="Default_20_Paragraph_20_Font"><text:span text:style-name="T9">-Tempo simulado: 38377105.62 microseg nesta rodada, 1277951735.77 total</text:span></text:span></text:p>
      <text:p text:style-name="P2"><text:span text:style-name="Default_20_Paragraph_20_Font"><text:span text:style-name="T9">-Media uso Ether <text:s/>= <text:s text:c="4"/>0.808407 | IC +- <text:s text:c="4"/>0.014132 | <text:s text:c="4"/>0.788103 na rodada</text:span></text:span></text:p>
      <text:p text:style-name="P2"><text:span text:style-name="Default_20_Paragraph_20_Font"><text:span text:style-name="T9">-Media do TAp(1) <text:s/>= <text:s text:c="2"/>611.202631 | IC +- <text:s text:c="3"/>37.232458 | <text:s text:c="2"/>624.829693 na rodada</text:span></text:span></text:p>
      <text:p text:style-name="P2"><text:span text:style-name="Default_20_Paragraph_20_Font"><text:span text:style-name="T9">-Media do TAm(1) <text:s/>= 55992.028280 | IC +- <text:s/>1482.334138 | 56517.802744 na rodada</text:span></text:span></text:p>
      <text:p text:style-name="P2"><text:span text:style-name="Default_20_Paragraph_20_Font"><text:span text:style-name="T9">-Media do Ncm(1) <text:s/>= <text:s text:c="4"/>0.108472 | IC +- <text:s text:c="4"/>0.002633 | <text:s text:c="4"/>0.111605 na rodada</text:span></text:span></text:p>
      <text:p text:style-name="P2"><text:span text:style-name="Default_20_Paragraph_20_Font"><text:span text:style-name="T9">-Media da Vazao(1)= <text:s text:c="2"/>496.859166 | IC +- <text:s text:c="3"/>16.135748 | <text:s text:c="2"/>480.077893 na rodada</text:span></text:span></text:p>
      <text:p text:style-name="P2"><text:span text:style-name="Default_20_Paragraph_20_Font"><text:span text:style-name="T9">-Media do TAp(2) <text:s/>= <text:s text:c="2"/>610.632346 | IC +- <text:s text:c="3"/>45.774510 | <text:s text:c="2"/>575.569796 na rodada</text:span></text:span></text:p>
      <text:p text:style-name="P2"><text:span text:style-name="Default_20_Paragraph_20_Font"><text:span text:style-name="T9">-Media do TAm(2) <text:s/>= 55875.675161 | IC +- <text:s/>1816.111211 | 53996.851595 na rodada</text:span></text:span></text:p>
      <text:p text:style-name="P2"><text:span text:style-name="Default_20_Paragraph_20_Font"><text:span text:style-name="T9">-Media do Ncm(2) <text:s/>= <text:s text:c="4"/>0.110539 | IC +- <text:s text:c="4"/>0.005117 | <text:s text:c="4"/>0.110390 na rodada</text:span></text:span></text:p>
      <text:p text:style-name="P2"><text:span text:style-name="Default_20_Paragraph_20_Font"><text:span text:style-name="T9">-Media da Vazao(2)= <text:s text:c="2"/>488.498407 | IC +- <text:s text:c="3"/>15.304266 | <text:s text:c="2"/>482.214583 na rodada</text:span></text:span></text:p>
      <text:p text:style-name="P2"><text:span text:style-name="Default_20_Paragraph_20_Font"><text:span text:style-name="T9">Rodada 15</text:span></text:span></text:p>
      <text:p text:style-name="P2"><text:span text:style-name="Default_20_Paragraph_20_Font"><text:span text:style-name="T9">-Tempo real: 13.99 segundos nesta rodada, 487.88 no total</text:span></text:span></text:p>
      <text:p text:style-name="P2"><text:span text:style-name="Default_20_Paragraph_20_Font"><text:span text:style-name="T9">-Tempo simulado: 36729204.67 microseg nesta rodada, 1314680940.44 total</text:span></text:span></text:p>
      <text:p text:style-name="P2"><text:span text:style-name="Default_20_Paragraph_20_Font"><text:span text:style-name="T9">-Media uso Ether <text:s/>= <text:s text:c="4"/>0.809824 | IC +- <text:s text:c="4"/>0.013410 | <text:s text:c="4"/>0.829661 na rodada</text:span></text:span></text:p>
      <text:p text:style-name="P2"><text:span text:style-name="Default_20_Paragraph_20_Font"><text:span text:style-name="T9">-Media do TAp(1) <text:s/>= <text:s text:c="2"/>613.261874 | IC +- <text:s text:c="3"/>34.693805 | <text:s text:c="2"/>642.091279 na rodada</text:span></text:span></text:p>
      <text:p text:style-name="P2"><text:span text:style-name="Default_20_Paragraph_20_Font"><text:span text:style-name="T9">-Media do TAm(1) <text:s/>= 56073.307888 | IC +- <text:s/>1381.071218 | 57211.222390 na rodada</text:span></text:span></text:p>
      <text:p text:style-name="P2"><text:span text:style-name="Default_20_Paragraph_20_Font"><text:span text:style-name="T9">-Media do Ncm(1) <text:s/>= <text:s text:c="4"/>0.108065 | IC +- <text:s text:c="4"/>0.002585 | <text:s text:c="4"/>0.102366 na rodada</text:span></text:span></text:p>
      <text:p text:style-name="P2"><text:span text:style-name="Default_20_Paragraph_20_Font"><text:span text:style-name="T9">-Media da Vazao(1)= <text:s text:c="2"/>497.468595 | IC +- <text:s text:c="3"/>14.970391 | <text:s text:c="2"/>506.000611 na rodada</text:span></text:span></text:p>
      <text:p text:style-name="P2"><text:span text:style-name="Default_20_Paragraph_20_Font"><text:span text:style-name="T9">-Media do TAp(2) <text:s/>= <text:s text:c="2"/>611.764599 | IC +- <text:s text:c="3"/>42.376033 | <text:s text:c="2"/>627.616131 na rodada</text:span></text:span></text:p>
      <text:p text:style-name="P2"><text:span text:style-name="Default_20_Paragraph_20_Font"><text:span text:style-name="T9">-Media do TAm(2) <text:s/>= 55925.187697 | IC +- <text:s/>1681.868963 | 56618.363205 na rodada</text:span></text:span></text:p>
      <text:p text:style-name="P2"><text:span text:style-name="Default_20_Paragraph_20_Font"><text:span text:style-name="T9">-Media do Ncm(2) <text:s/>= <text:s text:c="4"/>0.110022 | IC +- <text:s text:c="4"/>0.004858 | <text:s text:c="4"/>0.102778 na rodada</text:span></text:span></text:p>
      <text:p text:style-name="P2"><text:span text:style-name="Default_20_Paragraph_20_Font"><text:span text:style-name="T9">-Media da Vazao(2)= <text:s text:c="2"/>489.227785 | IC +- <text:s text:c="3"/>14.230978 | <text:s text:c="2"/>499.439075 na rodada</text:span></text:span></text:p>
      <text:p text:style-name="P2"><text:span text:style-name="Default_20_Paragraph_20_Font"><text:span text:style-name="T9">Rodada 16</text:span></text:span></text:p>
      <text:p text:style-name="P2"><text:span text:style-name="Default_20_Paragraph_20_Font"><text:span text:style-name="T9">-Tempo real: 14.90 segundos nesta rodada, 502.79 no total</text:span></text:span></text:p>
      <text:p text:style-name="P2"><text:span text:style-name="Default_20_Paragraph_20_Font"><text:span text:style-name="T9">-Tempo simulado: 37725398.89 microseg nesta rodada, 1352406339.33 total</text:span></text:span></text:p>
      <text:p text:style-name="P2"><text:span text:style-name="Default_20_Paragraph_20_Font"><text:span text:style-name="T9">-Media uso Ether <text:s/>= <text:s text:c="4"/>0.809385 | IC +- <text:s text:c="4"/>0.012501 | <text:s text:c="4"/>0.802795 na rodada</text:span></text:span></text:p>
      <text:p text:style-name="P2"><text:span text:style-name="Default_20_Paragraph_20_Font"><text:span text:style-name="T9">-Media do TAp(1) <text:s/>= <text:s text:c="2"/>608.051377 | IC +- <text:s text:c="3"/>34.109913 | <text:s text:c="2"/>529.893910 na rodada</text:span></text:span></text:p>
      <text:p text:style-name="P2"><text:span text:style-name="Default_20_Paragraph_20_Font"><text:span text:style-name="T9">-Media do TAm(1) <text:s/>= 55826.567407 | IC +- <text:s/>1387.383418 | 52125.460193 na rodada</text:span></text:span></text:p>
      <text:p text:style-name="P2"><text:span text:style-name="Default_20_Paragraph_20_Font"><text:span text:style-name="T9">-Media do Ncm(1) <text:s/>= <text:s text:c="4"/>0.108069 | IC +- <text:s text:c="4"/>0.002403 | <text:s text:c="4"/>0.108136 na rodada</text:span></text:span></text:p>
      <text:p text:style-name="P2"><text:span text:style-name="Default_20_Paragraph_20_Font"><text:span text:style-name="T9">-Media da Vazao(1)= <text:s text:c="2"/>497.107099 | IC +- <text:s text:c="3"/>13.937753 | <text:s text:c="2"/>491.684662 na rodada</text:span></text:span></text:p>
      <text:p text:style-name="P2"><text:span text:style-name="Default_20_Paragraph_20_Font"><text:span text:style-name="T9">-Media do TAp(2) <text:s/>= <text:s text:c="2"/>611.125138 | IC +- <text:s text:c="3"/>39.416229 | <text:s text:c="2"/>601.533222 na rodada</text:span></text:span></text:p>
      <text:p text:style-name="P2"><text:span text:style-name="Default_20_Paragraph_20_Font"><text:span text:style-name="T9">-Media do TAm(2) <text:s/>= 55904.795761 | IC +- <text:s/>1564.065335 | 55598.916720 na rodada</text:span></text:span></text:p>
      <text:p text:style-name="P2"><text:span text:style-name="Default_20_Paragraph_20_Font"><text:span text:style-name="T9">-Media do Ncm(2) <text:s/>= <text:s text:c="4"/>0.110058 | IC +- <text:s text:c="4"/>0.004517 | <text:s text:c="4"/>0.110598 na rodada</text:span></text:span></text:p>
      <text:p text:style-name="P2"><text:span text:style-name="Default_20_Paragraph_20_Font"><text:span text:style-name="T9">-Media da Vazao(2)= <text:s text:c="2"/>489.114610 | IC +- <text:s text:c="3"/>13.231282 | <text:s text:c="2"/>487.416980 na rodada</text:span></text:span></text:p>
      <text:p text:style-name="P2"><text:span text:style-name="Default_20_Paragraph_20_Font"><text:span text:style-name="T9">Rodada 17</text:span></text:span></text:p>
      <text:p text:style-name="P2"><text:span text:style-name="Default_20_Paragraph_20_Font"><text:span text:style-name="T9">-Tempo real: 13.93 segundos nesta rodada, 516.72 no total</text:span></text:span></text:p>
      <text:p text:style-name="P2"><text:span text:style-name="Default_20_Paragraph_20_Font"><text:span text:style-name="T9">-Tempo simulado: 37778333.58 microseg nesta rodada, 1390184672.91 total</text:span></text:span></text:p>
      <text:p text:style-name="P2"><text:span text:style-name="Default_20_Paragraph_20_Font"><text:span text:style-name="T9">-Media uso Ether <text:s/>= <text:s text:c="4"/>0.809128 | IC +- <text:s text:c="4"/>0.011692 | <text:s text:c="4"/>0.805027 na rodada</text:span></text:span></text:p>
      <text:p text:style-name="P2"><text:span text:style-name="Default_20_Paragraph_20_Font"><text:span text:style-name="T9">-Media do TAp(1) <text:s/>= <text:s text:c="2"/>605.293722 | IC +- <text:s text:c="3"/>32.398926 | <text:s text:c="2"/>561.171246 na rodada</text:span></text:span></text:p>
      <text:p text:style-name="P2"><text:span text:style-name="Default_20_Paragraph_20_Font"><text:span text:style-name="T9">-Media do TAm(1) <text:s/>= 55717.627283 | IC +- <text:s/>1316.574660 | 53974.585301 na rodada</text:span></text:span></text:p>
      <text:p text:style-name="P2"><text:span text:style-name="Default_20_Paragraph_20_Font"><text:span text:style-name="T9">-Media do Ncm(1) <text:s/>= <text:s text:c="4"/>0.107792 | IC +- <text:s text:c="4"/>0.002321 | <text:s text:c="4"/>0.103351 na rodada</text:span></text:span></text:p>
      <text:p text:style-name="P2"><text:span text:style-name="Default_20_Paragraph_20_Font"><text:span text:style-name="T9">-Media da Vazao(1)= <text:s text:c="2"/>497.113518 | IC +- <text:s text:c="3"/>13.021337 | <text:s text:c="2"/>497.216214 na rodada</text:span></text:span></text:p>
      <text:p text:style-name="P2"><text:span text:style-name="Default_20_Paragraph_20_Font"><text:span text:style-name="T9">-Media do TAp(2) <text:s/>= <text:s text:c="2"/>607.243278 | IC +- <text:s text:c="3"/>37.732851 | <text:s text:c="2"/>545.133515 na rodada</text:span></text:span></text:p>
      <text:p text:style-name="P2"><text:span text:style-name="Default_20_Paragraph_20_Font"><text:span text:style-name="T9">-Media do TAm(2) <text:s/>= 55755.441370 | IC +- <text:s/>1495.134964 | 53365.771110 na rodada</text:span></text:span></text:p>
      <text:p text:style-name="P2"><text:span text:style-name="Default_20_Paragraph_20_Font"><text:span text:style-name="T9">-Media do Ncm(2) <text:s/>= <text:s text:c="4"/>0.109809 | IC +- <text:s text:c="4"/>0.004252 | <text:s text:c="4"/>0.105828 na rodada</text:span></text:span></text:p>
      <text:p text:style-name="P2"><text:span text:style-name="Default_20_Paragraph_20_Font"><text:span text:style-name="T9">-Media da Vazao(2)= <text:s text:c="2"/>488.949662 | IC +- <text:s text:c="3"/>12.366255 | <text:s text:c="2"/>486.310492 na rodada</text:span></text:span></text:p>
      <text:p text:style-name="P2"><text:span text:style-name="Default_20_Paragraph_20_Font"><text:span text:style-name="T9">Rodada 18</text:span></text:span></text:p>
      <text:p text:style-name="P2"><text:span text:style-name="Default_20_Paragraph_20_Font"><text:span text:style-name="T9">-Tempo real: 13.54 segundos nesta rodada, 530.27 no total</text:span></text:span></text:p>
      <text:p text:style-name="P2"><text:span text:style-name="Default_20_Paragraph_20_Font"><text:span text:style-name="T9">-Tempo simulado: 37688103.19 microseg nesta rodada, 1427872776.10 total</text:span></text:span></text:p>
      <text:p text:style-name="P2"><text:span text:style-name="Default_20_Paragraph_20_Font"><text:span text:style-name="T9">-Media uso Ether <text:s/>= <text:s text:c="4"/>0.808881 | IC +- <text:s text:c="4"/>0.010983 | <text:s text:c="4"/>0.804671 na rodada</text:span></text:span></text:p>
      <text:p text:style-name="P2"><text:span text:style-name="Default_20_Paragraph_20_Font"><text:span text:style-name="T9">-Media do TAp(1) <text:s/>= <text:s text:c="2"/>603.239036 | IC +- <text:s text:c="3"/>30.708138 | <text:s text:c="2"/>568.309381 na rodada</text:span></text:span></text:p>
      <text:p text:style-name="P2"><text:span text:style-name="Default_20_Paragraph_20_Font"><text:span text:style-name="T9">-Media do TAm(1) <text:s/>= 55636.501130 | IC +- <text:s/>1247.171482 | 54257.356535 na rodada</text:span></text:span></text:p>
      <text:p text:style-name="P2"><text:span text:style-name="Default_20_Paragraph_20_Font"><text:span text:style-name="T9">-Media do Ncm(1) <text:s/>= <text:s text:c="4"/>0.107661 | IC +- <text:s text:c="4"/>0.002196 | <text:s text:c="4"/>0.105432 na rodada</text:span></text:span></text:p>
      <text:p text:style-name="P2"><text:span text:style-name="Default_20_Paragraph_20_Font"><text:span text:style-name="T9">-Media da Vazao(1)= <text:s text:c="2"/>497.419737 | IC +- <text:s text:c="3"/>12.235272 | <text:s text:c="2"/>502.625455 na rodada</text:span></text:span></text:p>
      <text:p text:style-name="P2"><text:span text:style-name="Default_20_Paragraph_20_Font"><text:span text:style-name="T9">-Media do TAp(2) <text:s/>= <text:s text:c="2"/>603.464417 | IC +- <text:s text:c="3"/>36.292109 | <text:s text:c="2"/>539.223793 na rodada</text:span></text:span></text:p>
      <text:p text:style-name="P2"><text:span text:style-name="Default_20_Paragraph_20_Font"><text:span text:style-name="T9">-Media do TAm(2) <text:s/>= 55607.871553 | IC +- <text:s/>1437.050322 | 53099.184658 na rodada</text:span></text:span></text:p>
      <text:p text:style-name="P2"><text:span text:style-name="Default_20_Paragraph_20_Font"><text:span text:style-name="T9">-Media do Ncm(2) <text:s/>= <text:s text:c="4"/>0.109851 | IC +- <text:s text:c="4"/>0.003991 | <text:s text:c="4"/>0.110564 na rodada</text:span></text:span></text:p>
      <text:p text:style-name="P2"><text:span text:style-name="Default_20_Paragraph_20_Font"><text:span text:style-name="T9">-Media da Vazao(2)= <text:s text:c="2"/>488.418127 | IC +- <text:s text:c="3"/>11.657591 | <text:s text:c="2"/>479.382046 na rodada</text:span></text:span></text:p>
      <text:p text:style-name="P2"><text:span text:style-name="Default_20_Paragraph_20_Font"><text:span text:style-name="T9">Rodada 19</text:span></text:span></text:p>
      <text:p text:style-name="P2"><text:soft-page-break/><text:span text:style-name="Default_20_Paragraph_20_Font"><text:span text:style-name="T9">-Tempo real: 15.28 segundos nesta rodada, 545.55 no total</text:span></text:span></text:p>
      <text:p text:style-name="P2"><text:span text:style-name="Default_20_Paragraph_20_Font"><text:span text:style-name="T9">-Tempo simulado: 37218359.21 microseg nesta rodada, 1465091135.31 total</text:span></text:span></text:p>
      <text:p text:style-name="P2"><text:span text:style-name="Default_20_Paragraph_20_Font"><text:span text:style-name="T9">-Media uso Ether <text:s/>= <text:s text:c="4"/>0.809162 | IC +- <text:s text:c="4"/>0.010362 | <text:s text:c="4"/>0.814216 na rodada</text:span></text:span></text:p>
      <text:p text:style-name="P2"><text:span text:style-name="Default_20_Paragraph_20_Font"><text:span text:style-name="T9">-Media do TAp(1) <text:s/>= <text:s text:c="2"/>603.750307 | IC +- <text:s text:c="3"/>28.944486 | <text:s text:c="2"/>612.953187 na rodada</text:span></text:span></text:p>
      <text:p text:style-name="P2"><text:span text:style-name="Default_20_Paragraph_20_Font"><text:span text:style-name="T9">-Media do TAm(1) <text:s/>= 55658.128165 | IC +- <text:s/>1175.611665 | 56047.414783 na rodada</text:span></text:span></text:p>
      <text:p text:style-name="P2"><text:span text:style-name="Default_20_Paragraph_20_Font"><text:span text:style-name="T9">-Media do Ncm(1) <text:s/>= <text:s text:c="4"/>0.107625 | IC +- <text:s text:c="4"/>0.002069 | <text:s text:c="4"/>0.106977 na rodada</text:span></text:span></text:p>
      <text:p text:style-name="P2"><text:span text:style-name="Default_20_Paragraph_20_Font"><text:span text:style-name="T9">-Media da Vazao(1)= <text:s text:c="2"/>497.973868 | IC +- <text:s text:c="3"/>11.583276 | <text:s text:c="2"/>507.948239 na rodada</text:span></text:span></text:p>
      <text:p text:style-name="P2"><text:span text:style-name="Default_20_Paragraph_20_Font"><text:span text:style-name="T9">-Media do TAp(2) <text:s/>= <text:s text:c="2"/>601.161338 | IC +- <text:s text:c="3"/>34.524931 | <text:s text:c="2"/>559.705907 na rodada</text:span></text:span></text:p>
      <text:p text:style-name="P2"><text:span text:style-name="Default_20_Paragraph_20_Font"><text:span text:style-name="T9">-Media do TAm(2) <text:s/>= 55521.751282 | IC +- <text:s/>1365.622532 | 53971.586411 na rodada</text:span></text:span></text:p>
      <text:p text:style-name="P2"><text:span text:style-name="Default_20_Paragraph_20_Font"><text:span text:style-name="T9">-Media do Ncm(2) <text:s/>= <text:s text:c="4"/>0.110017 | IC +- <text:s text:c="4"/>0.003775 | <text:s text:c="4"/>0.113000 na rodada</text:span></text:span></text:p>
      <text:p text:style-name="P2"><text:span text:style-name="Default_20_Paragraph_20_Font"><text:span text:style-name="T9">-Media da Vazao(2)= <text:s text:c="2"/>488.203008 | IC +- <text:s text:c="3"/>10.989792 | <text:s text:c="2"/>484.330862 na rodada</text:span></text:span></text:p>
      <text:p text:style-name="P2"><text:span text:style-name="Default_20_Paragraph_20_Font"><text:span text:style-name="T9">Rodada 20</text:span></text:span></text:p>
      <text:p text:style-name="P2"><text:span text:style-name="Default_20_Paragraph_20_Font"><text:span text:style-name="T9">-Tempo real: 14.00 segundos nesta rodada, 559.56 no total</text:span></text:span></text:p>
      <text:p text:style-name="P2"><text:span text:style-name="Default_20_Paragraph_20_Font"><text:span text:style-name="T9">-Tempo simulado: 37815774.09 microseg nesta rodada, 1502906909.40 total</text:span></text:span></text:p>
      <text:p text:style-name="P2"><text:span text:style-name="Default_20_Paragraph_20_Font"><text:span text:style-name="T9">-Media uso Ether <text:s/>= <text:s text:c="4"/>0.808606 | IC +- <text:s text:c="4"/>0.009862 | <text:s text:c="4"/>0.798058 na rodada</text:span></text:span></text:p>
      <text:p text:style-name="P2"><text:span text:style-name="Default_20_Paragraph_20_Font"><text:span text:style-name="T9">-Media do TAp(1) <text:s/>= <text:s text:c="2"/>601.170943 | IC +- <text:s text:c="3"/>27.883547 | <text:s text:c="2"/>552.163019 na rodada</text:span></text:span></text:p>
      <text:p text:style-name="P2"><text:span text:style-name="Default_20_Paragraph_20_Font"><text:span text:style-name="T9">-Media do TAm(1) <text:s/>= 55555.580105 | IC +- <text:s/>1131.631770 | 53607.166966 na rodada</text:span></text:span></text:p>
      <text:p text:style-name="P2"><text:span text:style-name="Default_20_Paragraph_20_Font"><text:span text:style-name="T9">-Media do Ncm(1) <text:s/>= <text:s text:c="4"/>0.108041 | IC +- <text:s text:c="4"/>0.002141 | <text:s text:c="4"/>0.115954 na rodada</text:span></text:span></text:p>
      <text:p text:style-name="P2"><text:span text:style-name="Default_20_Paragraph_20_Font"><text:span text:style-name="T9">-Media da Vazao(1)= <text:s text:c="2"/>497.168295 | IC +- <text:s text:c="3"/>11.076630 | <text:s text:c="2"/>481.862409 na rodada</text:span></text:span></text:p>
      <text:p text:style-name="P2"><text:span text:style-name="Default_20_Paragraph_20_Font"><text:span text:style-name="T9">-Media do TAp(2) <text:s/>= <text:s text:c="2"/>605.774621 | IC +- <text:s text:c="3"/>34.028753 | <text:s text:c="2"/>693.427001 na rodada</text:span></text:span></text:p>
      <text:p text:style-name="P2"><text:span text:style-name="Default_20_Paragraph_20_Font"><text:span text:style-name="T9">-Media do TAm(2) <text:s/>= 55674.859472 | IC +- <text:s/>1329.861171 | 58583.915070 na rodada</text:span></text:span></text:p>
      <text:p text:style-name="P2"><text:span text:style-name="Default_20_Paragraph_20_Font"><text:span text:style-name="T9">-Media do Ncm(2) <text:s/>= <text:s text:c="4"/>0.110118 | IC +- <text:s text:c="4"/>0.003575 | <text:s text:c="4"/>0.112045 na rodada</text:span></text:span></text:p>
      <text:p text:style-name="P2"><text:span text:style-name="Default_20_Paragraph_20_Font"><text:span text:style-name="T9">-Media da Vazao(2)= <text:s text:c="2"/>488.494190 | IC +- <text:s text:c="3"/>10.404503 | <text:s text:c="2"/>494.026645 na rodada</text:span></text:span></text:p>
      <text:p text:style-name="P2"><text:span text:style-name="Default_20_Paragraph_20_Font"><text:span text:style-name="T9">Rodada 21</text:span></text:span></text:p>
      <text:p text:style-name="P2"><text:span text:style-name="Default_20_Paragraph_20_Font"><text:span text:style-name="T9">-Tempo real: 13.25 segundos nesta rodada, 572.82 no total</text:span></text:span></text:p>
      <text:p text:style-name="P2"><text:span text:style-name="Default_20_Paragraph_20_Font"><text:span text:style-name="T9">-Tempo simulado: 39206578.33 microseg nesta rodada, 1542113487.73 total</text:span></text:span></text:p>
      <text:p text:style-name="P2"><text:span text:style-name="Default_20_Paragraph_20_Font"><text:span text:style-name="T9">-Media uso Ether <text:s/>= <text:s text:c="4"/>0.806894 | IC +- <text:s text:c="4"/>0.010008 | <text:s text:c="4"/>0.772647 na rodada</text:span></text:span></text:p>
      <text:p text:style-name="P2"><text:span text:style-name="Default_20_Paragraph_20_Font"><text:span text:style-name="T9">-Media do TAp(1) <text:s/>= <text:s text:c="2"/>599.617499 | IC +- <text:s text:c="3"/>26.630954 | <text:s text:c="2"/>568.548621 na rodada</text:span></text:span></text:p>
      <text:p text:style-name="P2"><text:span text:style-name="Default_20_Paragraph_20_Font"><text:span text:style-name="T9">-Media do TAm(1) <text:s/>= 55496.331921 | IC +- <text:s/>1079.861095 | 54311.368247 na rodada</text:span></text:span></text:p>
      <text:p text:style-name="P2"><text:span text:style-name="Default_20_Paragraph_20_Font"><text:span text:style-name="T9">-Media do Ncm(1) <text:s/>= <text:s text:c="4"/>0.108063 | IC +- <text:s text:c="4"/>0.002030 | <text:s text:c="4"/>0.108512 na rodada</text:span></text:span></text:p>
      <text:p text:style-name="P2"><text:span text:style-name="Default_20_Paragraph_20_Font"><text:span text:style-name="T9">-Media da Vazao(1)= <text:s text:c="2"/>496.197531 | IC +- <text:s text:c="3"/>10.693908 | <text:s text:c="2"/>476.782234 na rodada</text:span></text:span></text:p>
      <text:p text:style-name="P2"><text:span text:style-name="Default_20_Paragraph_20_Font"><text:span text:style-name="T9">-Media do TAp(2) <text:s/>= <text:s text:c="2"/>603.395723 | IC +- <text:s text:c="3"/>32.638050 | <text:s text:c="2"/>555.817759 na rodada</text:span></text:span></text:p>
      <text:p text:style-name="P2"><text:span text:style-name="Default_20_Paragraph_20_Font"><text:span text:style-name="T9">-Media do TAm(2) <text:s/>= 55584.350575 | IC +- <text:s/>1274.741807 | 53774.172636 na rodada</text:span></text:span></text:p>
      <text:p text:style-name="P2"><text:span text:style-name="Default_20_Paragraph_20_Font"><text:span text:style-name="T9">-Media do Ncm(2) <text:s/>= <text:s text:c="4"/>0.110114 | IC +- <text:s text:c="4"/>0.003389 | <text:s text:c="4"/>0.110033 na rodada</text:span></text:span></text:p>
      <text:p text:style-name="P2"><text:span text:style-name="Default_20_Paragraph_20_Font"><text:span text:style-name="T9">-Media da Vazao(2)= <text:s text:c="2"/>487.372918 | IC +- <text:s text:c="3"/>10.136800 | <text:s text:c="2"/>464.947485 na rodada</text:span></text:span></text:p>
      <text:p text:style-name="P2"><text:span text:style-name="Default_20_Paragraph_20_Font"><text:span text:style-name="T9">Rodada 22</text:span></text:span></text:p>
      <text:p text:style-name="P2"><text:span text:style-name="Default_20_Paragraph_20_Font"><text:span text:style-name="T9">-Tempo real: 15.67 segundos nesta rodada, 588.50 no total</text:span></text:span></text:p>
      <text:p text:style-name="P2"><text:span text:style-name="Default_20_Paragraph_20_Font"><text:span text:style-name="T9">-Tempo simulado: 36142201.65 microseg nesta rodada, 1578255689.38 total</text:span></text:span></text:p>
      <text:p text:style-name="P2"><text:span text:style-name="Default_20_Paragraph_20_Font"><text:span text:style-name="T9">-Media uso Ether <text:s/>= <text:s text:c="4"/>0.808491 | IC +- <text:s text:c="4"/>0.010076 | <text:s text:c="4"/>0.842028 na rodada</text:span></text:span></text:p>
      <text:p text:style-name="P2"><text:span text:style-name="Default_20_Paragraph_20_Font"><text:span text:style-name="T9">-Media do TAp(1) <text:s/>= <text:s text:c="2"/>604.296570 | IC +- <text:s text:c="3"/>27.120120 | <text:s text:c="2"/>702.557066 na rodada</text:span></text:span></text:p>
      <text:p text:style-name="P2"><text:span text:style-name="Default_20_Paragraph_20_Font"><text:span text:style-name="T9">-Media do TAm(1) <text:s/>= 55683.406525 | IC +- <text:s/>1097.725541 | 59611.973220 na rodada</text:span></text:span></text:p>
      <text:p text:style-name="P2"><text:span text:style-name="Default_20_Paragraph_20_Font"><text:span text:style-name="T9">-Media do Ncm(1) <text:s/>= <text:s text:c="4"/>0.108099 | IC +- <text:s text:c="4"/>0.001931 | <text:s text:c="4"/>0.108840 na rodada</text:span></text:span></text:p>
      <text:p text:style-name="P2"><text:span text:style-name="Default_20_Paragraph_20_Font"><text:span text:style-name="T9">-Media da Vazao(1)= <text:s text:c="2"/>495.955216 | IC +- <text:s text:c="3"/>10.177687 | <text:s text:c="2"/>490.866610 na rodada</text:span></text:span></text:p>
      <text:p text:style-name="P2"><text:span text:style-name="Default_20_Paragraph_20_Font"><text:span text:style-name="T9">-Media do TAp(2) <text:s/>= <text:s text:c="2"/>601.009231 | IC +- <text:s text:c="3"/>31.418891 | <text:s text:c="2"/>550.892892 na rodada</text:span></text:span></text:p>
      <text:p text:style-name="P2"><text:span text:style-name="Default_20_Paragraph_20_Font"><text:span text:style-name="T9">-Media do TAm(2) <text:s/>= 55493.532790 | IC +- <text:s/>1226.349503 | 53586.359316 na rodada</text:span></text:span></text:p>
      <text:p text:style-name="P2"><text:span text:style-name="Default_20_Paragraph_20_Font"><text:span text:style-name="T9">-Media do Ncm(2) <text:s/>= <text:s text:c="4"/>0.109615 | IC +- <text:s text:c="4"/>0.003384 | <text:s text:c="4"/>0.099129 na rodada</text:span></text:span></text:p>
      <text:p text:style-name="P2"><text:span text:style-name="Default_20_Paragraph_20_Font"><text:span text:style-name="T9">-Media da Vazao(2)= <text:s text:c="2"/>489.770355 | IC +- <text:s text:c="3"/>10.849109 | <text:s text:c="2"/>540.116515 na rodada</text:span></text:span></text:p>
      <text:p text:style-name="P2"><text:span text:style-name="Default_20_Paragraph_20_Font"><text:span text:style-name="T9">Rodada 23</text:span></text:span></text:p>
      <text:p text:style-name="P2"><text:span text:style-name="Default_20_Paragraph_20_Font"><text:span text:style-name="T9">-Tempo real: 13.93 segundos nesta rodada, 602.44 no total</text:span></text:span></text:p>
      <text:p text:style-name="P2"><text:span text:style-name="Default_20_Paragraph_20_Font"><text:span text:style-name="T9">-Tempo simulado: 37009790.00 microseg nesta rodada, 1615265479.38 total</text:span></text:span></text:p>
      <text:p text:style-name="P2"><text:span text:style-name="Default_20_Paragraph_20_Font"><text:span text:style-name="T9">-Media uso Ether <text:s/>= <text:s text:c="4"/>0.808981 | IC +- <text:s text:c="4"/>0.009655 | <text:s text:c="4"/>0.819756 na rodada</text:span></text:span></text:p>
      <text:p text:style-name="P2"><text:span text:style-name="Default_20_Paragraph_20_Font"><text:span text:style-name="T9">-Media do TAp(1) <text:s/>= <text:s text:c="2"/>607.579644 | IC +- <text:s text:c="3"/>26.724520 | <text:s text:c="2"/>679.807277 na rodada</text:span></text:span></text:p>
      <text:p text:style-name="P2"><text:span text:style-name="Default_20_Paragraph_20_Font"><text:span text:style-name="T9">-Media do TAm(1) <text:s/>= 55809.560419 | IC +- <text:s/>1078.239993 | 58584.946069 na rodada</text:span></text:span></text:p>
      <text:p text:style-name="P2"><text:span text:style-name="Default_20_Paragraph_20_Font"><text:span text:style-name="T9">-Media do Ncm(1) <text:s/>= <text:s text:c="4"/>0.108193 | IC +- <text:s text:c="4"/>0.001851 | <text:s text:c="4"/>0.110268 na rodada</text:span></text:span></text:p>
      <text:p text:style-name="P2"><text:span text:style-name="Default_20_Paragraph_20_Font"><text:span text:style-name="T9">-Media da Vazao(1)= <text:s text:c="2"/>495.448654 | IC +- <text:s text:c="4"/>9.755003 | <text:s text:c="2"/>484.304288 na rodada</text:span></text:span></text:p>
      <text:p text:style-name="P2"><text:span text:style-name="Default_20_Paragraph_20_Font"><text:span text:style-name="T9">-Media do TAp(2) <text:s/>= <text:s text:c="2"/>597.728955 | IC +- <text:s text:c="3"/>30.702080 | <text:s text:c="2"/>525.562902 na rodada</text:span></text:span></text:p>
      <text:p text:style-name="P2"><text:span text:style-name="Default_20_Paragraph_20_Font"><text:span text:style-name="T9">-Media do TAm(2) <text:s/>= 55365.978033 | IC +- <text:s/>1198.149804 | 52559.773387 na rodada</text:span></text:span></text:p>
      <text:p text:style-name="P2"><text:span text:style-name="Default_20_Paragraph_20_Font"><text:span text:style-name="T9">-Media do Ncm(2) <text:s/>= <text:s text:c="4"/>0.109464 | IC +- <text:s text:c="4"/>0.003240 | <text:s text:c="4"/>0.106157 na rodada</text:span></text:span></text:p>
      <text:p text:style-name="P2"><text:span text:style-name="Default_20_Paragraph_20_Font"><text:span text:style-name="T9">-Media da Vazao(2)= <text:s text:c="2"/>490.608796 | IC +- <text:s text:c="3"/>10.483277 | <text:s text:c="2"/>509.054496 na rodada</text:span></text:span></text:p>
      <text:p text:style-name="P2"><text:span text:style-name="Default_20_Paragraph_20_Font"><text:span text:style-name="T9">Rodada 24</text:span></text:span></text:p>
      <text:p text:style-name="P2"><text:span text:style-name="Default_20_Paragraph_20_Font"><text:span text:style-name="T9">-Tempo real: 13.70 segundos nesta rodada, 616.15 no total</text:span></text:span></text:p>
      <text:p text:style-name="P2"><text:span text:style-name="Default_20_Paragraph_20_Font"><text:span text:style-name="T9">-Tempo simulado: 36747917.78 microseg nesta rodada, 1652013397.16 total</text:span></text:span></text:p>
      <text:p text:style-name="P2"><text:span text:style-name="Default_20_Paragraph_20_Font"><text:span text:style-name="T9">-Media uso Ether <text:s/>= <text:s text:c="4"/>0.809846 | IC +- <text:s text:c="4"/>0.009393 | <text:s text:c="4"/>0.829736 na rodada</text:span></text:span></text:p>
      <text:p text:style-name="P2"><text:span text:style-name="Default_20_Paragraph_20_Font"><text:span text:style-name="T9">-Media do TAp(1) <text:s/>= <text:s text:c="2"/>609.407891 | IC +- <text:s text:c="3"/>25.801128 | <text:s text:c="2"/>651.457565 na rodada</text:span></text:span></text:p>
      <text:p text:style-name="P2"><text:span text:style-name="Default_20_Paragraph_20_Font"><text:span text:style-name="T9">-Media do TAm(1) <text:s/>= 55885.368138 | IC +- <text:s/>1041.612752 | 57628.945674 na rodada</text:span></text:span></text:p>
      <text:p text:style-name="P2"><text:span text:style-name="Default_20_Paragraph_20_Font"><text:span text:style-name="T9">-Media do Ncm(1) <text:s/>= <text:s text:c="4"/>0.108000 | IC +- <text:s text:c="4"/>0.001812 | <text:s text:c="4"/>0.103548 na rodada</text:span></text:span></text:p>
      <text:p text:style-name="P2"><text:span text:style-name="Default_20_Paragraph_20_Font"><text:span text:style-name="T9">-Media da Vazao(1)= <text:s text:c="2"/>495.595254 | IC +- <text:s text:c="4"/>9.321152 | <text:s text:c="2"/>498.967046 na rodada</text:span></text:span></text:p>
      <text:p text:style-name="P2"><text:span text:style-name="Default_20_Paragraph_20_Font"><text:span text:style-name="T9">-Media do TAp(2) <text:s/>= <text:s text:c="2"/>598.713884 | IC +- <text:s text:c="3"/>29.391785 | <text:s text:c="2"/>621.367240 na rodada</text:span></text:span></text:p>
      <text:p text:style-name="P2"><text:span text:style-name="Default_20_Paragraph_20_Font"><text:span text:style-name="T9">-Media do TAm(2) <text:s/>= 55407.512833 | IC +- <text:s/>1147.477572 | 56362.813235 na rodada</text:span></text:span></text:p>
      <text:p text:style-name="P2"><text:span text:style-name="Default_20_Paragraph_20_Font"><text:span text:style-name="T9">-Media do Ncm(2) <text:s/>= <text:s text:c="4"/>0.109075 | IC +- <text:s text:c="4"/>0.003198 | <text:s text:c="4"/>0.100105 na rodada</text:span></text:span></text:p>
      <text:p text:style-name="P2"><text:span text:style-name="Default_20_Paragraph_20_Font"><text:span text:style-name="T9">-Media da Vazao(2)= <text:s text:c="2"/>491.684988 | IC +- <text:s text:c="3"/>10.256270 | <text:s text:c="2"/>516.437424 na rodada</text:span></text:span></text:p>
      <text:p text:style-name="Text_20_body"/>
      <text:p text:style-name="P8"><draw:frame draw:style-name="fr2" draw:name="graphics2" text:anchor-type="paragraph" svg:width="15.005cm" svg:height="20.26cm" draw:z-index="3"><draw:image xlink:href="Pictures/2000000200000216000002D1527F270A.eps" xlink:type="simple" xlink:show="embed" xlink:actuate="onLoad"/></draw:frame></text:p>
      <text:p text:style-name="P8"/>
      <text:h text:style-name="Heading_20_2" text:outline-level="2">Cenário 3</text:h>
      <text:p text:style-name="P2"><text:span text:style-name="Default_20_Paragraph_20_Font"><text:span text:style-name="T9">Rodada 1</text:span></text:span></text:p>
      <text:p text:style-name="P2"><text:span text:style-name="Default_20_Paragraph_20_Font"><text:span text:style-name="T9">-Tempo real: 13.44 segundos nesta rodada, 20.22 no total</text:span></text:span></text:p>
      <text:p text:style-name="P2"><text:span text:style-name="Default_20_Paragraph_20_Font"><text:span text:style-name="T9">-Tempo simulado: 27855459.80 microseg nesta rodada, 41488417.80 total</text:span></text:span></text:p>
      <text:p text:style-name="P2"><text:span text:style-name="Default_20_Paragraph_20_Font"><text:span text:style-name="T9">-Media uso Ether <text:s/>= <text:s text:c="4"/>0.624920 | IC +- <text:s text:c="4"/>0.000000 | <text:s text:c="4"/>0.624920 na rodada</text:span></text:span></text:p>
      <text:p text:style-name="P2"><text:span text:style-name="Default_20_Paragraph_20_Font"><text:span text:style-name="T9">-Media do TAp(1) <text:s/>= <text:s text:c="2"/>503.027716 | IC +- <text:s text:c="4"/>0.000000 | <text:s text:c="2"/>503.027716 na rodada</text:span></text:span></text:p>
      <text:p text:style-name="P2"><text:span text:style-name="Default_20_Paragraph_20_Font"><text:span text:style-name="T9">-Media do TAm(1) <text:s/>= 51695.508646 | IC +- <text:s text:c="4"/>0.000000 | 51695.508646 na rodada</text:span></text:span></text:p>
      <text:p text:style-name="P2"><text:span text:style-name="Default_20_Paragraph_20_Font"><text:span text:style-name="T9">-Media do Ncm(1) <text:s/>= <text:s text:c="4"/>0.480980 | IC +- <text:s text:c="4"/>0.000000 | <text:s text:c="4"/>0.480980 na rodada</text:span></text:span></text:p>
      <text:p text:style-name="P2"><text:span text:style-name="Default_20_Paragraph_20_Font"><text:span text:style-name="T9">-Media da Vazao(1)= <text:s text:c="2"/>498.286515 | IC +- <text:s text:c="4"/>0.000000 | <text:s text:c="2"/>498.286515 na rodada</text:span></text:span></text:p>
      <text:p text:style-name="P2"><text:span text:style-name="Default_20_Paragraph_20_Font"><text:span text:style-name="T9">-Media do TAp(2) <text:s/>= 12331.822145 | IC +- <text:s text:c="4"/>0.000000 | 12331.822145 na rodada</text:span></text:span></text:p>
      <text:p text:style-name="P2"><text:span text:style-name="Default_20_Paragraph_20_Font"><text:span text:style-name="T9">-Media do TAm(2) <text:s/>= 12331.822145 | IC +- <text:s text:c="4"/>0.000000 | 12331.822145 na rodada</text:span></text:span></text:p>
      <text:p text:style-name="P2"><text:span text:style-name="Default_20_Paragraph_20_Font"><text:span text:style-name="T9">-Media do Ncm(2) <text:s/>= <text:s text:c="4"/>2.558367 | IC +- <text:s text:c="4"/>0.000000 | <text:s text:c="4"/>2.558367 na rodada</text:span></text:span></text:p>
      <text:p text:style-name="P2"><text:span text:style-name="Default_20_Paragraph_20_Font"><text:span text:style-name="T9">-Media da Vazao(2)= <text:s text:c="3"/>61.926818 | IC +- <text:s text:c="4"/>0.000000 | <text:s text:c="3"/>61.926818 na rodada</text:span></text:span></text:p>
      <text:p text:style-name="P2"><text:span text:style-name="Default_20_Paragraph_20_Font"><text:span text:style-name="T9">-Media do TAp(3) <text:s/>= 11717.065719 | IC +- <text:s text:c="4"/>0.000000 | 11717.065719 na rodada</text:span></text:span></text:p>
      <text:p text:style-name="P2"><text:span text:style-name="Default_20_Paragraph_20_Font"><text:span text:style-name="T9">-Media do TAm(3) <text:s/>= 11717.065719 | IC +- <text:s text:c="4"/>0.000000 | 11717.065719 na rodada</text:span></text:span></text:p>
      <text:p text:style-name="P2"><text:span text:style-name="Default_20_Paragraph_20_Font"><text:span text:style-name="T9">-Media do Ncm(3) <text:s/>= <text:s text:c="4"/>2.792507 | IC +- <text:s text:c="4"/>0.000000 | <text:s text:c="4"/>2.792507 na rodada</text:span></text:span></text:p>
      <text:p text:style-name="P2"><text:span text:style-name="Default_20_Paragraph_20_Font"><text:span text:style-name="T9">-Media da Vazao(3)= <text:s text:c="3"/>61.890919 | IC +- <text:s text:c="4"/>0.000000 | <text:s text:c="3"/>61.890919 na rodada</text:span></text:span></text:p>
      <text:p text:style-name="P2"><text:span text:style-name="Default_20_Paragraph_20_Font"><text:span text:style-name="T9">-Media do TAp(4) <text:s/>= 12641.350116 | IC +- <text:s text:c="4"/>0.000000 | 12641.350116 na rodada</text:span></text:span></text:p>
      <text:p text:style-name="P2"><text:span text:style-name="Default_20_Paragraph_20_Font"><text:span text:style-name="T9">-Media do TAm(4) <text:s/>= 12641.350116 | IC +- <text:s text:c="4"/>0.000000 | 12641.350116 na rodada</text:span></text:span></text:p>
      <text:p text:style-name="P2"><text:span text:style-name="Default_20_Paragraph_20_Font"><text:span text:style-name="T9">-Media do Ncm(4) <text:s/>= <text:s text:c="4"/>2.496837 | IC +- <text:s text:c="4"/>0.000000 | <text:s text:c="4"/>2.496837 na rodada</text:span></text:span></text:p>
      <text:p text:style-name="P2"><text:span text:style-name="Default_20_Paragraph_20_Font"><text:span text:style-name="T9">-Media da Vazao(4)= <text:s text:c="3"/>61.747320 | IC +- <text:s text:c="4"/>0.000000 | <text:s text:c="3"/>61.747320 na rodada</text:span></text:span></text:p>
      <text:p text:style-name="P2"><text:span text:style-name="Default_20_Paragraph_20_Font"><text:span text:style-name="T9">Rodada 2</text:span></text:span></text:p>
      <text:p text:style-name="P2"><text:span text:style-name="Default_20_Paragraph_20_Font"><text:span text:style-name="T9">-Tempo real: 13.97 segundos nesta rodada, 34.19 no total</text:span></text:span></text:p>
      <text:p text:style-name="P2"><text:span text:style-name="Default_20_Paragraph_20_Font"><text:span text:style-name="T9">-Tempo simulado: 27343400.90 microseg nesta rodada, 68831818.70 total</text:span></text:span></text:p>
      <text:p text:style-name="P2"><text:span text:style-name="Default_20_Paragraph_20_Font"><text:span text:style-name="T9">-Media uso Ether <text:s/>= <text:s text:c="4"/>0.624753 | IC +- <text:s text:c="4"/>0.002116 | <text:s text:c="4"/>0.624587 na rodada</text:span></text:span></text:p>
      <text:p text:style-name="P2"><text:span text:style-name="Default_20_Paragraph_20_Font"><text:span text:style-name="T9">-Media do TAp(1) <text:s/>= <text:s text:c="2"/>555.185392 | IC +- <text:s text:c="2"/>662.726114 | <text:s text:c="2"/>607.343069 na rodada</text:span></text:span></text:p>
      <text:p text:style-name="P2"><text:span text:style-name="Default_20_Paragraph_20_Font"><text:span text:style-name="T9">-Media do TAm(1) <text:s/>= 53805.871970 | IC +- 26814.708467 | 55916.235294 na rodada</text:span></text:span></text:p>
      <text:p text:style-name="P2"><text:span text:style-name="Default_20_Paragraph_20_Font"><text:span text:style-name="T9">-Media do Ncm(1) <text:s/>= <text:s text:c="4"/>0.471519 | IC +- <text:s text:c="4"/>0.120207 | <text:s text:c="4"/>0.462059 na rodada</text:span></text:span></text:p>
      <text:p text:style-name="P2"><text:span text:style-name="Default_20_Paragraph_20_Font"><text:span text:style-name="T9">-Media da Vazao(1)= <text:s text:c="2"/>498.453869 | IC +- <text:s text:c="4"/>2.126432 | <text:s text:c="2"/>498.621223 na rodada</text:span></text:span></text:p>
      <text:p text:style-name="P2"><text:span text:style-name="Default_20_Paragraph_20_Font"><text:span text:style-name="T9">-Media do TAp(2) <text:s/>= 12150.446311 | IC +- <text:s/>2304.598486 | 11969.070476 na rodada</text:span></text:span></text:p>
      <text:p text:style-name="P2"><text:span text:style-name="Default_20_Paragraph_20_Font"><text:span text:style-name="T9">-Media do TAm(2) <text:s/>= 12150.446311 | IC +- <text:s/>2304.598486 | 11969.070476 na rodada</text:span></text:span></text:p>
      <text:p text:style-name="P2"><text:span text:style-name="Default_20_Paragraph_20_Font"><text:span text:style-name="T9">-Media do Ncm(2) <text:s/>= <text:s text:c="4"/>2.697376 | IC +- <text:s text:c="4"/>1.766278 | <text:s text:c="4"/>2.836385 na rodada</text:span></text:span></text:p>
      <text:p text:style-name="P2"><text:span text:style-name="Default_20_Paragraph_20_Font"><text:span text:style-name="T9">-Media da Vazao(2)= <text:s text:c="3"/>61.683801 | IC +- <text:s text:c="4"/>3.087824 | <text:s text:c="3"/>61.440784 na rodada</text:span></text:span></text:p>
      <text:p text:style-name="P2"><text:span text:style-name="Default_20_Paragraph_20_Font"><text:span text:style-name="T9">-Media do TAp(3) <text:s/>= 11788.066909 | IC +- <text:s text:c="2"/>902.155647 | 11859.068098 na rodada</text:span></text:span></text:p>
      <text:p text:style-name="P2"><text:span text:style-name="Default_20_Paragraph_20_Font"><text:span text:style-name="T9">-Media do TAm(3) <text:s/>= 11788.066909 | IC +- <text:s text:c="2"/>902.155647 | 11859.068098 na rodada</text:span></text:span></text:p>
      <text:p text:style-name="P2"><text:span text:style-name="Default_20_Paragraph_20_Font"><text:span text:style-name="T9">-Media do Ncm(3) <text:s/>= <text:s text:c="4"/>2.831319 | IC +- <text:s text:c="4"/>0.493145 | <text:s text:c="4"/>2.870130 na rodada</text:span></text:span></text:p>
      <text:p text:style-name="P2"><text:span text:style-name="Default_20_Paragraph_20_Font"><text:span text:style-name="T9">-Media da Vazao(3)= <text:s text:c="3"/>61.610994 | IC +- <text:s text:c="4"/>3.556785 | <text:s text:c="3"/>61.331069 na rodada</text:span></text:span></text:p>
      <text:p text:style-name="P2"><text:span text:style-name="Default_20_Paragraph_20_Font"><text:span text:style-name="T9">-Media do TAp(4) <text:s/>= 12438.428494 | IC +- <text:s/>2578.363676 | 12235.506872 na rodada</text:span></text:span></text:p>
      <text:p text:style-name="P2"><text:span text:style-name="Default_20_Paragraph_20_Font"><text:span text:style-name="T9">-Media do TAm(4) <text:s/>= 12438.428494 | IC +- <text:s/>2578.363676 | 12235.506872 na rodada</text:span></text:span></text:p>
      <text:p text:style-name="P2"><text:span text:style-name="Default_20_Paragraph_20_Font"><text:span text:style-name="T9">-Media do Ncm(4) <text:s/>= <text:s text:c="4"/>2.635355 | IC +- <text:s text:c="4"/>1.760032 | <text:s text:c="4"/>2.773872 na rodada</text:span></text:span></text:p>
      <text:p text:style-name="P2"><text:span text:style-name="Default_20_Paragraph_20_Font"><text:span text:style-name="T9">-Media da Vazao(4)= <text:s text:c="3"/>61.740340 | IC +- <text:s text:c="4"/>0.088694 | <text:s text:c="3"/>61.733360 na rodada</text:span></text:span></text:p>
      <text:p text:style-name="P2"><text:span text:style-name="Default_20_Paragraph_20_Font"><text:span text:style-name="T9">Rodada 3</text:span></text:span></text:p>
      <text:p text:style-name="P2"><text:span text:style-name="Default_20_Paragraph_20_Font"><text:span text:style-name="T9">-Tempo real: 13.96 segundos nesta rodada, 48.16 no total</text:span></text:span></text:p>
      <text:p text:style-name="P2"><text:span text:style-name="Default_20_Paragraph_20_Font"><text:span text:style-name="T9">-Tempo simulado: 27338164.30 microseg nesta rodada, 96169983.00 total</text:span></text:span></text:p>
      <text:p text:style-name="P2"><text:span text:style-name="Default_20_Paragraph_20_Font"><text:span text:style-name="T9">-Media uso Ether <text:s/>= <text:s text:c="4"/>0.624542 | IC +- <text:s text:c="4"/>0.000999 | <text:s text:c="4"/>0.624119 na rodada</text:span></text:span></text:p>
      <text:p text:style-name="P2"><text:span text:style-name="Default_20_Paragraph_20_Font"><text:span text:style-name="T9">-Media do TAp(1) <text:s/>= <text:s text:c="2"/>547.072784 | IC +- <text:s text:c="2"/>134.186360 | <text:s text:c="2"/>530.847568 na rodada</text:span></text:span></text:p>
      <text:p text:style-name="P2"><text:span text:style-name="Default_20_Paragraph_20_Font"><text:span text:style-name="T9">-Media do TAm(1) <text:s/>= 53474.367490 | IC +- <text:s/>5433.007961 | 52811.358529 na rodada</text:span></text:span></text:p>
      <text:p text:style-name="P2"><text:span text:style-name="Default_20_Paragraph_20_Font"><text:span text:style-name="T9">-Media do Ncm(1) <text:s/>= <text:s text:c="4"/>0.477974 | IC +- <text:s text:c="4"/>0.036380 | <text:s text:c="4"/>0.490882 na rodada</text:span></text:span></text:p>
      <text:p text:style-name="P2"><text:span text:style-name="Default_20_Paragraph_20_Font"><text:span text:style-name="T9">-Media da Vazao(1)= <text:s text:c="2"/>498.224474 | IC +- <text:s text:c="4"/>1.070990 | <text:s text:c="2"/>497.765682 na rodada</text:span></text:span></text:p>
      <text:p text:style-name="P2"><text:span text:style-name="Default_20_Paragraph_20_Font"><text:span text:style-name="T9">-Media do TAp(2) <text:s/>= 12216.076964 | IC +- <text:s text:c="2"/>531.740929 | 12347.338272 na rodada</text:span></text:span></text:p>
      <text:p text:style-name="P2"><text:span text:style-name="Default_20_Paragraph_20_Font"><text:span text:style-name="T9">-Media do TAm(2) <text:s/>= 12216.076964 | IC +- <text:s text:c="2"/>531.740929 | 12347.338272 na rodada</text:span></text:span></text:p>
      <text:p text:style-name="P2"><text:span text:style-name="Default_20_Paragraph_20_Font"><text:span text:style-name="T9">-Media do Ncm(2) <text:s/>= <text:s text:c="4"/>2.715264 | IC +- <text:s text:c="4"/>0.353791 | <text:s text:c="4"/>2.751040 na rodada</text:span></text:span></text:p>
      <text:p text:style-name="P2"><text:span text:style-name="Default_20_Paragraph_20_Font"><text:span text:style-name="T9">-Media da Vazao(2)= <text:s text:c="3"/>61.448210 | IC +- <text:s text:c="4"/>1.179814 | <text:s text:c="3"/>60.977028 na rodada</text:span></text:span></text:p>
      <text:p text:style-name="P2"><text:span text:style-name="Default_20_Paragraph_20_Font"><text:span text:style-name="T9">-Media do TAp(3) <text:s/>= 11846.481174 | IC +- <text:s text:c="2"/>307.048345 | 11963.309704 na rodada</text:span></text:span></text:p>
      <text:p text:style-name="P2"><text:span text:style-name="Default_20_Paragraph_20_Font"><text:span text:style-name="T9">-Media do TAm(3) <text:s/>= 11846.481174 | IC +- <text:s text:c="2"/>307.048345 | 11963.309704 na rodada</text:span></text:span></text:p>
      <text:p text:style-name="P2"><text:span text:style-name="Default_20_Paragraph_20_Font"><text:span text:style-name="T9">-Media do Ncm(3) <text:s/>= <text:s text:c="4"/>2.800981 | IC +- <text:s text:c="4"/>0.162278 | <text:s text:c="4"/>2.740306 na rodada</text:span></text:span></text:p>
      <text:p text:style-name="P2"><text:span text:style-name="Default_20_Paragraph_20_Font"><text:span text:style-name="T9">-Media da Vazao(3)= <text:s text:c="3"/>61.680110 | IC +- <text:s text:c="4"/>0.756293 | <text:s text:c="3"/>61.818342 na rodada</text:span></text:span></text:p>
      <text:p text:style-name="P2"><text:span text:style-name="Default_20_Paragraph_20_Font"><text:span text:style-name="T9">-Media do TAp(4) <text:s/>= 12333.397473 | IC +- <text:s text:c="2"/>676.998086 | 12123.335430 na rodada</text:span></text:span></text:p>
      <text:p text:style-name="P2"><text:span text:style-name="Default_20_Paragraph_20_Font"><text:span text:style-name="T9">-Media do TAm(4) <text:s/>= 12333.397473 | IC +- <text:s text:c="2"/>676.998086 | 12123.335430 na rodada</text:span></text:span></text:p>
      <text:p text:style-name="P2"><text:span text:style-name="Default_20_Paragraph_20_Font"><text:span text:style-name="T9">-Media do Ncm(4) <text:s/>= <text:s text:c="4"/>2.674939 | IC +- <text:s text:c="4"/>0.383941 | <text:s text:c="4"/>2.754108 na rodada</text:span></text:span></text:p>
      <text:p text:style-name="P2"><text:span text:style-name="Default_20_Paragraph_20_Font"><text:span text:style-name="T9">-Media da Vazao(4)= <text:s text:c="3"/>61.705376 | IC +- <text:s text:c="4"/>0.151434 | <text:s text:c="3"/>61.635448 na rodada</text:span></text:span></text:p>
      <text:p text:style-name="P2"><text:span text:style-name="Default_20_Paragraph_20_Font"><text:span text:style-name="T9">Rodada 4</text:span></text:span></text:p>
      <text:p text:style-name="P2"><text:span text:style-name="Default_20_Paragraph_20_Font"><text:span text:style-name="T9">-Tempo real: 14.65 segundos nesta rodada, 62.82 no total</text:span></text:span></text:p>
      <text:p text:style-name="P2"><text:span text:style-name="Default_20_Paragraph_20_Font"><text:span text:style-name="T9">-Tempo simulado: 27654814.10 microseg nesta rodada, 123824797.10 total</text:span></text:span></text:p>
      <text:p text:style-name="P2"><text:span text:style-name="Default_20_Paragraph_20_Font"><text:span text:style-name="T9">-Media uso Ether <text:s/>= <text:s text:c="4"/>0.624865 | IC +- <text:s text:c="4"/>0.001155 | <text:s text:c="4"/>0.625836 na rodada</text:span></text:span></text:p>
      <text:p text:style-name="P2"><text:span text:style-name="Default_20_Paragraph_20_Font"><text:span text:style-name="T9">-Media do TAp(1) <text:s/>= <text:s text:c="2"/>535.482751 | IC +- <text:s text:c="3"/>79.283159 | <text:s text:c="2"/>500.712653 na rodada</text:span></text:span></text:p>
      <text:p text:style-name="P2"><text:span text:style-name="Default_20_Paragraph_20_Font"><text:span text:style-name="T9">-Media do TAm(1) <text:s/>= 53006.502143 | IC +- <text:s/>3207.990833 | 51602.906105 na rodada</text:span></text:span></text:p>
      <text:p text:style-name="P2"><text:span text:style-name="Default_20_Paragraph_20_Font"><text:span text:style-name="T9">-Media do Ncm(1) <text:s/>= <text:s text:c="4"/>0.475377 | IC +- <text:s text:c="4"/>0.020744 | <text:s text:c="4"/>0.467587 na rodada</text:span></text:span></text:p>
      <text:p text:style-name="P2"><text:span text:style-name="Default_20_Paragraph_20_Font"><text:span text:style-name="T9">-Media da Vazao(1)= <text:s text:c="2"/>498.058994 | IC +- <text:s text:c="4"/>0.768826 | <text:s text:c="2"/>497.562556 na rodada</text:span></text:span></text:p>
      <text:p text:style-name="P2"><text:span text:style-name="Default_20_Paragraph_20_Font"><text:span text:style-name="T9">-Media do TAp(2) <text:s/>= 12125.116637 | IC +- <text:s text:c="2"/>401.421647 | 11852.235656 na rodada</text:span></text:span></text:p>
      <text:p text:style-name="P2"><text:soft-page-break/><text:span text:style-name="Default_20_Paragraph_20_Font"><text:span text:style-name="T9">-Media do TAm(2) <text:s/>= 12125.116637 | IC +- <text:s text:c="2"/>401.421647 | 11852.235656 na rodada</text:span></text:span></text:p>
      <text:p text:style-name="P2"><text:span text:style-name="Default_20_Paragraph_20_Font"><text:span text:style-name="T9">-Media do Ncm(2) <text:s/>= <text:s text:c="4"/>2.726523 | IC +- <text:s text:c="4"/>0.188474 | <text:s text:c="4"/>2.760302 na rodada</text:span></text:span></text:p>
      <text:p text:style-name="P2"><text:span text:style-name="Default_20_Paragraph_20_Font"><text:span text:style-name="T9">-Media da Vazao(2)= <text:s text:c="3"/>61.526507 | IC +- <text:s text:c="4"/>0.665466 | <text:s text:c="3"/>61.761399 na rodada</text:span></text:span></text:p>
      <text:p text:style-name="P2"><text:span text:style-name="Default_20_Paragraph_20_Font"><text:span text:style-name="T9">-Media do TAp(3) <text:s/>= 11926.265667 | IC +- <text:s text:c="2"/>300.431585 | 12165.619148 na rodada</text:span></text:span></text:p>
      <text:p text:style-name="P2"><text:span text:style-name="Default_20_Paragraph_20_Font"><text:span text:style-name="T9">-Media do TAm(3) <text:s/>= 11926.265667 | IC +- <text:s text:c="2"/>300.431585 | 12165.619148 na rodada</text:span></text:span></text:p>
      <text:p text:style-name="P2"><text:span text:style-name="Default_20_Paragraph_20_Font"><text:span text:style-name="T9">-Media do Ncm(3) <text:s/>= <text:s text:c="4"/>2.783712 | IC +- <text:s text:c="4"/>0.101113 | <text:s text:c="4"/>2.731905 na rodada</text:span></text:span></text:p>
      <text:p text:style-name="P2"><text:span text:style-name="Default_20_Paragraph_20_Font"><text:span text:style-name="T9">-Media da Vazao(3)= <text:s text:c="3"/>61.745632 | IC +- <text:s text:c="4"/>0.447146 | <text:s text:c="3"/>61.942199 na rodada</text:span></text:span></text:p>
      <text:p text:style-name="P2"><text:span text:style-name="Default_20_Paragraph_20_Font"><text:span text:style-name="T9">-Media do TAp(4) <text:s/>= 12386.595098 | IC +- <text:s text:c="2"/>392.469430 | 12546.187974 na rodada</text:span></text:span></text:p>
      <text:p text:style-name="P2"><text:span text:style-name="Default_20_Paragraph_20_Font"><text:span text:style-name="T9">-Media do TAm(4) <text:s/>= 12386.595098 | IC +- <text:s text:c="2"/>392.469430 | 12546.187974 na rodada</text:span></text:span></text:p>
      <text:p text:style-name="P2"><text:span text:style-name="Default_20_Paragraph_20_Font"><text:span text:style-name="T9">-Media do Ncm(4) <text:s/>= <text:s text:c="4"/>2.660229 | IC +- <text:s text:c="4"/>0.206190 | <text:s text:c="4"/>2.616097 na rodada</text:span></text:span></text:p>
      <text:p text:style-name="P2"><text:span text:style-name="Default_20_Paragraph_20_Font"><text:span text:style-name="T9">-Media da Vazao(4)= <text:s text:c="3"/>61.764582 | IC +- <text:s text:c="4"/>0.204389 | <text:s text:c="3"/>61.942199 na rodada</text:span></text:span></text:p>
      <text:p text:style-name="P2"><text:span text:style-name="Default_20_Paragraph_20_Font"><text:span text:style-name="T9">Rodada 5</text:span></text:span></text:p>
      <text:p text:style-name="P2"><text:span text:style-name="Default_20_Paragraph_20_Font"><text:span text:style-name="T9">-Tempo real: 16.12 segundos nesta rodada, 78.95 no total</text:span></text:span></text:p>
      <text:p text:style-name="P2"><text:span text:style-name="Default_20_Paragraph_20_Font"><text:span text:style-name="T9">-Tempo simulado: 27871203.70 microseg nesta rodada, 151696000.80 total</text:span></text:span></text:p>
      <text:p text:style-name="P2"><text:span text:style-name="Default_20_Paragraph_20_Font"><text:span text:style-name="T9">-Media uso Ether <text:s/>= <text:s text:c="4"/>0.624929 | IC +- <text:s text:c="4"/>0.000800 | <text:s text:c="4"/>0.625181 na rodada</text:span></text:span></text:p>
      <text:p text:style-name="P2"><text:span text:style-name="Default_20_Paragraph_20_Font"><text:span text:style-name="T9">-Media do TAp(1) <text:s/>= <text:s text:c="2"/>532.744204 | IC +- <text:s text:c="3"/>54.114589 | <text:s text:c="2"/>521.790014 na rodada</text:span></text:span></text:p>
      <text:p text:style-name="P2"><text:span text:style-name="Default_20_Paragraph_20_Font"><text:span text:style-name="T9">-Media do TAm(1) <text:s/>= 52893.634453 | IC +- <text:s/>2190.419539 | 52442.163689 na rodada</text:span></text:span></text:p>
      <text:p text:style-name="P2"><text:span text:style-name="Default_20_Paragraph_20_Font"><text:span text:style-name="T9">-Media do Ncm(1) <text:s/>= <text:s text:c="4"/>0.472722 | IC +- <text:s text:c="4"/>0.015838 | <text:s text:c="4"/>0.462104 na rodada</text:span></text:span></text:p>
      <text:p text:style-name="P2"><text:span text:style-name="Default_20_Paragraph_20_Font"><text:span text:style-name="T9">-Media da Vazao(1)= <text:s text:c="2"/>498.041028 | IC +- <text:s text:c="4"/>0.521944 | <text:s text:c="2"/>497.969164 na rodada</text:span></text:span></text:p>
      <text:p text:style-name="P2"><text:span text:style-name="Default_20_Paragraph_20_Font"><text:span text:style-name="T9">-Media do TAp(2) <text:s/>= 12161.925150 | IC +- <text:s text:c="2"/>289.883598 | 12309.159199 na rodada</text:span></text:span></text:p>
      <text:p text:style-name="P2"><text:span text:style-name="Default_20_Paragraph_20_Font"><text:span text:style-name="T9">-Media do TAm(2) <text:s/>= 12161.925150 | IC +- <text:s text:c="2"/>289.883598 | 12309.159199 na rodada</text:span></text:span></text:p>
      <text:p text:style-name="P2"><text:span text:style-name="Default_20_Paragraph_20_Font"><text:span text:style-name="T9">-Media do Ncm(2) <text:s/>= <text:s text:c="4"/>2.707498 | IC +- <text:s text:c="4"/>0.137885 | <text:s text:c="4"/>2.631397 na rodada</text:span></text:span></text:p>
      <text:p text:style-name="P2"><text:span text:style-name="Default_20_Paragraph_20_Font"><text:span text:style-name="T9">-Media da Vazao(2)= <text:s text:c="3"/>61.585222 | IC +- <text:s text:c="4"/>0.478341 | <text:s text:c="3"/>61.820078 na rodada</text:span></text:span></text:p>
      <text:p text:style-name="P2"><text:span text:style-name="Default_20_Paragraph_20_Font"><text:span text:style-name="T9">-Media do TAp(3) <text:s/>= 12007.556101 | IC +- <text:s text:c="2"/>303.576802 | 12332.717838 na rodada</text:span></text:span></text:p>
      <text:p text:style-name="P2"><text:span text:style-name="Default_20_Paragraph_20_Font"><text:span text:style-name="T9">-Media do TAm(3) <text:s/>= 12007.556101 | IC +- <text:s text:c="2"/>303.576802 | 12332.717838 na rodada</text:span></text:span></text:p>
      <text:p text:style-name="P2"><text:span text:style-name="Default_20_Paragraph_20_Font"><text:span text:style-name="T9">-Media do Ncm(3) <text:s/>= <text:s text:c="4"/>2.757659 | IC +- <text:s text:c="4"/>0.099504 | <text:s text:c="4"/>2.653448 na rodada</text:span></text:span></text:p>
      <text:p text:style-name="P2"><text:span text:style-name="Default_20_Paragraph_20_Font"><text:span text:style-name="T9">-Media da Vazao(3)= <text:s text:c="3"/>61.746170 | IC +- <text:s text:c="4"/>0.302175 | <text:s text:c="3"/>61.748320 na rodada</text:span></text:span></text:p>
      <text:p text:style-name="P2"><text:span text:style-name="Default_20_Paragraph_20_Font"><text:span text:style-name="T9">-Media do TAp(4) <text:s/>= 12380.107537 | IC +- <text:s text:c="2"/>265.832896 | 12354.157292 na rodada</text:span></text:span></text:p>
      <text:p text:style-name="P2"><text:span text:style-name="Default_20_Paragraph_20_Font"><text:span text:style-name="T9">-Media do TAm(4) <text:s/>= 12380.107537 | IC +- <text:s text:c="2"/>265.832896 | 12354.157292 na rodada</text:span></text:span></text:p>
      <text:p text:style-name="P2"><text:span text:style-name="Default_20_Paragraph_20_Font"><text:span text:style-name="T9">-Media do Ncm(4) <text:s/>= <text:s text:c="4"/>2.669414 | IC +- <text:s text:c="4"/>0.141653 | <text:s text:c="4"/>2.706153 na rodada</text:span></text:span></text:p>
      <text:p text:style-name="P2"><text:span text:style-name="Default_20_Paragraph_20_Font"><text:span text:style-name="T9">-Media da Vazao(4)= <text:s text:c="3"/>61.811560 | IC +- <text:s text:c="4"/>0.189975 | <text:s text:c="3"/>61.999475 na rodada</text:span></text:span></text:p>
      <text:p text:style-name="P2"><text:span text:style-name="Default_20_Paragraph_20_Font"><text:span text:style-name="T9">Rodada 6</text:span></text:span></text:p>
      <text:p text:style-name="P2"><text:span text:style-name="Default_20_Paragraph_20_Font"><text:span text:style-name="T9">-Tempo real: 13.94 segundos nesta rodada, 92.90 no total</text:span></text:span></text:p>
      <text:p text:style-name="P2"><text:span text:style-name="Default_20_Paragraph_20_Font"><text:span text:style-name="T9">-Tempo simulado: 27328483.60 microseg nesta rodada, 179024484.40 total</text:span></text:span></text:p>
      <text:p text:style-name="P2"><text:span text:style-name="Default_20_Paragraph_20_Font"><text:span text:style-name="T9">-Media uso Ether <text:s/>= <text:s text:c="4"/>0.624568 | IC +- <text:s text:c="4"/>0.001107 | <text:s text:c="4"/>0.622763 na rodada</text:span></text:span></text:p>
      <text:p text:style-name="P2"><text:span text:style-name="Default_20_Paragraph_20_Font"><text:span text:style-name="T9">-Media do TAp(1) <text:s/>= <text:s text:c="2"/>537.576113 | IC +- <text:s text:c="3"/>42.752345 | <text:s text:c="2"/>561.735656 na rodada</text:span></text:span></text:p>
      <text:p text:style-name="P2"><text:span text:style-name="Default_20_Paragraph_20_Font"><text:span text:style-name="T9">-Media do TAm(1) <text:s/>= 53022.308789 | IC +- <text:s/>1688.574797 | 53665.680473 na rodada</text:span></text:span></text:p>
      <text:p text:style-name="P2"><text:span text:style-name="Default_20_Paragraph_20_Font"><text:span text:style-name="T9">-Media do Ncm(1) <text:s/>= <text:s text:c="4"/>0.473213 | IC +- <text:s text:c="4"/>0.012039 | <text:s text:c="4"/>0.475666 na rodada</text:span></text:span></text:p>
      <text:p text:style-name="P2"><text:span text:style-name="Default_20_Paragraph_20_Font"><text:span text:style-name="T9">-Media da Vazao(1)= <text:s text:c="2"/>497.561028 | IC +- <text:s text:c="4"/>1.295431 | <text:s text:c="2"/>495.161027 na rodada</text:span></text:span></text:p>
      <text:p text:style-name="P2"><text:span text:style-name="Default_20_Paragraph_20_Font"><text:span text:style-name="T9">-Media do TAp(2) <text:s/>= 12134.479380 | IC +- <text:s text:c="2"/>230.216376 | 11997.250533 na rodada</text:span></text:span></text:p>
      <text:p text:style-name="P2"><text:span text:style-name="Default_20_Paragraph_20_Font"><text:span text:style-name="T9">-Media do TAm(2) <text:s/>= 12134.479380 | IC +- <text:s text:c="2"/>230.216376 | 11997.250533 na rodada</text:span></text:span></text:p>
      <text:p text:style-name="P2"><text:span text:style-name="Default_20_Paragraph_20_Font"><text:span text:style-name="T9">-Media do Ncm(2) <text:s/>= <text:s text:c="4"/>2.733290 | IC +- <text:s text:c="4"/>0.123535 | <text:s text:c="4"/>2.862251 na rodada</text:span></text:span></text:p>
      <text:p text:style-name="P2"><text:span text:style-name="Default_20_Paragraph_20_Font"><text:span text:style-name="T9">-Media da Vazao(2)= <text:s text:c="3"/>61.627725 | IC +- <text:s text:c="4"/>0.377751 | <text:s text:c="3"/>61.840241 na rodada</text:span></text:span></text:p>
      <text:p text:style-name="P2"><text:span text:style-name="Default_20_Paragraph_20_Font"><text:span text:style-name="T9">-Media do TAp(3) <text:s/>= 12026.413625 | IC +- <text:s text:c="2"/>234.554552 | 12120.701243 na rodada</text:span></text:span></text:p>
      <text:p text:style-name="P2"><text:span text:style-name="Default_20_Paragraph_20_Font"><text:span text:style-name="T9">-Media do TAm(3) <text:s/>= 12026.413625 | IC +- <text:s text:c="2"/>234.554552 | 12120.701243 na rodada</text:span></text:span></text:p>
      <text:p text:style-name="P2"><text:span text:style-name="Default_20_Paragraph_20_Font"><text:span text:style-name="T9">-Media do Ncm(3) <text:s/>= <text:s text:c="4"/>2.756920 | IC +- <text:s text:c="4"/>0.075245 | <text:s text:c="4"/>2.753224 na rodada</text:span></text:span></text:p>
      <text:p text:style-name="P2"><text:span text:style-name="Default_20_Paragraph_20_Font"><text:span text:style-name="T9">-Media da Vazao(3)= <text:s text:c="3"/>61.761848 | IC +- <text:s text:c="4"/>0.231959 | <text:s text:c="3"/>61.840241 na rodada</text:span></text:span></text:p>
      <text:p text:style-name="P2"><text:span text:style-name="Default_20_Paragraph_20_Font"><text:span text:style-name="T9">-Media do TAp(4) <text:s/>= 12336.438993 | IC +- <text:s text:c="2"/>230.184722 | 12118.096272 na rodada</text:span></text:span></text:p>
      <text:p text:style-name="P2"><text:span text:style-name="Default_20_Paragraph_20_Font"><text:span text:style-name="T9">-Media do TAm(4) <text:s/>= 12336.438993 | IC +- <text:s text:c="2"/>230.184722 | 12118.096272 na rodada</text:span></text:span></text:p>
      <text:p text:style-name="P2"><text:span text:style-name="Default_20_Paragraph_20_Font"><text:span text:style-name="T9">-Media do Ncm(4) <text:s/>= <text:s text:c="4"/>2.684261 | IC +- <text:s text:c="4"/>0.113682 | <text:s text:c="4"/>2.758499 na rodada</text:span></text:span></text:p>
      <text:p text:style-name="P2"><text:span text:style-name="Default_20_Paragraph_20_Font"><text:span text:style-name="T9">-Media da Vazao(4)= <text:s text:c="3"/>61.816340 | IC +- <text:s text:c="4"/>0.144137 | <text:s text:c="3"/>61.840241 na rodada</text:span></text:span></text:p>
      <text:p text:style-name="P2"><text:span text:style-name="Default_20_Paragraph_20_Font"><text:span text:style-name="T9">Rodada 7</text:span></text:span></text:p>
      <text:p text:style-name="P2"><text:span text:style-name="Default_20_Paragraph_20_Font"><text:span text:style-name="T9">-Tempo real: 14.25 segundos nesta rodada, 107.16 no total</text:span></text:span></text:p>
      <text:p text:style-name="P2"><text:span text:style-name="Default_20_Paragraph_20_Font"><text:span text:style-name="T9">-Tempo simulado: 27839939.00 microseg nesta rodada, 206864423.40 total</text:span></text:span></text:p>
      <text:p text:style-name="P2"><text:span text:style-name="Default_20_Paragraph_20_Font"><text:span text:style-name="T9">-Media uso Ether <text:s/>= <text:s text:c="4"/>0.624541 | IC +- <text:s text:c="4"/>0.000893 | <text:s text:c="4"/>0.624384 na rodada</text:span></text:span></text:p>
      <text:p text:style-name="P2"><text:span text:style-name="Default_20_Paragraph_20_Font"><text:span text:style-name="T9">-Media do TAp(1) <text:s/>= <text:s text:c="2"/>535.745489 | IC +- <text:s text:c="3"/>34.684473 | <text:s text:c="2"/>524.761751 na rodada</text:span></text:span></text:p>
      <text:p text:style-name="P2"><text:span text:style-name="Default_20_Paragraph_20_Font"><text:span text:style-name="T9">-Media do TAm(1) <text:s/>= 52956.960395 | IC +- <text:s/>1367.827060 | 52564.870029 na rodada</text:span></text:span></text:p>
      <text:p text:style-name="P2"><text:span text:style-name="Default_20_Paragraph_20_Font"><text:span text:style-name="T9">-Media do Ncm(1) <text:s/>= <text:s text:c="4"/>0.472068 | IC +- <text:s text:c="4"/>0.010082 | <text:s text:c="4"/>0.465202 na rodada</text:span></text:span></text:p>
      <text:p text:style-name="P2"><text:span text:style-name="Default_20_Paragraph_20_Font"><text:span text:style-name="T9">-Media da Vazao(1)= <text:s text:c="2"/>497.704354 | IC +- <text:s text:c="4"/>1.099594 | <text:s text:c="2"/>498.564311 na rodada</text:span></text:span></text:p>
      <text:p text:style-name="P2"><text:span text:style-name="Default_20_Paragraph_20_Font"><text:span text:style-name="T9">-Media do TAp(2) <text:s/>= 12138.481259 | IC +- <text:s text:c="2"/>185.466405 | 12162.492530 na rodada</text:span></text:span></text:p>
      <text:p text:style-name="P2"><text:span text:style-name="Default_20_Paragraph_20_Font"><text:span text:style-name="T9">-Media do TAm(2) <text:s/>= 12138.481259 | IC +- <text:s text:c="2"/>185.466405 | 12162.492530 na rodada</text:span></text:span></text:p>
      <text:p text:style-name="P2"><text:span text:style-name="Default_20_Paragraph_20_Font"><text:span text:style-name="T9">-Media do Ncm(2) <text:s/>= <text:s text:c="4"/>2.718046 | IC +- <text:s text:c="4"/>0.106152 | <text:s text:c="4"/>2.626582 na rodada</text:span></text:span></text:p>
      <text:p text:style-name="P2"><text:span text:style-name="Default_20_Paragraph_20_Font"><text:span text:style-name="T9">-Media da Vazao(2)= <text:s text:c="3"/>61.685647 | IC +- <text:s text:c="4"/>0.335324 | <text:s text:c="3"/>62.033182 na rodada</text:span></text:span></text:p>
      <text:p text:style-name="P2"><text:span text:style-name="Default_20_Paragraph_20_Font"><text:span text:style-name="T9">-Media do TAp(3) <text:s/>= 12008.682210 | IC +- <text:s text:c="2"/>193.621521 | 11902.293717 na rodada</text:span></text:span></text:p>
      <text:p text:style-name="P2"><text:span text:style-name="Default_20_Paragraph_20_Font"><text:span text:style-name="T9">-Media do TAm(3) <text:s/>= 12008.682210 | IC +- <text:s text:c="2"/>193.621521 | 11902.293717 na rodada</text:span></text:span></text:p>
      <text:p text:style-name="P2"><text:span text:style-name="Default_20_Paragraph_20_Font"><text:span text:style-name="T9">-Media do Ncm(3) <text:s/>= <text:s text:c="4"/>2.749653 | IC +- <text:s text:c="4"/>0.063092 | <text:s text:c="4"/>2.706052 na rodada</text:span></text:span></text:p>
      <text:p text:style-name="P2"><text:span text:style-name="Default_20_Paragraph_20_Font"><text:span text:style-name="T9">-Media da Vazao(3)= <text:s text:c="3"/>61.759559 | IC +- <text:s text:c="4"/>0.186694 | <text:s text:c="3"/>61.745825 na rodada</text:span></text:span></text:p>
      <text:p text:style-name="P2"><text:span text:style-name="Default_20_Paragraph_20_Font"><text:span text:style-name="T9">-Media do TAp(4) <text:s/>= 12325.946845 | IC +- <text:s text:c="2"/>186.953440 | 12262.993957 na rodada</text:span></text:span></text:p>
      <text:p text:style-name="P2"><text:span text:style-name="Default_20_Paragraph_20_Font"><text:span text:style-name="T9">-Media do TAm(4) <text:s/>= 12325.946845 | IC +- <text:s text:c="2"/>186.953440 | 12262.993957 na rodada</text:span></text:span></text:p>
      <text:p text:style-name="P2"><text:span text:style-name="Default_20_Paragraph_20_Font"><text:span text:style-name="T9">-Media do Ncm(4) <text:s/>= <text:s text:c="4"/>2.674460 | IC +- <text:s text:c="4"/>0.094549 | <text:s text:c="4"/>2.615650 na rodada</text:span></text:span></text:p>
      <text:p text:style-name="P2"><text:span text:style-name="Default_20_Paragraph_20_Font"><text:span text:style-name="T9">-Media da Vazao(4)= <text:s text:c="3"/>61.816530 | IC +- <text:s text:c="4"/>0.115959 | <text:s text:c="3"/>61.817664 na rodada</text:span></text:span></text:p>
      <text:p text:style-name="P2"><text:span text:style-name="Default_20_Paragraph_20_Font"><text:span text:style-name="T9">Rodada 8</text:span></text:span></text:p>
      <text:p text:style-name="P2"><text:span text:style-name="Default_20_Paragraph_20_Font"><text:span text:style-name="T9">-Tempo real: 13.65 segundos nesta rodada, 120.82 no total</text:span></text:span></text:p>
      <text:p text:style-name="P2"><text:span text:style-name="Default_20_Paragraph_20_Font"><text:span text:style-name="T9">-Tempo simulado: 27924969.90 microseg nesta rodada, 234789393.30 total</text:span></text:span></text:p>
      <text:p text:style-name="P2"><text:soft-page-break/><text:span text:style-name="Default_20_Paragraph_20_Font"><text:span text:style-name="T9">-Media uso Ether <text:s/>= <text:s text:c="4"/>0.624555 | IC +- <text:s text:c="4"/>0.000748 | <text:s text:c="4"/>0.624646 na rodada</text:span></text:span></text:p>
      <text:p text:style-name="P2"><text:span text:style-name="Default_20_Paragraph_20_Font"><text:span text:style-name="T9">-Media do TAp(1) <text:s/>= <text:s text:c="2"/>536.354675 | IC +- <text:s text:c="3"/>29.063215 | <text:s text:c="2"/>540.618973 na rodada</text:span></text:span></text:p>
      <text:p text:style-name="P2"><text:span text:style-name="Default_20_Paragraph_20_Font"><text:span text:style-name="T9">-Media do TAm(1) <text:s/>= 52987.235209 | IC +- <text:s/>1146.973071 | 53199.158908 na rodada</text:span></text:span></text:p>
      <text:p text:style-name="P2"><text:span text:style-name="Default_20_Paragraph_20_Font"><text:span text:style-name="T9">-Media do Ncm(1) <text:s/>= <text:s text:c="4"/>0.470037 | IC +- <text:s text:c="4"/>0.009709 | <text:s text:c="4"/>0.455819 na rodada</text:span></text:span></text:p>
      <text:p text:style-name="P2"><text:span text:style-name="Default_20_Paragraph_20_Font"><text:span text:style-name="T9">-Media da Vazao(1)= <text:s text:c="2"/>497.801135 | IC +- <text:s text:c="4"/>0.948281 | <text:s text:c="2"/>498.478604 na rodada</text:span></text:span></text:p>
      <text:p text:style-name="P2"><text:span text:style-name="Default_20_Paragraph_20_Font"><text:span text:style-name="T9">-Media do TAp(2) <text:s/>= 12140.503568 | IC +- <text:s text:c="2"/>155.290795 | 12154.659734 na rodada</text:span></text:span></text:p>
      <text:p text:style-name="P2"><text:span text:style-name="Default_20_Paragraph_20_Font"><text:span text:style-name="T9">-Media do TAm(2) <text:s/>= 12140.503568 | IC +- <text:s text:c="2"/>155.290795 | 12154.659734 na rodada</text:span></text:span></text:p>
      <text:p text:style-name="P2"><text:span text:style-name="Default_20_Paragraph_20_Font"><text:span text:style-name="T9">-Media do Ncm(2) <text:s/>= <text:s text:c="4"/>2.712221 | IC +- <text:s text:c="4"/>0.089900 | <text:s text:c="4"/>2.671445 na rodada</text:span></text:span></text:p>
      <text:p text:style-name="P2"><text:span text:style-name="Default_20_Paragraph_20_Font"><text:span text:style-name="T9">-Media da Vazao(2)= <text:s text:c="3"/>61.723383 | IC +- <text:s text:c="4"/>0.294477 | <text:s text:c="3"/>61.987533 na rodada</text:span></text:span></text:p>
      <text:p text:style-name="P2"><text:span text:style-name="Default_20_Paragraph_20_Font"><text:span text:style-name="T9">-Media do TAp(3) <text:s/>= 12034.314559 | IC +- <text:s text:c="2"/>173.006780 | 12213.741006 na rodada</text:span></text:span></text:p>
      <text:p text:style-name="P2"><text:span text:style-name="Default_20_Paragraph_20_Font"><text:span text:style-name="T9">-Media do TAm(3) <text:s/>= 12034.314559 | IC +- <text:s text:c="2"/>173.006780 | 12213.741006 na rodada</text:span></text:span></text:p>
      <text:p text:style-name="P2"><text:span text:style-name="Default_20_Paragraph_20_Font"><text:span text:style-name="T9">-Media do Ncm(3) <text:s/>= <text:s text:c="4"/>2.730344 | IC +- <text:s text:c="4"/>0.069804 | <text:s text:c="4"/>2.595183 na rodada</text:span></text:span></text:p>
      <text:p text:style-name="P2"><text:span text:style-name="Default_20_Paragraph_20_Font"><text:span text:style-name="T9">-Media da Vazao(3)= <text:s text:c="3"/>61.779103 | IC +- <text:s text:c="4"/>0.162936 | <text:s text:c="3"/>61.915913 na rodada</text:span></text:span></text:p>
      <text:p text:style-name="P2"><text:span text:style-name="Default_20_Paragraph_20_Font"><text:span text:style-name="T9">-Media do TAp(4) <text:s/>= 12306.251226 | IC +- <text:s text:c="2"/>163.246036 | 12168.381892 na rodada</text:span></text:span></text:p>
      <text:p text:style-name="P2"><text:span text:style-name="Default_20_Paragraph_20_Font"><text:span text:style-name="T9">-Media do TAm(4) <text:s/>= 12306.251226 | IC +- <text:s text:c="2"/>163.246036 | 12168.381892 na rodada</text:span></text:span></text:p>
      <text:p text:style-name="P2"><text:span text:style-name="Default_20_Paragraph_20_Font"><text:span text:style-name="T9">-Media do Ncm(4) <text:s/>= <text:s text:c="4"/>2.682534 | IC +- <text:s text:c="4"/>0.081399 | <text:s text:c="4"/>2.739055 na rodada</text:span></text:span></text:p>
      <text:p text:style-name="P2"><text:span text:style-name="Default_20_Paragraph_20_Font"><text:span text:style-name="T9">-Media da Vazao(4)= <text:s text:c="3"/>61.802095 | IC +- <text:s text:c="4"/>0.102874 | <text:s text:c="3"/>61.701051 na rodada</text:span></text:span></text:p>
      <text:p text:style-name="P2"><text:span text:style-name="Default_20_Paragraph_20_Font"><text:span text:style-name="T9">Rodada 9</text:span></text:span></text:p>
      <text:p text:style-name="P2"><text:span text:style-name="Default_20_Paragraph_20_Font"><text:span text:style-name="T9">-Tempo real: 13.69 segundos nesta rodada, 134.52 no total</text:span></text:span></text:p>
      <text:p text:style-name="P2"><text:span text:style-name="Default_20_Paragraph_20_Font"><text:span text:style-name="T9">-Tempo simulado: 27771128.60 microseg nesta rodada, 262560521.90 total</text:span></text:span></text:p>
      <text:p text:style-name="P2"><text:span text:style-name="Default_20_Paragraph_20_Font"><text:span text:style-name="T9">-Media uso Ether <text:s/>= <text:s text:c="4"/>0.624515 | IC +- <text:s text:c="4"/>0.000650 | <text:s text:c="4"/>0.624200 na rodada</text:span></text:span></text:p>
      <text:p text:style-name="P2"><text:span text:style-name="Default_20_Paragraph_20_Font"><text:span text:style-name="T9">-Media do TAp(1) <text:s/>= <text:s text:c="2"/>537.364387 | IC +- <text:s text:c="3"/>25.104146 | <text:s text:c="2"/>545.442088 na rodada</text:span></text:span></text:p>
      <text:p text:style-name="P2"><text:span text:style-name="Default_20_Paragraph_20_Font"><text:span text:style-name="T9">-Media do TAm(1) <text:s/>= 53032.218355 | IC +- <text:s text:c="2"/>991.897702 | 53392.083526 na rodada</text:span></text:span></text:p>
      <text:p text:style-name="P2"><text:span text:style-name="Default_20_Paragraph_20_Font"><text:span text:style-name="T9">-Media do Ncm(1) <text:s/>= <text:s text:c="4"/>0.468991 | IC +- <text:s text:c="4"/>0.008692 | <text:s text:c="4"/>0.460621 na rodada</text:span></text:span></text:p>
      <text:p text:style-name="P2"><text:span text:style-name="Default_20_Paragraph_20_Font"><text:span text:style-name="T9">-Media da Vazao(1)= <text:s text:c="2"/>497.863153 | IC +- <text:s text:c="4"/>0.828017 | <text:s text:c="2"/>498.359292 na rodada</text:span></text:span></text:p>
      <text:p text:style-name="P2"><text:span text:style-name="Default_20_Paragraph_20_Font"><text:span text:style-name="T9">-Media do TAp(2) <text:s/>= 12155.072146 | IC +- <text:s text:c="2"/>137.718921 | 12271.620766 na rodada</text:span></text:span></text:p>
      <text:p text:style-name="P2"><text:span text:style-name="Default_20_Paragraph_20_Font"><text:span text:style-name="T9">-Media do TAm(2) <text:s/>= 12155.072146 | IC +- <text:s text:c="2"/>137.718921 | 12271.620766 na rodada</text:span></text:span></text:p>
      <text:p text:style-name="P2"><text:span text:style-name="Default_20_Paragraph_20_Font"><text:span text:style-name="T9">-Media do Ncm(2) <text:s/>= <text:s text:c="4"/>2.710664 | IC +- <text:s text:c="4"/>0.077403 | <text:s text:c="4"/>2.698211 na rodada</text:span></text:span></text:p>
      <text:p text:style-name="P2"><text:span text:style-name="Default_20_Paragraph_20_Font"><text:span text:style-name="T9">-Media da Vazao(2)= <text:s text:c="3"/>61.762880 | IC +- <text:s text:c="4"/>0.269146 | <text:s text:c="3"/>62.078860 na rodada</text:span></text:span></text:p>
      <text:p text:style-name="P2"><text:span text:style-name="Default_20_Paragraph_20_Font"><text:span text:style-name="T9">-Media do TAp(3) <text:s/>= 12050.411634 | IC +- <text:s text:c="2"/>153.355440 | 12179.188228 na rodada</text:span></text:span></text:p>
      <text:p text:style-name="P2"><text:span text:style-name="Default_20_Paragraph_20_Font"><text:span text:style-name="T9">-Media do TAm(3) <text:s/>= 12050.411634 | IC +- <text:s text:c="2"/>153.355440 | 12179.188228 na rodada</text:span></text:span></text:p>
      <text:p text:style-name="P2"><text:span text:style-name="Default_20_Paragraph_20_Font"><text:span text:style-name="T9">-Media do Ncm(3) <text:s/>= <text:s text:c="4"/>2.722435 | IC +- <text:s text:c="4"/>0.062745 | <text:s text:c="4"/>2.659157 na rodada</text:span></text:span></text:p>
      <text:p text:style-name="P2"><text:span text:style-name="Default_20_Paragraph_20_Font"><text:span text:style-name="T9">-Media da Vazao(3)= <text:s text:c="3"/>61.780402 | IC +- <text:s text:c="4"/>0.140166 | <text:s text:c="3"/>61.790791 na rodada</text:span></text:span></text:p>
      <text:p text:style-name="P2"><text:span text:style-name="Default_20_Paragraph_20_Font"><text:span text:style-name="T9">-Media do TAp(4) <text:s/>= 12280.480682 | IC +- <text:s text:c="2"/>152.459302 | 12074.316336 na rodada</text:span></text:span></text:p>
      <text:p text:style-name="P2"><text:span text:style-name="Default_20_Paragraph_20_Font"><text:span text:style-name="T9">-Media do TAm(4) <text:s/>= 12280.480682 | IC +- <text:s text:c="2"/>152.459302 | 12074.316336 na rodada</text:span></text:span></text:p>
      <text:p text:style-name="P2"><text:span text:style-name="Default_20_Paragraph_20_Font"><text:span text:style-name="T9">-Media do Ncm(4) <text:s/>= <text:s text:c="4"/>2.688730 | IC +- <text:s text:c="4"/>0.071451 | <text:s text:c="4"/>2.738302 na rodada</text:span></text:span></text:p>
      <text:p text:style-name="P2"><text:span text:style-name="Default_20_Paragraph_20_Font"><text:span text:style-name="T9">-Media da Vazao(4)= <text:s text:c="3"/>61.792837 | IC +- <text:s text:c="4"/>0.091016 | <text:s text:c="3"/>61.718774 na rodada</text:span></text:span></text:p>
      <text:p text:style-name="Text_20_body"/>
      <text:p text:style-name="P8"><draw:frame draw:style-name="fr1" draw:name="graphics3" text:anchor-type="paragraph" svg:width="15.005cm" svg:height="20.26cm" draw:z-index="1"><draw:image xlink:href="Pictures/2000000200000216000002D10D6CE532.eps" xlink:type="simple" xlink:show="embed" xlink:actuate="onLoad"/></draw:frame></text:p>
      <text:p text:style-name="P8"/>
      <text:h text:style-name="Heading_20_2" text:outline-level="2">Cenário 4</text:h>
      <text:p text:style-name="P2"><text:span text:style-name="Default_20_Paragraph_20_Font"><text:span text:style-name="T9">Rodada 1</text:span></text:span></text:p>
      <text:p text:style-name="P2"><text:span text:style-name="Default_20_Paragraph_20_Font"><text:span text:style-name="T9">-Tempo real: 13.86 segundos nesta rodada, 81.19 no total</text:span></text:span></text:p>
      <text:p text:style-name="P2"><text:span text:style-name="Default_20_Paragraph_20_Font"><text:span text:style-name="T9">-Tempo simulado: 29395749.30 microseg nesta rodada, 175747644.60 total</text:span></text:span></text:p>
      <text:p text:style-name="P2"><text:span text:style-name="Default_20_Paragraph_20_Font"><text:span text:style-name="T9">-Media uso Ether <text:s/>= <text:s text:c="4"/>0.619143 | IC +- <text:s text:c="4"/>0.000000 | <text:s text:c="4"/>0.619143 na rodada</text:span></text:span></text:p>
      <text:p text:style-name="P2"><text:span text:style-name="Default_20_Paragraph_20_Font"><text:span text:style-name="T9">-Media do TAp(1) <text:s/>= <text:s text:c="2"/>556.099737 | IC +- <text:s text:c="4"/>0.000000 | <text:s text:c="2"/>556.099737 na rodada</text:span></text:span></text:p>
      <text:p text:style-name="P2"><text:span text:style-name="Default_20_Paragraph_20_Font"><text:span text:style-name="T9">-Media do TAm(1) <text:s/>= 53818.389489 | IC +- <text:s text:c="4"/>0.000000 | 53818.389489 na rodada</text:span></text:span></text:p>
      <text:p text:style-name="P2"><text:span text:style-name="Default_20_Paragraph_20_Font"><text:span text:style-name="T9">-Media do Ncm(1) <text:s/>= <text:s text:c="4"/>0.539549 | IC +- <text:s text:c="4"/>0.000000 | <text:s text:c="4"/>0.539549 na rodada</text:span></text:span></text:p>
      <text:p text:style-name="P2"><text:span text:style-name="Default_20_Paragraph_20_Font"><text:span text:style-name="T9">-Media da Vazao(1)= <text:s text:c="2"/>498.031190 | IC +- <text:s text:c="4"/>0.000000 | <text:s text:c="2"/>498.031190 na rodada</text:span></text:span></text:p>
      <text:p text:style-name="P2"><text:span text:style-name="Default_20_Paragraph_20_Font"><text:span text:style-name="T9">-Media do TAp(2) <text:s/>= <text:s/>8279.619619 | IC +- <text:s text:c="4"/>0.000000 | <text:s/>8279.619619 na rodada</text:span></text:span></text:p>
      <text:p text:style-name="P2"><text:span text:style-name="Default_20_Paragraph_20_Font"><text:span text:style-name="T9">-Media do TAm(2) <text:s/>= <text:s/>8279.619619 | IC +- <text:s text:c="4"/>0.000000 | <text:s/>8279.619619 na rodada</text:span></text:span></text:p>
      <text:p text:style-name="P2"><text:span text:style-name="Default_20_Paragraph_20_Font"><text:span text:style-name="T9">-Media do Ncm(2) <text:s/>= <text:s text:c="4"/>2.092249 | IC +- <text:s text:c="4"/>0.000000 | <text:s text:c="4"/>2.092249 na rodada</text:span></text:span></text:p>
      <text:p text:style-name="P2"><text:span text:style-name="Default_20_Paragraph_20_Font"><text:span text:style-name="T9">-Media da Vazao(2)= <text:s text:c="3"/>62.015769 | IC +- <text:s text:c="4"/>0.000000 | <text:s text:c="3"/>62.015769 na rodada</text:span></text:span></text:p>
      <text:p text:style-name="P2"><text:span text:style-name="Default_20_Paragraph_20_Font"><text:span text:style-name="T9">-Media do TAp(3) <text:s/>= <text:s/>8877.009163 | IC +- <text:s text:c="4"/>0.000000 | <text:s/>8877.009163 na rodada</text:span></text:span></text:p>
      <text:p text:style-name="P2"><text:span text:style-name="Default_20_Paragraph_20_Font"><text:span text:style-name="T9">-Media do TAm(3) <text:s/>= <text:s/>8877.009163 | IC +- <text:s text:c="4"/>0.000000 | <text:s/>8877.009163 na rodada</text:span></text:span></text:p>
      <text:p text:style-name="P2"><text:span text:style-name="Default_20_Paragraph_20_Font"><text:span text:style-name="T9">-Media do Ncm(3) <text:s/>= <text:s text:c="4"/>2.094267 | IC +- <text:s text:c="4"/>0.000000 | <text:s text:c="4"/>2.094267 na rodada</text:span></text:span></text:p>
      <text:p text:style-name="P2"><text:span text:style-name="Default_20_Paragraph_20_Font"><text:span text:style-name="T9">-Media da Vazao(3)= <text:s text:c="3"/>61.403436 | IC +- <text:s text:c="4"/>0.000000 | <text:s text:c="3"/>61.403436 na rodada</text:span></text:span></text:p>
      <text:p text:style-name="P2"><text:span text:style-name="Default_20_Paragraph_20_Font"><text:span text:style-name="T9">-Media do TAp(4) <text:s/>= <text:s/>8996.631295 | IC +- <text:s text:c="4"/>0.000000 | <text:s/>8996.631295 na rodada</text:span></text:span></text:p>
      <text:p text:style-name="P2"><text:span text:style-name="Default_20_Paragraph_20_Font"><text:span text:style-name="T9">-Media do TAm(4) <text:s/>= <text:s/>8996.631295 | IC +- <text:s text:c="4"/>0.000000 | <text:s/>8996.631295 na rodada</text:span></text:span></text:p>
      <text:p text:style-name="P2"><text:span text:style-name="Default_20_Paragraph_20_Font"><text:span text:style-name="T9">-Media do Ncm(4) <text:s/>= <text:s text:c="4"/>2.057359 | IC +- <text:s text:c="4"/>0.000000 | <text:s text:c="4"/>2.057359 na rodada</text:span></text:span></text:p>
      <text:p text:style-name="P2"><text:span text:style-name="Default_20_Paragraph_20_Font"><text:span text:style-name="T9">-Media da Vazao(4)= <text:s text:c="3"/>62.389973 | IC +- <text:s text:c="4"/>0.000000 | <text:s text:c="3"/>62.389973 na rodada</text:span></text:span></text:p>
      <text:p text:style-name="P2"><text:span text:style-name="Default_20_Paragraph_20_Font"><text:span text:style-name="T9">Rodada 2</text:span></text:span></text:p>
      <text:p text:style-name="P2"><text:span text:style-name="Default_20_Paragraph_20_Font"><text:span text:style-name="T9">-Tempo real: 14.05 segundos nesta rodada, 95.24 no total</text:span></text:span></text:p>
      <text:p text:style-name="P2"><text:span text:style-name="Default_20_Paragraph_20_Font"><text:span text:style-name="T9">-Tempo simulado: 29220553.00 microseg nesta rodada, 204968197.60 total</text:span></text:span></text:p>
      <text:p text:style-name="P2"><text:span text:style-name="Default_20_Paragraph_20_Font"><text:span text:style-name="T9">-Media uso Ether <text:s/>= <text:s text:c="4"/>0.618681 | IC +- <text:s text:c="4"/>0.005880 | <text:s text:c="4"/>0.618218 na rodada</text:span></text:span></text:p>
      <text:p text:style-name="P2"><text:span text:style-name="Default_20_Paragraph_20_Font"><text:span text:style-name="T9">-Media do TAp(1) <text:s/>= <text:s text:c="2"/>554.784269 | IC +- <text:s text:c="3"/>16.714613 | <text:s text:c="2"/>553.468800 na rodada</text:span></text:span></text:p>
      <text:p text:style-name="P2"><text:span text:style-name="Default_20_Paragraph_20_Font"><text:span text:style-name="T9">-Media do TAm(1) <text:s/>= 53768.978550 | IC +- <text:s text:c="2"/>627.825511 | 53719.567611 na rodada</text:span></text:span></text:p>
      <text:p text:style-name="P2"><text:span text:style-name="Default_20_Paragraph_20_Font"><text:span text:style-name="T9">-Media do Ncm(1) <text:s/>= <text:s text:c="4"/>0.550029 | IC +- <text:s text:c="4"/>0.133155 | <text:s text:c="4"/>0.560508 na rodada</text:span></text:span></text:p>
      <text:p text:style-name="P2"><text:span text:style-name="Default_20_Paragraph_20_Font"><text:span text:style-name="T9">-Media da Vazao(1)= <text:s text:c="2"/>498.275080 | IC +- <text:s text:c="4"/>3.098920 | <text:s text:c="2"/>498.518971 na rodada</text:span></text:span></text:p>
      <text:p text:style-name="P2"><text:span text:style-name="Default_20_Paragraph_20_Font"><text:span text:style-name="T9">-Media do TAp(2) <text:s/>= <text:s/>8580.872063 | IC +- <text:s/>3827.775233 | <text:s/>8882.124507 na rodada</text:span></text:span></text:p>
      <text:p text:style-name="P2"><text:span text:style-name="Default_20_Paragraph_20_Font"><text:span text:style-name="T9">-Media do TAm(2) <text:s/>= <text:s/>8580.872063 | IC +- <text:s/>3827.775233 | <text:s/>8882.124507 na rodada</text:span></text:span></text:p>
      <text:p text:style-name="P2"><text:span text:style-name="Default_20_Paragraph_20_Font"><text:span text:style-name="T9">-Media do Ncm(2) <text:s/>= <text:s text:c="4"/>2.065840 | IC +- <text:s text:c="4"/>0.335561 | <text:s text:c="4"/>2.039430 na rodada</text:span></text:span></text:p>
      <text:p text:style-name="P2"><text:span text:style-name="Default_20_Paragraph_20_Font"><text:span text:style-name="T9">-Media da Vazao(2)= <text:s text:c="3"/>61.996347 | IC +- <text:s text:c="4"/>0.246785 | <text:s text:c="3"/>61.976924 na rodada</text:span></text:span></text:p>
      <text:p text:style-name="P2"><text:span text:style-name="Default_20_Paragraph_20_Font"><text:span text:style-name="T9">-Media do TAp(3) <text:s/>= <text:s/>8603.925307 | IC +- <text:s/>3469.859382 | <text:s/>8330.841451 na rodada</text:span></text:span></text:p>
      <text:p text:style-name="P2"><text:span text:style-name="Default_20_Paragraph_20_Font"><text:span text:style-name="T9">-Media do TAm(3) <text:s/>= <text:s/>8603.925307 | IC +- <text:s/>3469.859382 | <text:s/>8330.841451 na rodada</text:span></text:span></text:p>
      <text:p text:style-name="P2"><text:span text:style-name="Default_20_Paragraph_20_Font"><text:span text:style-name="T9">-Media do Ncm(3) <text:s/>= <text:s text:c="4"/>2.125074 | IC +- <text:s text:c="4"/>0.391439 | <text:s text:c="4"/>2.155881 na rodada</text:span></text:span></text:p>
      <text:p text:style-name="P2"><text:span text:style-name="Default_20_Paragraph_20_Font"><text:span text:style-name="T9">-Media da Vazao(3)= <text:s text:c="3"/>60.954396 | IC +- <text:s text:c="4"/>5.705584 | <text:s text:c="3"/>60.505357 na rodada</text:span></text:span></text:p>
      <text:p text:style-name="P2"><text:span text:style-name="Default_20_Paragraph_20_Font"><text:span text:style-name="T9">-Media do TAp(4) <text:s/>= <text:s/>8982.435546 | IC +- <text:s text:c="2"/>180.374083 | <text:s/>8968.239798 na rodada</text:span></text:span></text:p>
      <text:p text:style-name="P2"><text:span text:style-name="Default_20_Paragraph_20_Font"><text:span text:style-name="T9">-Media do TAm(4) <text:s/>= <text:s/>8982.435546 | IC +- <text:s text:c="2"/>180.374083 | <text:s/>8968.239798 na rodada</text:span></text:span></text:p>
      <text:p text:style-name="P2"><text:span text:style-name="Default_20_Paragraph_20_Font"><text:span text:style-name="T9">-Media do Ncm(4) <text:s/>= <text:s text:c="4"/>2.070093 | IC +- <text:s text:c="4"/>0.161800 | <text:s text:c="4"/>2.082827 na rodada</text:span></text:span></text:p>
      <text:p text:style-name="P2"><text:span text:style-name="Default_20_Paragraph_20_Font"><text:span text:style-name="T9">-Media da Vazao(4)= <text:s text:c="3"/>61.961002 | IC +- <text:s text:c="4"/>5.450586 | <text:s text:c="3"/>61.532032 na rodada</text:span></text:span></text:p>
      <text:p text:style-name="P2"><text:span text:style-name="Default_20_Paragraph_20_Font"><text:span text:style-name="T9">Rodada 3</text:span></text:span></text:p>
      <text:p text:style-name="P2"><text:span text:style-name="Default_20_Paragraph_20_Font"><text:span text:style-name="T9">-Tempo real: 14.23 segundos nesta rodada, 109.48 no total</text:span></text:span></text:p>
      <text:p text:style-name="P2"><text:span text:style-name="Default_20_Paragraph_20_Font"><text:span text:style-name="T9">-Tempo simulado: 28913874.30 microseg nesta rodada, 233882071.90 total</text:span></text:span></text:p>
      <text:p text:style-name="P2"><text:span text:style-name="Default_20_Paragraph_20_Font"><text:span text:style-name="T9">-Media uso Ether <text:s/>= <text:s text:c="4"/>0.619299 | IC +- <text:s text:c="4"/>0.002900 | <text:s text:c="4"/>0.620537 na rodada</text:span></text:span></text:p>
      <text:p text:style-name="P2"><text:span text:style-name="Default_20_Paragraph_20_Font"><text:span text:style-name="T9">-Media do TAp(1) <text:s/>= <text:s text:c="2"/>557.395309 | IC +- <text:s text:c="3"/>11.700013 | <text:s text:c="2"/>562.617390 na rodada</text:span></text:span></text:p>
      <text:p text:style-name="P2"><text:span text:style-name="Default_20_Paragraph_20_Font"><text:span text:style-name="T9">-Media do TAm(1) <text:s/>= 53862.627595 | IC +- <text:s text:c="2"/>421.219754 | 54049.925686 na rodada</text:span></text:span></text:p>
      <text:p text:style-name="P2"><text:span text:style-name="Default_20_Paragraph_20_Font"><text:span text:style-name="T9">-Media do Ncm(1) <text:s/>= <text:s text:c="4"/>0.557470 | IC +- <text:s text:c="4"/>0.041266 | <text:s text:c="4"/>0.572354 na rodada</text:span></text:span></text:p>
      <text:p text:style-name="P2"><text:span text:style-name="Default_20_Paragraph_20_Font"><text:span text:style-name="T9">-Media da Vazao(1)= <text:s text:c="2"/>497.997670 | IC +- <text:s text:c="4"/>1.338561 | <text:s text:c="2"/>497.442849 na rodada</text:span></text:span></text:p>
      <text:p text:style-name="P2"><text:span text:style-name="Default_20_Paragraph_20_Font"><text:span text:style-name="T9">-Media do TAp(2) <text:s/>= <text:s/>8530.833184 | IC +- <text:s text:c="2"/>778.707650 | <text:s/>8430.755427 na rodada</text:span></text:span></text:p>
      <text:p text:style-name="P2"><text:span text:style-name="Default_20_Paragraph_20_Font"><text:span text:style-name="T9">-Media do TAm(2) <text:s/>= <text:s/>8530.833184 | IC +- <text:s text:c="2"/>778.707650 | <text:s/>8430.755427 na rodada</text:span></text:span></text:p>
      <text:p text:style-name="P2"><text:span text:style-name="Default_20_Paragraph_20_Font"><text:span text:style-name="T9">-Media do Ncm(2) <text:s/>= <text:s text:c="4"/>2.063177 | IC +- <text:s text:c="4"/>0.066597 | <text:s text:c="4"/>2.057851 na rodada</text:span></text:span></text:p>
      <text:p text:style-name="P2"><text:span text:style-name="Default_20_Paragraph_20_Font"><text:span text:style-name="T9">-Media da Vazao(2)= <text:s text:c="3"/>62.162881 | IC +- <text:s text:c="4"/>0.718160 | <text:s text:c="3"/>62.495949 na rodada</text:span></text:span></text:p>
      <text:p text:style-name="P2"><text:span text:style-name="Default_20_Paragraph_20_Font"><text:span text:style-name="T9">-Media do TAp(3) <text:s/>= <text:s/>8655.236357 | IC +- <text:s text:c="2"/>713.398610 | <text:s/>8757.858456 na rodada</text:span></text:span></text:p>
      <text:p text:style-name="P2"><text:span text:style-name="Default_20_Paragraph_20_Font"><text:span text:style-name="T9">-Media do TAm(3) <text:s/>= <text:s/>8655.236357 | IC +- <text:s text:c="2"/>713.398610 | <text:s/>8757.858456 na rodada</text:span></text:span></text:p>
      <text:p text:style-name="P2"><text:span text:style-name="Default_20_Paragraph_20_Font"><text:span text:style-name="T9">-Media do Ncm(3) <text:s/>= <text:s text:c="4"/>2.139499 | IC +- <text:s text:c="4"/>0.098535 | <text:s text:c="4"/>2.168350 na rodada</text:span></text:span></text:p>
      <text:p text:style-name="P2"><text:span text:style-name="Default_20_Paragraph_20_Font"><text:span text:style-name="T9">-Media da Vazao(3)= <text:s text:c="3"/>61.110864 | IC +- <text:s text:c="4"/>1.302888 | <text:s text:c="3"/>61.423799 na rodada</text:span></text:span></text:p>
      <text:p text:style-name="P2"><text:span text:style-name="Default_20_Paragraph_20_Font"><text:span text:style-name="T9">-Media do TAp(4) <text:s/>= <text:s/>8700.912487 | IC +- <text:s/>1211.809169 | <text:s/>8137.866370 na rodada</text:span></text:span></text:p>
      <text:p text:style-name="P2"><text:span text:style-name="Default_20_Paragraph_20_Font"><text:span text:style-name="T9">-Media do TAm(4) <text:s/>= <text:s/>8700.912487 | IC +- <text:s/>1211.809169 | <text:s/>8137.866370 na rodada</text:span></text:span></text:p>
      <text:p text:style-name="P2"><text:span text:style-name="Default_20_Paragraph_20_Font"><text:span text:style-name="T9">-Media do Ncm(4) <text:s/>= <text:s text:c="4"/>2.101593 | IC +- <text:s text:c="4"/>0.139175 | <text:s text:c="4"/>2.164593 na rodada</text:span></text:span></text:p>
      <text:p text:style-name="P2"><text:span text:style-name="Default_20_Paragraph_20_Font"><text:span text:style-name="T9">-Media da Vazao(4)= <text:s text:c="3"/>61.655121 | IC +- <text:s text:c="4"/>1.693420 | <text:s text:c="3"/>61.043359 na rodada</text:span></text:span></text:p>
      <text:p text:style-name="P2"><text:span text:style-name="Default_20_Paragraph_20_Font"><text:span text:style-name="T9">Rodada 4</text:span></text:span></text:p>
      <text:p text:style-name="P2"><text:span text:style-name="Default_20_Paragraph_20_Font"><text:span text:style-name="T9">-Tempo real: 14.68 segundos nesta rodada, 124.18 no total</text:span></text:span></text:p>
      <text:p text:style-name="P2"><text:span text:style-name="Default_20_Paragraph_20_Font"><text:span text:style-name="T9">-Tempo simulado: 28866162.10 microseg nesta rodada, 262748234.00 total</text:span></text:span></text:p>
      <text:p text:style-name="P2"><text:span text:style-name="Default_20_Paragraph_20_Font"><text:span text:style-name="T9">-Media uso Ether <text:s/>= <text:s text:c="4"/>0.620231 | IC +- <text:s text:c="4"/>0.003331 | <text:s text:c="4"/>0.623027 na rodada</text:span></text:span></text:p>
      <text:p text:style-name="P2"><text:span text:style-name="Default_20_Paragraph_20_Font"><text:span text:style-name="T9">-Media do TAp(1) <text:s/>= <text:s text:c="2"/>557.067661 | IC +- <text:s text:c="4"/>6.207426 | <text:s text:c="2"/>556.084715 na rodada</text:span></text:span></text:p>
      <text:p text:style-name="P2"><text:span text:style-name="Default_20_Paragraph_20_Font"><text:span text:style-name="T9">-Media do TAm(1) <text:s/>= 53859.459110 | IC +- <text:s text:c="2"/>220.532690 | 53849.953655 na rodada</text:span></text:span></text:p>
      <text:p text:style-name="P2"><text:span text:style-name="Default_20_Paragraph_20_Font"><text:span text:style-name="T9">-Media do Ncm(1) <text:s/>= <text:s text:c="4"/>0.556473 | IC +- <text:s text:c="4"/>0.021815 | <text:s text:c="4"/>0.553482 na rodada</text:span></text:span></text:p>
      <text:p text:style-name="P2"><text:span text:style-name="Default_20_Paragraph_20_Font"><text:span text:style-name="T9">-Media da Vazao(1)= <text:s text:c="2"/>498.116481 | IC +- <text:s text:c="4"/>0.795664 | <text:s text:c="2"/>498.472916 na rodada</text:span></text:span></text:p>
      <text:p text:style-name="P2"><text:span text:style-name="Default_20_Paragraph_20_Font"><text:span text:style-name="T9">-Media do TAp(2) <text:s/>= <text:s/>8416.201666 | IC +- <text:s text:c="2"/>546.768315 | <text:s/>8072.307111 na rodada</text:span></text:span></text:p>
      <text:p text:style-name="P2"><text:soft-page-break/><text:span text:style-name="Default_20_Paragraph_20_Font"><text:span text:style-name="T9">-Media do TAm(2) <text:s/>= <text:s/>8416.201666 | IC +- <text:s text:c="2"/>546.768315 | <text:s/>8072.307111 na rodada</text:span></text:span></text:p>
      <text:p text:style-name="P2"><text:span text:style-name="Default_20_Paragraph_20_Font"><text:span text:style-name="T9">-Media do Ncm(2) <text:s/>= <text:s text:c="4"/>2.080859 | IC +- <text:s text:c="4"/>0.066179 | <text:s text:c="4"/>2.133905 na rodada</text:span></text:span></text:p>
      <text:p text:style-name="P2"><text:span text:style-name="Default_20_Paragraph_20_Font"><text:span text:style-name="T9">-Media da Vazao(2)= <text:s text:c="3"/>62.730987 | IC +- <text:s text:c="4"/>1.846572 | <text:s text:c="3"/>64.435306 na rodada</text:span></text:span></text:p>
      <text:p text:style-name="P2"><text:span text:style-name="Default_20_Paragraph_20_Font"><text:span text:style-name="T9">-Media do TAp(3) <text:s/>= <text:s/>8778.968040 | IC +- <text:s text:c="2"/>542.465439 | <text:s/>9150.163091 na rodada</text:span></text:span></text:p>
      <text:p text:style-name="P2"><text:span text:style-name="Default_20_Paragraph_20_Font"><text:span text:style-name="T9">-Media do TAm(3) <text:s/>= <text:s/>8778.968040 | IC +- <text:s text:c="2"/>542.465439 | <text:s/>9150.163091 na rodada</text:span></text:span></text:p>
      <text:p text:style-name="P2"><text:span text:style-name="Default_20_Paragraph_20_Font"><text:span text:style-name="T9">-Media do Ncm(3) <text:s/>= <text:s text:c="4"/>2.112912 | IC +- <text:s text:c="4"/>0.099072 | <text:s text:c="4"/>2.033149 na rodada</text:span></text:span></text:p>
      <text:p text:style-name="P2"><text:span text:style-name="Default_20_Paragraph_20_Font"><text:span text:style-name="T9">-Media da Vazao(3)= <text:s text:c="3"/>61.405014 | IC +- <text:s text:c="4"/>1.157864 | <text:s text:c="3"/>62.287463 na rodada</text:span></text:span></text:p>
      <text:p text:style-name="P2"><text:span text:style-name="Default_20_Paragraph_20_Font"><text:span text:style-name="T9">-Media do TAp(4) <text:s/>= <text:s/>8648.083657 | IC +- <text:s text:c="2"/>655.708199 | <text:s/>8489.597164 na rodada</text:span></text:span></text:p>
      <text:p text:style-name="P2"><text:span text:style-name="Default_20_Paragraph_20_Font"><text:span text:style-name="T9">-Media do TAm(4) <text:s/>= <text:s/>8648.083657 | IC +- <text:s text:c="2"/>655.708199 | <text:s/>8489.597164 na rodada</text:span></text:span></text:p>
      <text:p text:style-name="P2"><text:span text:style-name="Default_20_Paragraph_20_Font"><text:span text:style-name="T9">-Media do Ncm(4) <text:s/>= <text:s text:c="4"/>2.122181 | IC +- <text:s text:c="4"/>0.097936 | <text:s text:c="4"/>2.183946 na rodada</text:span></text:span></text:p>
      <text:p text:style-name="P2"><text:span text:style-name="Default_20_Paragraph_20_Font"><text:span text:style-name="T9">-Media da Vazao(4)= <text:s text:c="3"/>61.700618 | IC +- <text:s text:c="4"/>0.897432 | <text:s text:c="3"/>61.837109 na rodada</text:span></text:span></text:p>
      <text:p text:style-name="P2"><text:span text:style-name="Default_20_Paragraph_20_Font"><text:span text:style-name="T9">Rodada 5</text:span></text:span></text:p>
      <text:p text:style-name="P2"><text:span text:style-name="Default_20_Paragraph_20_Font"><text:span text:style-name="T9">-Tempo real: 14.41 segundos nesta rodada, 138.60 no total</text:span></text:span></text:p>
      <text:p text:style-name="P2"><text:span text:style-name="Default_20_Paragraph_20_Font"><text:span text:style-name="T9">-Tempo simulado: 29000929.40 microseg nesta rodada, 291749163.40 total</text:span></text:span></text:p>
      <text:p text:style-name="P2"><text:span text:style-name="Default_20_Paragraph_20_Font"><text:span text:style-name="T9">-Media uso Ether <text:s/>= <text:s text:c="4"/>0.620386 | IC +- <text:s text:c="4"/>0.002292 | <text:s text:c="4"/>0.621004 na rodada</text:span></text:span></text:p>
      <text:p text:style-name="P2"><text:span text:style-name="Default_20_Paragraph_20_Font"><text:span text:style-name="T9">-Media do TAp(1) <text:s/>= <text:s text:c="2"/>556.421129 | IC +- <text:s text:c="4"/>4.562774 | <text:s text:c="2"/>553.835003 na rodada</text:span></text:span></text:p>
      <text:p text:style-name="P2"><text:span text:style-name="Default_20_Paragraph_20_Font"><text:span text:style-name="T9">-Media do TAm(1) <text:s/>= 53821.357322 | IC +- <text:s text:c="2"/>182.760055 | 53668.950172 na rodada</text:span></text:span></text:p>
      <text:p text:style-name="P2"><text:span text:style-name="Default_20_Paragraph_20_Font"><text:span text:style-name="T9">-Media do Ncm(1) <text:s/>= <text:s text:c="4"/>0.555206 | IC +- <text:s text:c="4"/>0.015156 | <text:s text:c="4"/>0.550139 na rodada</text:span></text:span></text:p>
      <text:p text:style-name="P2"><text:span text:style-name="Default_20_Paragraph_20_Font"><text:span text:style-name="T9">-Media da Vazao(1)= <text:s text:c="2"/>498.041719 | IC +- <text:s text:c="4"/>0.576367 | <text:s text:c="2"/>497.742669 na rodada</text:span></text:span></text:p>
      <text:p text:style-name="P2"><text:span text:style-name="Default_20_Paragraph_20_Font"><text:span text:style-name="T9">-Media do TAp(2) <text:s/>= <text:s/>8369.393719 | IC +- <text:s text:c="2"/>391.682364 | <text:s/>8182.161932 na rodada</text:span></text:span></text:p>
      <text:p text:style-name="P2"><text:span text:style-name="Default_20_Paragraph_20_Font"><text:span text:style-name="T9">-Media do TAm(2) <text:s/>= <text:s/>8369.393719 | IC +- <text:s text:c="2"/>391.682364 | <text:s/>8182.161932 na rodada</text:span></text:span></text:p>
      <text:p text:style-name="P2"><text:span text:style-name="Default_20_Paragraph_20_Font"><text:span text:style-name="T9">-Media do Ncm(2) <text:s/>= <text:s text:c="4"/>2.093892 | IC +- <text:s text:c="4"/>0.057529 | <text:s text:c="4"/>2.146025 na rodada</text:span></text:span></text:p>
      <text:p text:style-name="P2"><text:span text:style-name="Default_20_Paragraph_20_Font"><text:span text:style-name="T9">-Media da Vazao(2)= <text:s text:c="3"/>62.867142 | IC +- <text:s text:c="4"/>1.303874 | <text:s text:c="3"/>63.411761 na rodada</text:span></text:span></text:p>
      <text:p text:style-name="P2"><text:span text:style-name="Default_20_Paragraph_20_Font"><text:span text:style-name="T9">-Media do TAp(3) <text:s/>= <text:s/>8891.409639 | IC +- <text:s text:c="2"/>481.504404 | <text:s/>9341.176032 na rodada</text:span></text:span></text:p>
      <text:p text:style-name="P2"><text:span text:style-name="Default_20_Paragraph_20_Font"><text:span text:style-name="T9">-Media do TAm(3) <text:s/>= <text:s/>8891.409639 | IC +- <text:s text:c="2"/>481.504404 | <text:s/>9341.176032 na rodada</text:span></text:span></text:p>
      <text:p text:style-name="P2"><text:span text:style-name="Default_20_Paragraph_20_Font"><text:span text:style-name="T9">-Media do Ncm(3) <text:s/>= <text:s text:c="4"/>2.108070 | IC +- <text:s text:c="4"/>0.068286 | <text:s text:c="4"/>2.088705 na rodada</text:span></text:span></text:p>
      <text:p text:style-name="P2"><text:span text:style-name="Default_20_Paragraph_20_Font"><text:span text:style-name="T9">-Media da Vazao(3)= <text:s text:c="3"/>61.544303 | IC +- <text:s text:c="4"/>0.872811 | <text:s text:c="3"/>62.101458 na rodada</text:span></text:span></text:p>
      <text:p text:style-name="P2"><text:span text:style-name="Default_20_Paragraph_20_Font"><text:span text:style-name="T9">-Media do TAp(4) <text:s/>= <text:s/>8720.916658 | IC +- <text:s text:c="2"/>487.073459 | <text:s/>9012.248662 na rodada</text:span></text:span></text:p>
      <text:p text:style-name="P2"><text:span text:style-name="Default_20_Paragraph_20_Font"><text:span text:style-name="T9">-Media do TAm(4) <text:s/>= <text:s/>8720.916658 | IC +- <text:s text:c="2"/>487.073459 | <text:s/>9012.248662 na rodada</text:span></text:span></text:p>
      <text:p text:style-name="P2"><text:span text:style-name="Default_20_Paragraph_20_Font"><text:span text:style-name="T9">-Media do Ncm(4) <text:s/>= <text:s text:c="4"/>2.120627 | IC +- <text:s text:c="4"/>0.066323 | <text:s text:c="4"/>2.114411 na rodada</text:span></text:span></text:p>
      <text:p text:style-name="P2"><text:span text:style-name="Default_20_Paragraph_20_Font"><text:span text:style-name="T9">-Media da Vazao(4)= <text:s text:c="3"/>61.822164 | IC +- <text:s text:c="4"/>0.694033 | <text:s text:c="3"/>62.308348 na rodada</text:span></text:span></text:p>
      <text:p text:style-name="P2"><text:span text:style-name="Default_20_Paragraph_20_Font"><text:span text:style-name="T9">Rodada 6</text:span></text:span></text:p>
      <text:p text:style-name="P2"><text:span text:style-name="Default_20_Paragraph_20_Font"><text:span text:style-name="T9">-Tempo real: 14.61 segundos nesta rodada, 153.22 no total</text:span></text:span></text:p>
      <text:p text:style-name="P2"><text:span text:style-name="Default_20_Paragraph_20_Font"><text:span text:style-name="T9">-Tempo simulado: 29099523.20 microseg nesta rodada, 320848686.60 total</text:span></text:span></text:p>
      <text:p text:style-name="P2"><text:span text:style-name="Default_20_Paragraph_20_Font"><text:span text:style-name="T9">-Media uso Ether <text:s/>= <text:s text:c="4"/>0.620584 | IC +- <text:s text:c="4"/>0.001806 | <text:s text:c="4"/>0.621574 na rodada</text:span></text:span></text:p>
      <text:p text:style-name="P2"><text:span text:style-name="Default_20_Paragraph_20_Font"><text:span text:style-name="T9">-Media do TAp(1) <text:s/>= <text:s text:c="2"/>560.968882 | IC +- <text:s text:c="3"/>12.188607 | <text:s text:c="2"/>583.707645 na rodada</text:span></text:span></text:p>
      <text:p text:style-name="P2"><text:span text:style-name="Default_20_Paragraph_20_Font"><text:span text:style-name="T9">-Media do TAm(1) <text:s/>= 53988.268798 | IC +- <text:s text:c="2"/>450.754869 | 54822.826176 na rodada</text:span></text:span></text:p>
      <text:p text:style-name="P2"><text:span text:style-name="Default_20_Paragraph_20_Font"><text:span text:style-name="T9">-Media do Ncm(1) <text:s/>= <text:s text:c="4"/>0.552773 | IC +- <text:s text:c="4"/>0.013053 | <text:s text:c="4"/>0.540608 na rodada</text:span></text:span></text:p>
      <text:p text:style-name="P2"><text:span text:style-name="Default_20_Paragraph_20_Font"><text:span text:style-name="T9">-Media da Vazao(1)= <text:s text:c="2"/>498.020089 | IC +- <text:s text:c="4"/>0.439242 | <text:s text:c="2"/>497.911938 na rodada</text:span></text:span></text:p>
      <text:p text:style-name="P2"><text:span text:style-name="Default_20_Paragraph_20_Font"><text:span text:style-name="T9">-Media do TAp(2) <text:s/>= <text:s/>8409.478800 | IC +- <text:s text:c="2"/>313.511978 | <text:s/>8609.904202 na rodada</text:span></text:span></text:p>
      <text:p text:style-name="P2"><text:span text:style-name="Default_20_Paragraph_20_Font"><text:span text:style-name="T9">-Media do TAm(2) <text:s/>= <text:s/>8409.478800 | IC +- <text:s text:c="2"/>313.511978 | <text:s/>8609.904202 na rodada</text:span></text:span></text:p>
      <text:p text:style-name="P2"><text:span text:style-name="Default_20_Paragraph_20_Font"><text:span text:style-name="T9">-Media do Ncm(2) <text:s/>= <text:s text:c="4"/>2.091908 | IC +- <text:s text:c="4"/>0.043787 | <text:s text:c="4"/>2.081985 na rodada</text:span></text:span></text:p>
      <text:p text:style-name="P2"><text:span text:style-name="Default_20_Paragraph_20_Font"><text:span text:style-name="T9">-Media da Vazao(2)= <text:s text:c="3"/>62.962196 | IC +- <text:s text:c="4"/>1.015506 | <text:s text:c="3"/>63.437466 na rodada</text:span></text:span></text:p>
      <text:p text:style-name="P2"><text:span text:style-name="Default_20_Paragraph_20_Font"><text:span text:style-name="T9">-Media do TAp(3) <text:s/>= <text:s/>8901.698090 | IC +- <text:s text:c="2"/>364.955849 | <text:s/>8953.140350 na rodada</text:span></text:span></text:p>
      <text:p text:style-name="P2"><text:span text:style-name="Default_20_Paragraph_20_Font"><text:span text:style-name="T9">-Media do TAm(3) <text:s/>= <text:s/>8901.698090 | IC +- <text:s text:c="2"/>364.955849 | <text:s/>8953.140350 na rodada</text:span></text:span></text:p>
      <text:p text:style-name="P2"><text:span text:style-name="Default_20_Paragraph_20_Font"><text:span text:style-name="T9">-Media do Ncm(3) <text:s/>= <text:s text:c="4"/>2.114664 | IC +- <text:s text:c="4"/>0.054333 | <text:s text:c="4"/>2.147629 na rodada</text:span></text:span></text:p>
      <text:p text:style-name="P2"><text:span text:style-name="Default_20_Paragraph_20_Font"><text:span text:style-name="T9">-Media da Vazao(3)= <text:s text:c="3"/>61.859830 | IC +- <text:s text:c="4"/>1.045567 | <text:s text:c="3"/>63.437466 na rodada</text:span></text:span></text:p>
      <text:p text:style-name="P2"><text:span text:style-name="Default_20_Paragraph_20_Font"><text:span text:style-name="T9">-Media do TAp(4) <text:s/>= <text:s/>8677.256193 | IC +- <text:s text:c="2"/>384.931238 | <text:s/>8458.953869 na rodada</text:span></text:span></text:p>
      <text:p text:style-name="P2"><text:span text:style-name="Default_20_Paragraph_20_Font"><text:span text:style-name="T9">-Media do TAm(4) <text:s/>= <text:s/>8677.256193 | IC +- <text:s text:c="2"/>384.931238 | <text:s/>8458.953869 na rodada</text:span></text:span></text:p>
      <text:p text:style-name="P2"><text:span text:style-name="Default_20_Paragraph_20_Font"><text:span text:style-name="T9">-Media do Ncm(4) <text:s/>= <text:s text:c="4"/>2.111287 | IC +- <text:s text:c="4"/>0.055590 | <text:s text:c="4"/>2.064587 na rodada<text:line-break/>-Media da Vazao(4)= <text:s text:c="3"/>61.925284 | IC +- <text:s text:c="4"/>0.587821 | <text:s text:c="3"/>62.440886 na rodada</text:span></text:span></text:p>
      <text:p text:style-name="Text_20_body"/>
      <text:p text:style-name="P8"><draw:frame draw:style-name="fr2" draw:name="graphics4" text:anchor-type="paragraph" svg:width="15.005cm" svg:height="20.26cm" draw:z-index="2"><draw:image xlink:href="Pictures/2000000200000216000002D13C0F72F2.eps" xlink:type="simple" xlink:show="embed" xlink:actuate="onLoad"/></draw:frame></text:p>
      <text:p text:style-name="P8"/>
      <text:h text:style-name="Heading_20_2" text:outline-level="2">Comentários</text:h>
      <text:p text:style-name="Text_20_body"/>
      <text:p text:style-name="Text_20_body"><text:span text:style-name="Default_20_Paragraph_20_Font"><text:span text:style-name="T3">Pode-se perceber claramente, comparando os resultados do cenário 1 com o cenário 2, a desvantagem causada pelas chegadas sincronizadas de mensagens. O TAp e TAm no cenário 1 são razoavelmente maiores que no cenário 2, devido às colisões inevitáveis no começo da transmissão de cada mensagem, que atrasam o envio do primeiro quadro de cada mensagem e também da mensagem inteira. O NCm também foi afetado devido ao maior número de colisões.</text:span></text:span></text:p>
      <text:p text:style-name="Text_20_body"><text:span text:style-name="Default_20_Paragraph_20_Font"><text:span text:style-name="T3">A vazão por sua vez deve se manter aproximadamente constante e independente do funcionamento do sistema, a menos de alguns quadros eventualmente perdidos, desde que o sistema seja estável. Se a vazão nominal for muito maior do que a vazão medida na simulação, significa que o sistema não consegue processar as chegadas tão rápido quanto elas acontecem, causando instabilidade no sistema e estouro das filas de espera. Neste caso, a vazão nominal é de 4Mbps, ou seja, 4 000 000/8 000 = 500 quadros por segundo, que é pouco maior que a medida, donde pode-se concluir que o sistema é razoavelmente estável.</text:span></text:span></text:p>
      <text:p text:style-name="Text_20_body"><text:span text:style-name="Default_20_Paragraph_20_Font"><text:span text:style-name="T3">Por último, o valor esperado para a utilização ethernet é algo pouco superior a 0,8, já que existem duas estações transmitindo a 4Mbps, num total de 8Mbps, que corresponde a 0.8 de utilização em uma rede de 10Mbps. É esperado que este valor seja um pouco maior devido aos </text:span></text:span><text:span text:style-name="Default_20_Paragraph_20_Font"><text:span text:style-name="T5">overheads </text:span></text:span><text:span text:style-name="Default_20_Paragraph_20_Font"><text:span text:style-name="T3">causados por eventuais colisões. Pode-se observar também que o </text:span></text:span><text:span text:style-name="Default_20_Paragraph_20_Font"><text:span text:style-name="T5">overhead</text:span></text:span><text:span text:style-name="Default_20_Paragraph_20_Font"><text:span text:style-name="T3"> é maior no cenário 1, novamente, devido às colisões forçadas pelo sincronismo de chegada.</text:span></text:span></text:p>
      <text:p text:style-name="Text_20_body"/>
      <text:p text:style-name="Text_20_body"><text:span text:style-name="Default_20_Paragraph_20_Font"><text:span text:style-name="T3">Um fenômeno similar ao evidenciado nos cenários 1 e 2 quanto aos tempos de acesso pode ser observado se compararmos os cenários 3 e 4. A chegada de mensagens sincronizadas nas estações 2, 3 e 4 faz aumentar o número médio de colisões (NCm) e aumentar notavelmente o TAp e TAm dessas máquinas. Observa-se, também, um ligeiro aumento na utilização do Ethernet devido ao </text:span></text:span><text:span text:style-name="Default_20_Paragraph_20_Font"><text:span text:style-name="T5">overhead</text:span></text:span><text:span text:style-name="Default_20_Paragraph_20_Font"><text:span text:style-name="T3"> causado pelas colisões. A vazão média, no entanto, não sofreu variação pelo motivo citado anteriormente.</text:span></text:span></text:p>
      <text:p text:style-name="Text_20_body"><text:span text:style-name="Default_20_Paragraph_20_Font"><text:span text:style-name="T3">Outro fenômeno notável nos cenários 3 e 4 é a diferença entre os valores de TAm e TAp da máquina 1 para as outras. No caso do TAm, o valor da máquina 1 é muito maior que os outros pois suas mensagens são muito maiores. Por outro lado, o TAp é menor porque a maioria dos quadros das mensagens da máquina 1 encontra o meio livre (já que estes são enviados com maior frequência do que os quadros das outras máquinas).</text:span></text:span></text:p>
      <text:p text:style-name="Text_20_body"/>
      <text:p text:style-name="Text_20_body"><text:span text:style-name="Default_20_Paragraph_20_Font"><text:span text:style-name="T3">Finalmente, é evidente que o overhead do Ethernet é bem maior nos cenários 3 e 4 (~0.8Mbps para quatro máquinas) comparado aos 1 e 2 (~0.2Mbps para duas máquinas). Isto é um fato (e desvantagem) conhecido do protocolo CSMA/CD: o overhead do protocolo aumenta exponencialmente com o número de estações. Por isso não se costuma utilizar uma rede muito grande apenas com hubs Ethernet, sua utilização sendo em geral trocada por um switch, que é mais “inteligente” pois trabalha uma camada acima na rede, repassando quadros seletivamente de acordo com o histórico de comunicações observado no ambiente.</text:span></text:span></text:p>
      <text:p text:style-name="P8"/>
      <text:h text:style-name="Heading_20_1" text:outline-level="1">Conclusões</text:h>
      <text:p text:style-name="Text_20_body"/>
      <text:p text:style-name="Text_20_body"><text:span text:style-name="Default_20_Paragraph_20_Font"><text:span text:style-name="T3">Antes do início da implementação, era necessário decidir qual linguagem seria utilizada na construção do simulador. Houve um breve debate se deveria ser escolhida uma linguagem com a qual os membros do grupo estivessem mais familiarizados (C/C++ ou Java) ou se deveria ser escolhida uma linguagem mais moderna (como Python) com mais facilidades. Dentre as facilidades, além das inerentes à linguagem (não precisa compilar, sintaxe mais simples, código mais claro, linguagem menos verbosa), também era possível contar com bibliotecas que auxiliassem no cálculo das variáveis aleatórias e na geração dos gráficos. Acabou-se por decidir por Python, pois, apesar de menos familiarizados, analisou-se que o esforço de se ambientar com a nova linguagem seria menor do que ter de fazer os cálculos e gerar os gráficos nas outras linguagens. Posteriormente, constatou-se que foi uma decisão bem tomada, já que poucas dificuldades foram encontradas durante toda a fase de implementação.</text:span></text:span></text:p>
      <text:p text:style-name="Text_20_body"/>
      <text:p text:style-name="Text_20_body"><text:span text:style-name="Default_20_Paragraph_20_Font"><text:span text:style-name="T3">Após a implementação, foram executados os cenários sugeridos pelo professor. <text:s/>Ao rodar as simulações, foi possível obter uma compreensão melhor do funcionamento de uma rede Ethernet. Analisar como o controle de colisão é feito, e as soluções para garantir o envio das mensagens foi bem surpreendente.</text:span></text:span></text:p>
      <text:p text:style-name="Text_20_body"/>
      <text:p text:style-name="Text_20_body"><text:span text:style-name="Default_20_Paragraph_20_Font"><text:span text:style-name="T3">Após realizar os testes de correção desligando o controle de colisões, conseguimos perceber que era suficiente para resolver o problema e garantir a troca de mensagens e, para redes pequenas, o </text:span></text:span><text:span text:style-name="Default_20_Paragraph_20_Font"><text:span text:style-name="T5">overhead</text:span></text:span><text:span text:style-name="Default_20_Paragraph_20_Font"><text:span text:style-name="T3"> era baixo o suficiente para não onerar demais a rede. No entanto, em simulações feitas com um grande número de máquinas, pode-se perceber que o </text:span></text:span><text:span text:style-name="Default_20_Paragraph_20_Font"><text:span text:style-name="T5">overhead </text:span></text:span><text:span text:style-name="Default_20_Paragraph_20_Font"><text:span text:style-name="T3">torna-se cada vez maior, fazendo com que o desempenho da rede caia e a taxa de utilização individual de cada máquina passa a ser baixo, mesmo que a utilização total da rede mantenha-se alta. Mas é importante entender que, por mais oneroso que seja, o controle de colisões é essencial para o funcionamento da rede. Sem ele, a rede provavelmente ficaria inundada de mensagens sobrepostas, gerando um ruído imenso e nenhuma garantia que as outras máquinas conseguiram receber o que foi trafegad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 New" svg:font-family="'Courier New'"/>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fo:font-size="12pt" fo:language="en" fo:country="US" style:font-size-asian="12pt" style:font-size-complex="12pt"/>
    </style:style>
    <style:style style:name="Normal_20_Table" style:display-name="Normal Table" style:family="paragraph"/>
    <style:style style:name="No_20_List" style:display-name="No List" style:family="paragraph"/>
    <style:style style:name="Style-1" style:family="paragraph" style:parent-style-name="Standard"/>
    <style:style style:name="Style-2" style:family="paragraph" style:parent-style-name="Standard"/>
    <style:style style:name="Style-3" style:family="paragraph" style:parent-style-name="Standard"/>
    <style:style style:name="Style-4" style:family="paragraph" style:parent-style-name="Standard"/>
    <style:style style:name="Style-5" style:family="paragraph" style:parent-style-name="Standard"/>
    <style:style style:name="Style-6" style:family="paragraph" style:parent-style-name="Standard"/>
    <style:style style:name="Style-7" style:family="paragraph" style:parent-style-name="Standard"/>
    <style:style style:name="Style-8" style:family="paragraph" style:parent-style-name="Standard"/>
    <style:style style:name="Style-9" style:family="paragraph" style:parent-style-name="Standard">
      <style:paragraph-properties fo:margin-left="0cm" fo:margin-right="0cm" fo:margin-top="0.423cm" fo:margin-bottom="0.212cm" fo:line-height="100%" fo:text-align="center" style:justify-single-word="false" fo:text-indent="0cm" style:auto-text-indent="false"/>
    </style:style>
    <style:style style:name="Style-10" style:family="paragraph" style:parent-style-name="Standard"/>
    <style:style style:name="Style-11" style:family="paragraph" style:parent-style-name="Standard"/>
    <style:style style:name="Style-12" style:family="paragraph" style:parent-style-name="Standard"/>
    <style:style style:name="Style-13" style:family="paragraph" style:parent-style-name="Standard"/>
    <style:style style:name="Style-14" style:family="paragraph" style:parent-style-name="Standard"/>
    <style:style style:name="Style-15" style:family="paragraph" style:parent-style-name="Standard"/>
    <style:style style:name="Style-16" style:family="paragraph" style:parent-style-name="Standard"/>
    <style:style style:name="Style-17" style:family="paragraph" style:parent-style-name="Standard"/>
    <style:style style:name="Style-18" style:family="paragraph" style:parent-style-name="Standard"/>
    <style:style style:name="Style-19" style:family="paragraph" style:parent-style-name="Standard"/>
    <style:style style:name="Style-20" style:family="paragraph" style:parent-style-name="Standard"/>
    <style:style style:name="Style-21" style:family="paragraph" style:parent-style-name="Standard"/>
    <style:style style:name="Style-22" style:family="paragraph" style:parent-style-name="Standard"/>
    <style:style style:name="Style-23" style:family="paragraph" style:parent-style-name="Standard"/>
    <style:style style:name="Style-24" style:family="paragraph" style:parent-style-name="Standard"/>
    <style:style style:name="Style-25" style:family="paragraph" style:parent-style-name="Standard"/>
    <style:style style:name="Style-26" style:family="paragraph" style:parent-style-name="Standard"/>
    <style:style style:name="Style-27" style:family="paragraph" style:parent-style-name="Standard"/>
    <style:style style:name="Style-28" style:family="paragraph" style:parent-style-name="Standard"/>
    <style:style style:name="Style-29" style:family="paragraph" style:parent-style-name="Standard"/>
    <style:style style:name="Style-30" style:family="paragraph" style:parent-style-name="Standard"/>
    <style:style style:name="Style-31" style:family="paragraph" style:parent-style-name="Standard"/>
    <style:style style:name="Style-32" style:family="paragraph" style:parent-style-name="Standard"/>
    <style:style style:name="Style-33" style:family="paragraph" style:parent-style-name="Standard"/>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76cm" fo:margin-right="0cm" fo:text-indent="0cm" style:auto-text-indent="false"/>
      <style:text-properties fo:font-size="14pt" fo:font-style="normal"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00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502cm" style:type="center"/>
          <style:tab-stop style:position="15.005cm" style:type="righ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489cm" fo:margin-bottom="2.489cm" fo:margin-left="2.997cm" fo:margin-right="2.99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
    <meta:initial-creator/>
    <meta:editing-cycles>16</meta:editing-cycles>
    <dc:date>2010-07-23T02:52:01</dc:date>
    <meta:editing-duration>PT00H58M42S</meta:editing-duration>
    <meta:document-statistic meta:table-count="0" meta:image-count="4" meta:object-count="0" meta:page-count="28" meta:paragraph-count="806" meta:word-count="10630" meta:character-count="66136"/>
  </office:meta>
</office:document-meta>
</file>